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1" svg:font-family="StarSymbol" style:font-charset="x-symbol"/>
    <style:font-face style:name="StarSymbol" svg:font-family="StarSymbol"/>
    <style:font-face style:name="arial" svg:font-family="arial, sans-serif"/>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Bitstream Vera Serif" svg:font-family="'Bitstream Vera Serif'" style:font-adornments="Roman"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Bitstream Vera Sans1" svg:font-family="'Bitstream Vera Sans'" style:font-adornments="Fed" style:font-family-generic="swiss" style:font-pitch="variable"/>
    <style:font-face style:name="Bitstream Vera Sans" svg:font-family="'Bitstream Vera Sans'" style:font-adornments="Roman" style:font-family-generic="swiss" style:font-pitch="variable"/>
  </office:font-face-decls>
  <office:automatic-styles>
    <style:style style:name="Table4" style:family="table">
      <style:table-properties style:width="17cm" table:align="margins"/>
    </style:style>
    <style:style style:name="Table4.A" style:family="table-column">
      <style:table-column-properties style:column-width="5.667cm" style:rel-column-width="21845*"/>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el3" style:family="table">
      <style:table-properties style:width="17.013cm" fo:margin-left="0cm" fo:margin-right="-0.012cm" table:align="margins"/>
    </style:style>
    <style:style style:name="Tabel3.A" style:family="table-column">
      <style:table-column-properties style:column-width="1.748cm" style:rel-column-width="6735*"/>
    </style:style>
    <style:style style:name="Tabel3.B" style:family="table-column">
      <style:table-column-properties style:column-width="4.5cm" style:rel-column-width="17331*"/>
    </style:style>
    <style:style style:name="Tabel3.C" style:family="table-column">
      <style:table-column-properties style:column-width="10.765cm" style:rel-column-width="41469*"/>
    </style:style>
    <style:style style:name="Tabel3.A1" style:family="table-cell">
      <style:table-cell-properties fo:padding="0.097cm" fo:border-left="0.05pt solid #000000" fo:border-right="none" fo:border-top="0.05pt solid #000000" fo:border-bottom="0.05pt solid #000000"/>
    </style:style>
    <style:style style:name="Tabel3.C1" style:family="table-cell">
      <style:table-cell-properties fo:padding="0.097cm" fo:border="0.05pt solid #000000"/>
    </style:style>
    <style:style style:name="Tabel3.A2" style:family="table-cell">
      <style:table-cell-properties fo:padding="0.097cm" fo:border-left="0.05pt solid #000000" fo:border-right="none" fo:border-top="none" fo:border-bottom="0.05pt solid #000000"/>
    </style:style>
    <style:style style:name="Tabel3.B2.1" style:family="table-column">
      <style:table-column-properties style:column-width="4.5cm" style:rel-column-width="17332*"/>
    </style:style>
    <style:style style:name="Tabel3.B2.2" style:family="table-column">
      <style:table-column-properties style:column-width="10.765cm" style:rel-column-width="41468*"/>
    </style:style>
    <style:style style:name="Tabel3.B2.2.1" style:family="table-cell">
      <style:table-cell-properties fo:padding="0.097cm" fo:border-left="0.05pt solid #000000" fo:border-right="0.05pt solid #000000" fo:border-top="none" fo:border-bottom="0.05pt solid #000000"/>
    </style:style>
    <style:style style:name="Tabel12" style:family="table">
      <style:table-properties style:width="17.013cm" fo:margin-left="0cm" fo:margin-right="-0.012cm" table:align="margins"/>
    </style:style>
    <style:style style:name="Tabel12.A" style:family="table-column">
      <style:table-column-properties style:column-width="3.625cm" style:rel-column-width="13963*"/>
    </style:style>
    <style:style style:name="Tabel12.B" style:family="table-column">
      <style:table-column-properties style:column-width="13.388cm" style:rel-column-width="51572*"/>
    </style:style>
    <style:style style:name="Tabel12.A1" style:family="table-cell">
      <style:table-cell-properties fo:padding="0.097cm" fo:border-left="0.05pt solid #000000" fo:border-right="none" fo:border-top="0.05pt solid #000000" fo:border-bottom="0.05pt solid #000000"/>
    </style:style>
    <style:style style:name="Tabel12.B1" style:family="table-cell">
      <style:table-cell-properties fo:padding="0.097cm" fo:border="0.05pt solid #000000"/>
    </style:style>
    <style:style style:name="Tabel12.A2" style:family="table-cell">
      <style:table-cell-properties fo:padding="0.097cm" fo:border-left="0.05pt solid #000000" fo:border-right="none" fo:border-top="none" fo:border-bottom="0.05pt solid #000000"/>
    </style:style>
    <style:style style:name="Tabel12.B2" style:family="table-cell">
      <style:table-cell-properties fo:padding="0.097cm" fo:border-left="0.05pt solid #000000" fo:border-right="0.05pt solid #000000" fo:border-top="none" fo:border-bottom="0.05pt solid #000000"/>
    </style:style>
    <style:style style:name="Tabel13" style:family="table">
      <style:table-properties style:width="17.013cm" fo:margin-left="0cm" fo:margin-right="-0.012cm" table:align="margins"/>
    </style:style>
    <style:style style:name="Tabel13.A" style:family="table-column">
      <style:table-column-properties style:column-width="6.509cm" style:rel-column-width="25072*"/>
    </style:style>
    <style:style style:name="Tabel13.B" style:family="table-column">
      <style:table-column-properties style:column-width="10.504cm" style:rel-column-width="40463*"/>
    </style:style>
    <style:style style:name="Tabel13.A1" style:family="table-cell">
      <style:table-cell-properties fo:padding="0.097cm" fo:border-left="0.05pt solid #000000" fo:border-right="none" fo:border-top="0.05pt solid #000000" fo:border-bottom="0.05pt solid #000000"/>
    </style:style>
    <style:style style:name="Tabel13.B1" style:family="table-cell">
      <style:table-cell-properties fo:padding="0.097cm" fo:border="0.05pt solid #000000"/>
    </style:style>
    <style:style style:name="Tabel13.A2" style:family="table-cell">
      <style:table-cell-properties fo:padding="0.097cm" fo:border-left="0.05pt solid #000000" fo:border-right="none" fo:border-top="none" fo:border-bottom="0.05pt solid #000000"/>
    </style:style>
    <style:style style:name="Tabel13.B2" style:family="table-cell">
      <style:table-cell-properties fo:padding="0.097cm" fo:border-left="0.05pt solid #000000" fo:border-right="0.05pt solid #000000" fo:border-top="none" fo:border-bottom="0.05pt solid #000000"/>
    </style:style>
    <style:style style:name="Tabel14" style:family="table">
      <style:table-properties style:width="17.013cm" fo:margin-left="0cm" fo:margin-right="-0.012cm" table:align="margins"/>
    </style:style>
    <style:style style:name="Tabel14.A" style:family="table-column">
      <style:table-column-properties style:column-width="5.927cm" style:rel-column-width="22830*"/>
    </style:style>
    <style:style style:name="Tabel14.B" style:family="table-column">
      <style:table-column-properties style:column-width="11.086cm" style:rel-column-width="42705*"/>
    </style:style>
    <style:style style:name="Tabel14.A1" style:family="table-cell">
      <style:table-cell-properties fo:padding="0.097cm" fo:border-left="0.05pt solid #000000" fo:border-right="none" fo:border-top="0.05pt solid #000000" fo:border-bottom="0.05pt solid #000000"/>
    </style:style>
    <style:style style:name="Tabel14.B1" style:family="table-cell">
      <style:table-cell-properties fo:padding="0.097cm" fo:border="0.05pt solid #000000"/>
    </style:style>
    <style:style style:name="Tabel14.A2" style:family="table-cell">
      <style:table-cell-properties fo:padding="0.097cm" fo:border-left="0.05pt solid #000000" fo:border-right="none" fo:border-top="none" fo:border-bottom="0.05pt solid #000000"/>
    </style:style>
    <style:style style:name="Tabel14.B2" style:family="table-cell">
      <style:table-cell-properties fo:padding="0.097cm" fo:border-left="0.05pt solid #000000" fo:border-right="0.05pt solid #000000" fo:border-top="none" fo:border-bottom="0.05pt solid #000000"/>
    </style:style>
    <style:style style:name="Tabel15" style:family="table">
      <style:table-properties style:width="17.013cm" fo:margin-left="0cm" fo:margin-right="-0.012cm" table:align="margins"/>
    </style:style>
    <style:style style:name="Tabel15.A" style:family="table-column">
      <style:table-column-properties style:column-width="2.328cm" style:rel-column-width="8969*"/>
    </style:style>
    <style:style style:name="Tabel15.B" style:family="table-column">
      <style:table-column-properties style:column-width="14.684cm" style:rel-column-width="56566*"/>
    </style:style>
    <style:style style:name="Tabel15.A1" style:family="table-cell">
      <style:table-cell-properties fo:padding="0.097cm" fo:border-left="0.05pt solid #000000" fo:border-right="none" fo:border-top="0.05pt solid #000000" fo:border-bottom="0.05pt solid #000000"/>
    </style:style>
    <style:style style:name="Tabel15.B1" style:family="table-cell">
      <style:table-cell-properties fo:padding="0.097cm" fo:border="0.05pt solid #000000"/>
    </style:style>
    <style:style style:name="Tabel15.A2" style:family="table-cell">
      <style:table-cell-properties fo:padding="0.097cm" fo:border-left="0.05pt solid #000000" fo:border-right="none" fo:border-top="none" fo:border-bottom="0.05pt solid #000000"/>
    </style:style>
    <style:style style:name="Tabel15.B2" style:family="table-cell">
      <style:table-cell-properties fo:padding="0.097cm" fo:border-left="0.05pt solid #000000" fo:border-right="0.05pt solid #000000" fo:border-top="none" fo:border-bottom="0.05pt solid #000000"/>
    </style:style>
    <style:style style:name="Tabel16" style:family="table">
      <style:table-properties style:width="17.013cm" fo:margin-left="0cm" fo:margin-right="-0.012cm" table:align="margins"/>
    </style:style>
    <style:style style:name="Tabel16.A" style:family="table-column">
      <style:table-column-properties style:column-width="5.106cm" style:rel-column-width="19670*"/>
    </style:style>
    <style:style style:name="Tabel16.B" style:family="table-column">
      <style:table-column-properties style:column-width="11.906cm" style:rel-column-width="45865*"/>
    </style:style>
    <style:style style:name="Tabel16.A1" style:family="table-cell">
      <style:table-cell-properties fo:padding="0.097cm" fo:border-left="0.05pt solid #000000" fo:border-right="none" fo:border-top="0.05pt solid #000000" fo:border-bottom="0.05pt solid #000000"/>
    </style:style>
    <style:style style:name="Tabel16.B1" style:family="table-cell">
      <style:table-cell-properties fo:padding="0.097cm" fo:border="0.05pt solid #000000"/>
    </style:style>
    <style:style style:name="Tabel16.A2" style:family="table-cell">
      <style:table-cell-properties fo:padding="0.097cm" fo:border-left="0.05pt solid #000000" fo:border-right="none" fo:border-top="none" fo:border-bottom="0.05pt solid #000000"/>
    </style:style>
    <style:style style:name="Tabel16.B2" style:family="table-cell">
      <style:table-cell-properties fo:padding="0.097cm" fo:border-left="0.05pt solid #000000" fo:border-right="0.05pt solid #000000" fo:border-top="none" fo:border-bottom="0.05pt solid #000000"/>
    </style:style>
    <style:style style:name="Tabel20" style:family="table">
      <style:table-properties style:width="17.013cm" fo:margin-left="0cm" fo:margin-right="-0.012cm" table:align="margins"/>
    </style:style>
    <style:style style:name="Tabel20.A" style:family="table-column">
      <style:table-column-properties style:column-width="5.715cm" style:rel-column-width="22014*"/>
    </style:style>
    <style:style style:name="Tabel20.B" style:family="table-column">
      <style:table-column-properties style:column-width="11.298cm" style:rel-column-width="43521*"/>
    </style:style>
    <style:style style:name="Tabel20.A1" style:family="table-cell">
      <style:table-cell-properties fo:padding="0.097cm" fo:border-left="0.05pt solid #000000" fo:border-right="none" fo:border-top="0.05pt solid #000000" fo:border-bottom="0.05pt solid #000000"/>
    </style:style>
    <style:style style:name="Tabel20.B1" style:family="table-cell">
      <style:table-cell-properties fo:padding="0.097cm" fo:border="0.05pt solid #000000"/>
    </style:style>
    <style:style style:name="Tabel20.A2" style:family="table-cell">
      <style:table-cell-properties fo:padding="0.097cm" fo:border-left="0.05pt solid #000000" fo:border-right="none" fo:border-top="none" fo:border-bottom="0.05pt solid #000000"/>
    </style:style>
    <style:style style:name="Tabel20.B2" style:family="table-cell">
      <style:table-cell-properties fo:padding="0.097cm" fo:border-left="0.05pt solid #000000" fo:border-right="0.05pt solid #000000" fo:border-top="none" fo:border-bottom="0.05pt solid #000000"/>
    </style:style>
    <style:style style:name="Tabel21" style:family="table">
      <style:table-properties style:width="17.013cm" fo:margin-left="0cm" fo:margin-right="-0.012cm" table:align="margins"/>
    </style:style>
    <style:style style:name="Tabel21.A" style:family="table-column">
      <style:table-column-properties style:column-width="6.324cm" style:rel-column-width="24359*"/>
    </style:style>
    <style:style style:name="Tabel21.B" style:family="table-column">
      <style:table-column-properties style:column-width="10.689cm" style:rel-column-width="41176*"/>
    </style:style>
    <style:style style:name="Tabel21.A1" style:family="table-cell">
      <style:table-cell-properties fo:padding="0.097cm" fo:border-left="0.05pt solid #000000" fo:border-right="none" fo:border-top="0.05pt solid #000000" fo:border-bottom="0.05pt solid #000000"/>
    </style:style>
    <style:style style:name="Tabel21.B1" style:family="table-cell">
      <style:table-cell-properties fo:padding="0.097cm" fo:border="0.05pt solid #000000"/>
    </style:style>
    <style:style style:name="Tabel21.A2" style:family="table-cell">
      <style:table-cell-properties fo:padding="0.097cm" fo:border-left="0.05pt solid #000000" fo:border-right="none" fo:border-top="none" fo:border-bottom="0.05pt solid #000000"/>
    </style:style>
    <style:style style:name="Tabel21.B2" style:family="table-cell">
      <style:table-cell-properties fo:padding="0.097cm" fo:border-left="0.05pt solid #000000" fo:border-right="0.05pt solid #000000" fo:border-top="none" fo:border-bottom="0.05pt solid #000000"/>
    </style:style>
    <style:style style:name="Tabel17" style:family="table">
      <style:table-properties style:width="17.013cm" fo:margin-left="0cm" fo:margin-right="-0.012cm" table:align="margins"/>
    </style:style>
    <style:style style:name="Tabel17.A" style:family="table-column">
      <style:table-column-properties style:column-width="5.741cm" style:rel-column-width="22116*"/>
    </style:style>
    <style:style style:name="Tabel17.B" style:family="table-column">
      <style:table-column-properties style:column-width="11.271cm" style:rel-column-width="43419*"/>
    </style:style>
    <style:style style:name="Tabel17.A1" style:family="table-cell">
      <style:table-cell-properties fo:padding="0.097cm" fo:border-left="0.05pt solid #000000" fo:border-right="none" fo:border-top="0.05pt solid #000000" fo:border-bottom="0.05pt solid #000000"/>
    </style:style>
    <style:style style:name="Tabel17.B1" style:family="table-cell">
      <style:table-cell-properties fo:padding="0.097cm" fo:border="0.05pt solid #000000"/>
    </style:style>
    <style:style style:name="Tabel17.A2" style:family="table-cell">
      <style:table-cell-properties fo:padding="0.097cm" fo:border-left="0.05pt solid #000000" fo:border-right="none" fo:border-top="none" fo:border-bottom="0.05pt solid #000000"/>
    </style:style>
    <style:style style:name="Tabel17.B2" style:family="table-cell">
      <style:table-cell-properties fo:padding="0.097cm" fo:border-left="0.05pt solid #000000" fo:border-right="0.05pt solid #000000" fo:border-top="none" fo:border-bottom="0.05pt solid #000000"/>
    </style:style>
    <style:style style:name="Tabel18" style:family="table">
      <style:table-properties style:width="17.013cm" fo:margin-left="0cm" fo:margin-right="-0.012cm" table:align="margins"/>
    </style:style>
    <style:style style:name="Tabel18.A" style:family="table-column">
      <style:table-column-properties style:column-width="4.048cm" style:rel-column-width="15593*"/>
    </style:style>
    <style:style style:name="Tabel18.B" style:family="table-column">
      <style:table-column-properties style:column-width="12.965cm" style:rel-column-width="49942*"/>
    </style:style>
    <style:style style:name="Tabel18.A1" style:family="table-cell">
      <style:table-cell-properties fo:padding="0.097cm" fo:border-left="0.05pt solid #000000" fo:border-right="none" fo:border-top="0.05pt solid #000000" fo:border-bottom="0.05pt solid #000000"/>
    </style:style>
    <style:style style:name="Tabel18.B1" style:family="table-cell">
      <style:table-cell-properties fo:padding="0.097cm" fo:border="0.05pt solid #000000"/>
    </style:style>
    <style:style style:name="Tabel18.A2" style:family="table-cell">
      <style:table-cell-properties fo:padding="0.097cm" fo:border-left="0.05pt solid #000000" fo:border-right="none" fo:border-top="none" fo:border-bottom="0.05pt solid #000000"/>
    </style:style>
    <style:style style:name="Tabel18.B2" style:family="table-cell">
      <style:table-cell-properties fo:padding="0.097cm" fo:border-left="0.05pt solid #000000" fo:border-right="0.05pt solid #000000" fo:border-top="none" fo:border-bottom="0.05pt solid #000000"/>
    </style:style>
    <style:style style:name="Tabel19" style:family="table">
      <style:table-properties style:width="17.013cm" fo:margin-left="0cm" fo:margin-right="-0.012cm" table:align="margins"/>
    </style:style>
    <style:style style:name="Tabel19.A" style:family="table-column">
      <style:table-column-properties style:column-width="3.625cm" style:rel-column-width="13963*"/>
    </style:style>
    <style:style style:name="Tabel19.B" style:family="table-column">
      <style:table-column-properties style:column-width="13.388cm" style:rel-column-width="51572*"/>
    </style:style>
    <style:style style:name="Tabel19.A1" style:family="table-cell">
      <style:table-cell-properties fo:padding="0.097cm" fo:border-left="0.05pt solid #000000" fo:border-right="none" fo:border-top="0.05pt solid #000000" fo:border-bottom="0.05pt solid #000000"/>
    </style:style>
    <style:style style:name="Tabel19.B1" style:family="table-cell">
      <style:table-cell-properties fo:padding="0.097cm" fo:border="0.05pt solid #000000"/>
    </style:style>
    <style:style style:name="Tabel19.A2" style:family="table-cell">
      <style:table-cell-properties fo:padding="0.097cm" fo:border-left="0.05pt solid #000000" fo:border-right="none" fo:border-top="none" fo:border-bottom="0.05pt solid #000000"/>
    </style:style>
    <style:style style:name="Tabel19.B2" style:family="table-cell">
      <style:table-cell-properties fo:padding="0.097cm" fo:border-left="0.05pt solid #000000" fo:border-right="0.05pt solid #000000" fo:border-top="none" fo:border-bottom="0.05pt solid #000000"/>
    </style:style>
    <style:style style:name="Tabel4" style:family="table">
      <style:table-properties style:width="17.013cm" fo:margin-left="0cm" fo:margin-right="-0.012cm" table:align="margins"/>
    </style:style>
    <style:style style:name="Tabel4.A" style:family="table-column">
      <style:table-column-properties style:column-width="5.106cm" style:rel-column-width="19670*"/>
    </style:style>
    <style:style style:name="Tabel4.B" style:family="table-column">
      <style:table-column-properties style:column-width="11.906cm" style:rel-column-width="45865*"/>
    </style:style>
    <style:style style:name="Tabel4.A1" style:family="table-cell">
      <style:table-cell-properties fo:padding="0.097cm" fo:border-left="0.05pt solid #000000" fo:border-right="none" fo:border-top="0.05pt solid #000000" fo:border-bottom="0.05pt solid #000000"/>
    </style:style>
    <style:style style:name="Tabel4.B1" style:family="table-cell">
      <style:table-cell-properties fo:padding="0.097cm" fo:border="0.05pt solid #000000"/>
    </style:style>
    <style:style style:name="Tabel4.A2" style:family="table-cell">
      <style:table-cell-properties fo:padding="0.097cm" fo:border-left="0.05pt solid #000000" fo:border-right="none" fo:border-top="none" fo:border-bottom="0.05pt solid #000000"/>
    </style:style>
    <style:style style:name="Tabel4.B2" style:family="table-cell">
      <style:table-cell-properties fo:padding="0.097cm" fo:border-left="0.05pt solid #000000" fo:border-right="0.05pt solid #000000" fo:border-top="none" fo:border-bottom="0.05pt solid #000000"/>
    </style:style>
    <style:style style:name="Tabel5" style:family="table">
      <style:table-properties style:width="17.013cm" fo:margin-left="0cm" fo:margin-right="-0.012cm" table:align="margins"/>
    </style:style>
    <style:style style:name="Tabel5.A" style:family="table-column">
      <style:table-column-properties style:column-width="5.98cm" style:rel-column-width="23034*"/>
    </style:style>
    <style:style style:name="Tabel5.B" style:family="table-column">
      <style:table-column-properties style:column-width="11.033cm" style:rel-column-width="42501*"/>
    </style:style>
    <style:style style:name="Tabel5.A1" style:family="table-cell">
      <style:table-cell-properties fo:padding="0.097cm" fo:border-left="0.05pt solid #000000" fo:border-right="none" fo:border-top="0.05pt solid #000000" fo:border-bottom="0.05pt solid #000000"/>
    </style:style>
    <style:style style:name="Tabel5.B1" style:family="table-cell">
      <style:table-cell-properties fo:padding="0.097cm" fo:border="0.05pt solid #000000"/>
    </style:style>
    <style:style style:name="Tabel5.A2" style:family="table-cell">
      <style:table-cell-properties fo:padding="0.097cm" fo:border-left="0.05pt solid #000000" fo:border-right="none" fo:border-top="none" fo:border-bottom="0.05pt solid #000000"/>
    </style:style>
    <style:style style:name="Tabel5.B2" style:family="table-cell">
      <style:table-cell-properties fo:padding="0.097cm" fo:border-left="0.05pt solid #000000" fo:border-right="0.05pt solid #000000" fo:border-top="none" fo:border-bottom="0.05pt solid #000000"/>
    </style:style>
    <style:style style:name="Tabel6" style:family="table">
      <style:table-properties style:width="17.013cm" fo:margin-left="0cm" fo:margin-right="-0.012cm" table:align="margins"/>
    </style:style>
    <style:style style:name="Tabel6.A" style:family="table-column">
      <style:table-column-properties style:column-width="4.71cm" style:rel-column-width="18141*"/>
    </style:style>
    <style:style style:name="Tabel6.B" style:family="table-column">
      <style:table-column-properties style:column-width="12.303cm" style:rel-column-width="47394*"/>
    </style:style>
    <style:style style:name="Tabel6.A1" style:family="table-cell">
      <style:table-cell-properties fo:padding="0.097cm" fo:border-left="0.05pt solid #000000" fo:border-right="none" fo:border-top="0.05pt solid #000000" fo:border-bottom="0.05pt solid #000000"/>
    </style:style>
    <style:style style:name="Tabel6.B1" style:family="table-cell">
      <style:table-cell-properties fo:padding="0.097cm" fo:border="0.05pt solid #000000"/>
    </style:style>
    <style:style style:name="Tabel6.A2" style:family="table-cell">
      <style:table-cell-properties fo:padding="0.097cm" fo:border-left="0.05pt solid #000000" fo:border-right="none" fo:border-top="none" fo:border-bottom="0.05pt solid #000000"/>
    </style:style>
    <style:style style:name="Tabel6.B2" style:family="table-cell">
      <style:table-cell-properties fo:padding="0.097cm" fo:border-left="0.05pt solid #000000" fo:border-right="0.05pt solid #000000" fo:border-top="none" fo:border-bottom="0.05pt solid #000000"/>
    </style:style>
    <style:style style:name="Tabel7" style:family="table">
      <style:table-properties style:width="17.013cm" fo:margin-left="0cm" fo:margin-right="-0.012cm" table:align="margins"/>
    </style:style>
    <style:style style:name="Tabel7.A" style:family="table-column">
      <style:table-column-properties style:column-width="5.292cm" style:rel-column-width="20384*"/>
    </style:style>
    <style:style style:name="Tabel7.B" style:family="table-column">
      <style:table-column-properties style:column-width="11.721cm" style:rel-column-width="45151*"/>
    </style:style>
    <style:style style:name="Tabel7.A1" style:family="table-cell">
      <style:table-cell-properties fo:padding="0.097cm" fo:border-left="0.05pt solid #000000" fo:border-right="none" fo:border-top="0.05pt solid #000000" fo:border-bottom="0.05pt solid #000000"/>
    </style:style>
    <style:style style:name="Tabel7.B1" style:family="table-cell">
      <style:table-cell-properties fo:padding="0.097cm" fo:border="0.05pt solid #000000"/>
    </style:style>
    <style:style style:name="Tabel7.A2" style:family="table-cell">
      <style:table-cell-properties fo:padding="0.097cm" fo:border-left="0.05pt solid #000000" fo:border-right="none" fo:border-top="none" fo:border-bottom="0.05pt solid #000000"/>
    </style:style>
    <style:style style:name="Tabel7.B2" style:family="table-cell">
      <style:table-cell-properties fo:padding="0.097cm" fo:border-left="0.05pt solid #000000" fo:border-right="0.05pt solid #000000" fo:border-top="none" fo:border-bottom="0.05pt solid #000000"/>
    </style:style>
    <style:style style:name="Tabel9" style:family="table">
      <style:table-properties style:width="17.013cm" fo:margin-left="0cm" fo:margin-right="-0.012cm" table:align="margins"/>
    </style:style>
    <style:style style:name="Tabel9.A" style:family="table-column">
      <style:table-column-properties style:column-width="5.953cm" style:rel-column-width="22932*"/>
    </style:style>
    <style:style style:name="Tabel9.B" style:family="table-column">
      <style:table-column-properties style:column-width="11.06cm" style:rel-column-width="42603*"/>
    </style:style>
    <style:style style:name="Tabel9.A1" style:family="table-cell">
      <style:table-cell-properties fo:padding="0.097cm" fo:border-left="0.05pt solid #000000" fo:border-right="none" fo:border-top="0.05pt solid #000000" fo:border-bottom="0.05pt solid #000000"/>
    </style:style>
    <style:style style:name="Tabel9.B1" style:family="table-cell">
      <style:table-cell-properties fo:padding="0.097cm" fo:border="0.05pt solid #000000"/>
    </style:style>
    <style:style style:name="Tabel9.A2" style:family="table-cell">
      <style:table-cell-properties fo:padding="0.097cm" fo:border-left="0.05pt solid #000000" fo:border-right="none" fo:border-top="none" fo:border-bottom="0.05pt solid #000000"/>
    </style:style>
    <style:style style:name="Tabel9.B2" style:family="table-cell">
      <style:table-cell-properties fo:padding="0.097cm" fo:border-left="0.05pt solid #000000" fo:border-right="0.05pt solid #000000" fo:border-top="none" fo:border-bottom="0.05pt solid #000000"/>
    </style:style>
    <style:style style:name="Tabel10" style:family="table">
      <style:table-properties style:width="17.013cm" fo:margin-left="0cm" fo:margin-right="-0.012cm" table:align="margins"/>
    </style:style>
    <style:style style:name="Tabel10.A" style:family="table-column">
      <style:table-column-properties style:column-width="5.556cm" style:rel-column-width="21403*"/>
    </style:style>
    <style:style style:name="Tabel10.B" style:family="table-column">
      <style:table-column-properties style:column-width="11.456cm" style:rel-column-width="44132*"/>
    </style:style>
    <style:style style:name="Tabel10.A1" style:family="table-cell">
      <style:table-cell-properties fo:padding="0.097cm" fo:border-left="0.05pt solid #000000" fo:border-right="none" fo:border-top="0.05pt solid #000000" fo:border-bottom="0.05pt solid #000000"/>
    </style:style>
    <style:style style:name="Tabel10.B1" style:family="table-cell">
      <style:table-cell-properties fo:padding="0.097cm" fo:border="0.05pt solid #000000"/>
    </style:style>
    <style:style style:name="Tabel10.A2" style:family="table-cell">
      <style:table-cell-properties fo:padding="0.097cm" fo:border-left="0.05pt solid #000000" fo:border-right="none" fo:border-top="none" fo:border-bottom="0.05pt solid #000000"/>
    </style:style>
    <style:style style:name="Tabel10.B2" style:family="table-cell">
      <style:table-cell-properties fo:padding="0.097cm" fo:border-left="0.05pt solid #000000" fo:border-right="0.05pt solid #000000" fo:border-top="none" fo:border-bottom="0.05pt solid #000000"/>
    </style:style>
    <style:style style:name="Tabel8" style:family="table">
      <style:table-properties style:width="17.013cm" fo:margin-left="0cm" fo:margin-right="-0.012cm" table:align="margins"/>
    </style:style>
    <style:style style:name="Tabel8.A" style:family="table-column">
      <style:table-column-properties style:column-width="6.985cm" style:rel-column-width="26907*"/>
    </style:style>
    <style:style style:name="Tabel8.B" style:family="table-column">
      <style:table-column-properties style:column-width="10.028cm" style:rel-column-width="38628*"/>
    </style:style>
    <style:style style:name="Tabel8.A1" style:family="table-cell">
      <style:table-cell-properties fo:padding="0.097cm" fo:border-left="0.05pt solid #000000" fo:border-right="none" fo:border-top="0.05pt solid #000000" fo:border-bottom="0.05pt solid #000000"/>
    </style:style>
    <style:style style:name="Tabel8.B1" style:family="table-cell">
      <style:table-cell-properties fo:padding="0.097cm" fo:border="0.05pt solid #000000"/>
    </style:style>
    <style:style style:name="Tabel8.A2" style:family="table-cell">
      <style:table-cell-properties fo:padding="0.097cm" fo:border-left="0.05pt solid #000000" fo:border-right="none" fo:border-top="none" fo:border-bottom="0.05pt solid #000000"/>
    </style:style>
    <style:style style:name="Tabel8.B2" style:family="table-cell">
      <style:table-cell-properties fo:padding="0.097cm" fo:border-left="0.05pt solid #000000" fo:border-right="0.05pt solid #000000" fo:border-top="none" fo:border-bottom="0.05pt solid #000000"/>
    </style:style>
    <style:style style:name="Tabel11" style:family="table">
      <style:table-properties style:width="17.013cm" fo:margin-left="0cm" fo:margin-right="-0.012cm" table:align="margins"/>
    </style:style>
    <style:style style:name="Tabel11.A" style:family="table-column">
      <style:table-column-properties style:column-width="3.942cm" style:rel-column-width="15186*"/>
    </style:style>
    <style:style style:name="Tabel11.B" style:family="table-column">
      <style:table-column-properties style:column-width="13.07cm" style:rel-column-width="50349*"/>
    </style:style>
    <style:style style:name="Tabel11.A1" style:family="table-cell">
      <style:table-cell-properties fo:padding="0.097cm" fo:border-left="0.05pt solid #000000" fo:border-right="none" fo:border-top="0.05pt solid #000000" fo:border-bottom="0.05pt solid #000000"/>
    </style:style>
    <style:style style:name="Tabel11.B1" style:family="table-cell">
      <style:table-cell-properties fo:padding="0.097cm" fo:border="0.05pt solid #000000"/>
    </style:style>
    <style:style style:name="Tabel11.A2" style:family="table-cell">
      <style:table-cell-properties fo:padding="0.097cm" fo:border-left="0.05pt solid #000000" fo:border-right="none" fo:border-top="none" fo:border-bottom="0.05pt solid #000000"/>
    </style:style>
    <style:style style:name="Tabel11.B2" style:family="table-cell">
      <style:table-cell-properties fo:padding="0.097cm" fo:border-left="0.05pt solid #000000" fo:border-right="0.05pt solid #000000" fo:border-top="none" fo:border-bottom="0.05pt solid #000000"/>
    </style:style>
    <style:style style:name="Tabel1" style:family="table">
      <style:table-properties style:width="16.999cm" fo:margin-top="0cm" fo:margin-bottom="0.199cm" table:align="left"/>
    </style:style>
    <style:style style:name="Tabel1.A" style:family="table-column">
      <style:table-column-properties style:column-width="5.666cm"/>
    </style:style>
    <style:style style:name="Tabel1.C" style:family="table-column">
      <style:table-column-properties style:column-width="5.667cm"/>
    </style:style>
    <style:style style:name="Tabel1.1" style:family="table-row">
      <style:table-row-properties style:min-row-height="0.681cm"/>
    </style:style>
    <style:style style:name="Tabel1.A1" style:family="table-cell">
      <style:table-cell-properties fo:padding="0.097cm" fo:border-left="0.05pt solid #000000" fo:border-right="none" fo:border-top="0.05pt solid #000000" fo:border-bottom="0.05pt solid #000000"/>
    </style:style>
    <style:style style:name="Tabel1.C1" style:family="table-cell">
      <style:table-cell-properties fo:padding="0.097cm" fo:border="0.05pt solid #000000"/>
    </style:style>
    <style:style style:name="Tabel1.A2" style:family="table-cell">
      <style:table-cell-properties fo:padding="0.097cm" fo:border-left="0.05pt solid #000000" fo:border-right="none" fo:border-top="none" fo:border-bottom="0.05pt solid #000000"/>
    </style:style>
    <style:style style:name="Tabel1.C2" style:family="table-cell">
      <style:table-cell-properties fo:padding="0.097cm" fo:border-left="0.05pt solid #000000" fo:border-right="0.05pt solid #000000" fo:border-top="none" fo:border-bottom="0.05pt solid #000000"/>
    </style:style>
    <style:style style:name="Table1" style:family="table">
      <style:table-properties style:width="17.013cm" fo:margin-left="0cm" fo:margin-right="-0.012cm" table:align="margins"/>
    </style:style>
    <style:style style:name="Table1.A" style:family="table-column">
      <style:table-column-properties style:column-width="6.271cm" style:rel-column-width="24155*"/>
    </style:style>
    <style:style style:name="Table1.B" style:family="table-column">
      <style:table-column-properties style:column-width="10.742cm" style:rel-column-width="41380*"/>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el23" style:family="table">
      <style:table-properties style:width="17.013cm" fo:margin-left="0cm" fo:margin-right="-0.012cm" table:align="margins"/>
    </style:style>
    <style:style style:name="Tabel23.A" style:family="table-column">
      <style:table-column-properties style:column-width="4.657cm" style:rel-column-width="17938*"/>
    </style:style>
    <style:style style:name="Tabel23.B" style:family="table-column">
      <style:table-column-properties style:column-width="12.356cm" style:rel-column-width="47597*"/>
    </style:style>
    <style:style style:name="Tabel23.A1" style:family="table-cell">
      <style:table-cell-properties fo:padding="0.097cm" fo:border-left="0.05pt solid #000000" fo:border-right="none" fo:border-top="0.05pt solid #000000" fo:border-bottom="0.05pt solid #000000"/>
    </style:style>
    <style:style style:name="Tabel23.B1" style:family="table-cell">
      <style:table-cell-properties fo:padding="0.097cm" fo:border="0.05pt solid #000000"/>
    </style:style>
    <style:style style:name="Tabel23.A2" style:family="table-cell">
      <style:table-cell-properties fo:padding="0.097cm" fo:border-left="0.05pt solid #000000" fo:border-right="none" fo:border-top="none" fo:border-bottom="0.05pt solid #000000"/>
    </style:style>
    <style:style style:name="Tabel23.B2" style:family="table-cell">
      <style:table-cell-properties fo:padding="0.097cm" fo:border-left="0.05pt solid #000000" fo:border-right="0.05pt solid #000000" fo:border-top="none" fo:border-bottom="0.05pt solid #000000"/>
    </style:style>
    <style:style style:name="Tabel22" style:family="table">
      <style:table-properties style:width="17.013cm" fo:margin-left="0cm" fo:margin-right="-0.012cm" table:align="margins"/>
    </style:style>
    <style:style style:name="Tabel22.A" style:family="table-column">
      <style:table-column-properties style:column-width="4.683cm" style:rel-column-width="18039*"/>
    </style:style>
    <style:style style:name="Tabel22.B" style:family="table-column">
      <style:table-column-properties style:column-width="12.33cm" style:rel-column-width="47496*"/>
    </style:style>
    <style:style style:name="Tabel22.A1" style:family="table-cell">
      <style:table-cell-properties fo:padding="0.097cm" fo:border-left="0.05pt solid #000000" fo:border-right="none" fo:border-top="0.05pt solid #000000" fo:border-bottom="0.05pt solid #000000"/>
    </style:style>
    <style:style style:name="Tabel22.B1" style:family="table-cell">
      <style:table-cell-properties fo:padding="0.097cm" fo:border="0.05pt solid #000000"/>
    </style:style>
    <style:style style:name="Tabel22.A2" style:family="table-cell">
      <style:table-cell-properties fo:padding="0.097cm" fo:border-left="0.05pt solid #000000" fo:border-right="none" fo:border-top="none" fo:border-bottom="0.05pt solid #000000"/>
    </style:style>
    <style:style style:name="Tabel22.B2"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text-align="center" style:justify-single-word="false"/>
    </style:style>
    <style:style style:name="P2" style:family="paragraph" style:parent-style-name="Text_20_body">
      <style:text-properties officeooo:rsid="0019dbe1" officeooo:paragraph-rsid="001aa70e"/>
    </style:style>
    <style:style style:name="P3" style:family="paragraph" style:parent-style-name="Text_20_body">
      <style:text-properties officeooo:rsid="001a00b3" officeooo:paragraph-rsid="001aa70e"/>
    </style:style>
    <style:style style:name="P4" style:family="paragraph" style:parent-style-name="Text_20_body">
      <style:text-properties officeooo:rsid="001fd834" officeooo:paragraph-rsid="001fd834"/>
    </style:style>
    <style:style style:name="P5" style:family="paragraph" style:parent-style-name="Text_20_body">
      <style:text-properties officeooo:paragraph-rsid="002396cd"/>
    </style:style>
    <style:style style:name="P6" style:family="paragraph" style:parent-style-name="Standard" style:master-page-name="">
      <style:paragraph-properties fo:margin-top="0.199cm" fo:margin-bottom="0cm" style:contextual-spacing="false" fo:text-align="center" style:justify-single-word="false" style:page-number="auto" fo:break-after="page"/>
      <style:text-properties style:font-name="Albany" fo:font-size="14pt" fo:font-weight="bold"/>
    </style:style>
    <style:style style:name="P7" style:family="paragraph" style:parent-style-name="Standard">
      <style:paragraph-properties fo:margin-top="0.499cm" fo:margin-bottom="0cm" style:contextual-spacing="false" fo:text-align="center" style:justify-single-word="false"/>
      <style:text-properties style:font-name="Albany" fo:font-size="14pt" fo:font-weight="bold"/>
    </style:style>
    <style:style style:name="P8" style:family="paragraph" style:parent-style-name="Standard">
      <style:paragraph-properties fo:margin-top="0cm" fo:margin-bottom="0.3cm" style:contextual-spacing="false" fo:text-align="center" style:justify-single-word="false"/>
      <style:text-properties style:font-name="Albany" fo:font-size="18pt" fo:font-weight="bold"/>
    </style:style>
    <style:style style:name="P9" style:family="paragraph" style:parent-style-name="Standard">
      <style:paragraph-properties fo:margin-top="0cm" fo:margin-bottom="0.3cm" style:contextual-spacing="false" fo:text-align="center" style:justify-single-word="false"/>
      <style:text-properties style:font-name="Albany" fo:font-size="20pt" fo:font-weight="bold"/>
    </style:style>
    <style:style style:name="P10" style:family="paragraph" style:parent-style-name="Table_20_Contents">
      <style:paragraph-properties style:writing-mode="lr-tb"/>
    </style:style>
    <style:style style:name="P11" style:family="paragraph" style:parent-style-name="Footnote">
      <style:text-properties officeooo:rsid="001ac3b8" officeooo:paragraph-rsid="001ac3b8"/>
    </style:style>
    <style:style style:name="P12" style:family="paragraph" style:parent-style-name="Preformatted_20_Text">
      <style:text-properties officeooo:rsid="001fd834" officeooo:paragraph-rsid="001fd834"/>
    </style:style>
    <style:style style:name="P13" style:family="paragraph" style:parent-style-name="Preformatted_20_Text">
      <style:text-properties officeooo:paragraph-rsid="001fd834"/>
    </style:style>
    <style:style style:name="P14" style:family="paragraph" style:parent-style-name="Contents_20_1">
      <style:paragraph-properties>
        <style:tab-stops>
          <style:tab-stop style:position="17cm" style:type="right" style:leader-style="dotted" style:leader-text="."/>
        </style:tab-stops>
      </style:paragraph-properties>
    </style:style>
    <style:style style:name="P15" style:family="paragraph" style:parent-style-name="Contents_20_2">
      <style:paragraph-properties>
        <style:tab-stops>
          <style:tab-stop style:position="16.501cm" style:type="right" style:leader-style="dotted" style:leader-text="."/>
        </style:tab-stops>
      </style:paragraph-properties>
    </style:style>
    <style:style style:name="P16" style:family="paragraph" style:parent-style-name="Standard" style:master-page-name="First_20_Page">
      <style:paragraph-properties fo:margin-top="0cm" fo:margin-bottom="0.199cm" style:contextual-spacing="false" fo:text-align="center" style:justify-single-word="false" style:page-number="auto"/>
      <style:text-properties style:font-name="Albany" fo:font-size="18pt" fo:font-weight="bold"/>
    </style:style>
    <style:style style:name="P17" style:family="paragraph" style:parent-style-name="Text_20_body" style:list-style-name="L1"/>
    <style:style style:name="P18" style:family="paragraph" style:parent-style-name="Text_20_body" style:list-style-name="L2"/>
    <style:style style:name="P19" style:family="paragraph" style:parent-style-name="Text_20_body" style:list-style-name="L3"/>
    <style:style style:name="P20" style:family="paragraph" style:parent-style-name="Text_20_body" style:list-style-name="L4"/>
    <style:style style:name="P21" style:family="paragraph" style:parent-style-name="Text_20_body" style:list-style-name="L5"/>
    <style:style style:name="P22" style:family="paragraph" style:parent-style-name="Text_20_body" style:list-style-name="L6">
      <style:text-properties fo:font-weight="bold" style:font-weight-asian="bold" style:font-weight-complex="bold"/>
    </style:style>
    <style:style style:name="P23" style:family="paragraph" style:parent-style-name="Text_20_body" style:list-style-name="L6">
      <style:text-properties fo:font-weight="bold"/>
    </style:style>
    <style:style style:name="P24" style:family="paragraph" style:parent-style-name="Text_20_body" style:list-style-name="L6">
      <style:text-properties fo:font-weight="normal" style:font-weight-asian="normal" style:font-weight-complex="normal"/>
    </style:style>
    <style:style style:name="P25" style:family="paragraph" style:parent-style-name="Text_20_body" style:list-style-name="L7"/>
    <style:style style:name="P26" style:family="paragraph" style:parent-style-name="Text_20_body" style:list-style-name="L7">
      <style:text-properties officeooo:paragraph-rsid="001aa70e"/>
    </style:style>
    <style:style style:name="P27" style:family="paragraph" style:parent-style-name="Text_20_body" style:list-style-name="L8"/>
    <style:style style:name="P28" style:family="paragraph" style:parent-style-name="Text_20_body" style:list-style-name="L9"/>
    <style:style style:name="P29" style:family="paragraph" style:parent-style-name="Text_20_body" style:list-style-name="L10"/>
    <style:style style:name="P30" style:family="paragraph" style:parent-style-name="Text_20_body" style:list-style-name="L11"/>
    <style:style style:name="P31" style:family="paragraph" style:parent-style-name="Text_20_body" style:list-style-name="L12"/>
    <style:style style:name="P32" style:family="paragraph" style:parent-style-name="Text_20_body" style:list-style-name="L14"/>
    <style:style style:name="P33" style:family="paragraph" style:parent-style-name="Text_20_body" style:list-style-name="L15"/>
    <style:style style:name="P34" style:family="paragraph" style:parent-style-name="Text_20_body" style:list-style-name="L16"/>
    <style:style style:name="P35" style:family="paragraph" style:parent-style-name="Text_20_body" style:list-style-name="L17"/>
    <style:style style:name="P36" style:family="paragraph" style:parent-style-name="Text_20_body" style:list-style-name="L18"/>
    <style:style style:name="P37" style:family="paragraph" style:parent-style-name="Text_20_body">
      <style:text-properties officeooo:paragraph-rsid="0022e689"/>
    </style:style>
    <style:style style:name="P38" style:family="paragraph" style:parent-style-name="Text_20_body">
      <style:text-properties officeooo:paragraph-rsid="00252912"/>
    </style:style>
    <style:style style:name="P39" style:family="paragraph" style:parent-style-name="Table_20_Contents" style:list-style-name="L13"/>
    <style:style style:name="P40" style:family="paragraph" style:parent-style-name="Preformatted_20_Text" style:list-style-name="L11"/>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weight="bold"/>
    </style:style>
    <style:style style:name="T5" style:family="text">
      <style:text-properties fo:font-weight="bold" style:font-weight-asian="bold" style:font-weight-complex="bold"/>
    </style:style>
    <style:style style:name="T6" style:family="text">
      <style:text-properties fo:font-weight="bold" officeooo:rsid="001aa70e" style:font-weight-asian="bold" style:font-weight-complex="bold"/>
    </style:style>
    <style:style style:name="T7" style:family="text">
      <style:text-properties fo:font-weight="bold" officeooo:rsid="0024e3e8" style:font-weight-asian="bold" style:font-weight-complex="bold"/>
    </style:style>
    <style:style style:name="T8" style:family="text">
      <style:text-properties fo:font-style="normal" style:font-style-asian="normal" style:font-style-complex="normal"/>
    </style:style>
    <style:style style:name="T9" style:family="text">
      <style:text-properties fo:font-weight="normal" style:font-weight-asian="normal" style:font-weight-complex="normal"/>
    </style:style>
    <style:style style:name="T10" style:family="text">
      <style:text-properties fo:font-size="10pt" style:font-size-asian="10pt" style:font-size-complex="10pt"/>
    </style:style>
    <style:style style:name="T11" style:family="text">
      <style:text-properties fo:font-size="16pt" style:font-size-asian="16pt" style:font-size-complex="16pt"/>
    </style:style>
    <style:style style:name="T12" style:family="text">
      <style:text-properties fo:font-size="16pt" officeooo:rsid="001aa70e" style:font-size-asian="16pt" style:font-size-complex="16pt"/>
    </style:style>
    <style:style style:name="T13" style:family="text">
      <style:text-properties fo:language="fr" fo:country="FR"/>
    </style:style>
    <style:style style:name="T14" style:family="text">
      <style:text-properties officeooo:rsid="001aa70e"/>
    </style:style>
    <style:style style:name="T15" style:family="text">
      <style:text-properties officeooo:rsid="0019dbe1"/>
    </style:style>
    <style:style style:name="T16" style:family="text">
      <style:text-properties officeooo:rsid="001c791b"/>
    </style:style>
    <style:style style:name="T17" style:family="text">
      <style:text-properties officeooo:rsid="001d17d4"/>
    </style:style>
    <style:style style:name="T18" style:family="text">
      <style:text-properties officeooo:rsid="001f25e1"/>
    </style:style>
    <style:style style:name="T19" style:family="text">
      <style:text-properties officeooo:rsid="001fd834"/>
    </style:style>
    <style:style style:name="T20" style:family="text">
      <style:text-properties officeooo:rsid="001fe828"/>
    </style:style>
    <style:style style:name="T21" style:family="text">
      <style:text-properties officeooo:rsid="00210671"/>
    </style:style>
    <style:style style:name="T22" style:family="text">
      <style:text-properties officeooo:rsid="0021a48e"/>
    </style:style>
    <style:style style:name="T23" style:family="text">
      <style:text-properties officeooo:rsid="0022e689"/>
    </style:style>
    <style:style style:name="T24" style:family="text">
      <style:text-properties officeooo:rsid="002396cd"/>
    </style:style>
    <style:style style:name="T25" style:family="text">
      <style:text-properties officeooo:rsid="0024e3e8"/>
    </style:style>
    <style:style style:name="T26" style:family="text">
      <style:text-properties officeooo:rsid="0024e3e8" style:font-weight-asian="normal" style:font-weight-complex="normal"/>
    </style:style>
    <style:style style:name="fr1"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3">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4">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5">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6">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7">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8">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9">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3">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4">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8">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User's manual for</text:p>
      <text:p text:style-name="P9"><draw:frame draw:style-name="fr1" draw:name="Graphic1" text:anchor-type="as-char" svg:width="10.978cm" svg:height="2.064cm" draw:z-index="0"><draw:image xlink:href="../w2llogo.png" xlink:type="simple" xlink:show="embed" xlink:actuate="onLoad"/></draw:frame></text:p>
      <text:p text:style-name="P8">Writer2LaTeX, Writer2BibTeX, Writer2xhtml and Calc2xhtml</text:p>
      <text:p text:style-name="P7">version 1.<text:span text:style-name="T18">4 beta</text:span> test release</text:p>
      <text:p text:style-name="P6">© 2002–201<text:span text:style-name="T16">4</text:span> Henrik Just</text:p>
      <text:table-of-content text:style-name="Sect1" text:protected="true" text:name="Indholdsfortegnelse1">
        <text:table-of-content-source text:outline-level="2">
          <text:index-title-template text:style-name="Contents_20_Heading">Table of Contents</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dholdsfortegnelse1_Head">
            <text:p text:style-name="Contents_20_Heading">Table of Contents</text:p>
          </text:index-title>
          <text:p text:style-name="P14">1 <text:a xlink:type="simple" xlink:href="#__RefHeading__4539_1948605489" text:style-name="Internet_20_link" text:visited-style-name="Internet_20_link">Introduction</text:a><text:tab/>3</text:p>
          <text:p text:style-name="P15">1.1 <text:a xlink:type="simple" xlink:href="#__RefHeading__4541_1948605489" text:style-name="Internet_20_link" text:visited-style-name="Internet_20_link">What is Writer2LaTeX?</text:a><text:tab/>3</text:p>
          <text:p text:style-name="P15">1.2 <text:a xlink:type="simple" xlink:href="#__RefHeading__4543_1948605489" text:style-name="Internet_20_link" text:visited-style-name="Internet_20_link">More about Writer2LaTeX and Writer2BibTeX</text:a><text:tab/>3</text:p>
          <text:p text:style-name="P15">1.3 <text:a xlink:type="simple" xlink:href="#__RefHeading__4545_1948605489" text:style-name="Internet_20_link" text:visited-style-name="Internet_20_link">More about Writer2xhtml and Calc2xhtml</text:a><text:tab/>4</text:p>
          <text:p text:style-name="P14">2 <text:a xlink:type="simple" xlink:href="#__RefHeading__4547_1948605489" text:style-name="Internet_20_link" text:visited-style-name="Internet_20_link">Using the export filters</text:a><text:tab/>5</text:p>
          <text:p text:style-name="P15">2.1 <text:a xlink:type="simple" xlink:href="#__RefHeading__4549_1948605489" text:style-name="Internet_20_link" text:visited-style-name="Internet_20_link">Installing of the filters</text:a><text:tab/>5</text:p>
          <text:p text:style-name="P15">2.2 <text:a xlink:type="simple" xlink:href="#__RefHeading__4551_1948605489" text:style-name="Internet_20_link" text:visited-style-name="Internet_20_link">Using the filters</text:a><text:tab/>5</text:p>
          <text:p text:style-name="P15">2.3 <text:a xlink:type="simple" xlink:href="#__RefHeading__4553_1948605489" text:style-name="Internet_20_link" text:visited-style-name="Internet_20_link">Using Writer2LaTeX and Writer2BibTeX</text:a><text:tab/>5</text:p>
          <text:p text:style-name="P15">2.4 <text:a xlink:type="simple" xlink:href="#__RefHeading__4555_1948605489" text:style-name="Internet_20_link" text:visited-style-name="Internet_20_link">Using Writer2xhtml</text:a><text:tab/>5</text:p>
          <text:p text:style-name="P15">2.5 <text:a xlink:type="simple" xlink:href="#__RefHeading__4557_1948605489" text:style-name="Internet_20_link" text:visited-style-name="Internet_20_link">Using Calc2xhtml</text:a><text:tab/>6</text:p>
          <text:p text:style-name="P15">2.6 <text:a xlink:type="simple" xlink:href="#__RefHeading__4559_1948605489" text:style-name="Internet_20_link" text:visited-style-name="Internet_20_link">Custom configuration</text:a><text:tab/>6</text:p>
          <text:p text:style-name="P15">2.7 <text:a xlink:type="simple" xlink:href="#__RefHeading__4561_1948605489" text:style-name="Internet_20_link" text:visited-style-name="Internet_20_link">Configuration packages</text:a><text:tab/>7</text:p>
          <text:p text:style-name="P14">3 <text:a xlink:type="simple" xlink:href="#__RefHeading__4563_1948605489" text:style-name="Internet_20_link" text:visited-style-name="Internet_20_link">Using the command line utility</text:a><text:tab/>11</text:p>
          <text:p text:style-name="P15">3.1 <text:a xlink:type="simple" xlink:href="#__RefHeading__4565_1948605489" text:style-name="Internet_20_link" text:visited-style-name="Internet_20_link">How to install Writer2LaTeX for command line usage</text:a><text:tab/>11</text:p>
          <text:p text:style-name="P15">3.2 <text:a xlink:type="simple" xlink:href="#__RefHeading__4567_1948605489" text:style-name="Internet_20_link" text:visited-style-name="Internet_20_link">Using the command line utility</text:a><text:tab/>12</text:p>
          <text:p text:style-name="P14">4 <text:a xlink:type="simple" xlink:href="#__RefHeading__4569_1948605489" text:style-name="Internet_20_link" text:visited-style-name="Internet_20_link">Configuration</text:a><text:tab/>14</text:p>
          <text:p text:style-name="P15">4.1 <text:a xlink:type="simple" xlink:href="#__RefHeading__4571_1948605489" text:style-name="Internet_20_link" text:visited-style-name="Internet_20_link">Writer2LaTeX configuration</text:a><text:tab/>14</text:p>
          <text:p text:style-name="P15">4.2 <text:a xlink:type="simple" xlink:href="#__RefHeading__4573_1948605489" text:style-name="Internet_20_link" text:visited-style-name="Internet_20_link">Writer2xhtml and Calc2xhtml configuration</text:a><text:tab/>25</text:p>
          <text:p text:style-name="P15">4.3 <text:a xlink:type="simple" xlink:href="#__RefHeading__4575_1948605489" text:style-name="Internet_20_link" text:visited-style-name="Internet_20_link">Using LibreOffice to create XHTML documents</text:a><text:tab/>36</text:p>
          <text:p text:style-name="P14">5 <text:a xlink:type="simple" xlink:href="#__RefHeading__4577_1948605489" text:style-name="Internet_20_link" text:visited-style-name="Internet_20_link">Special features for the EPUB export</text:a><text:tab/>38</text:p>
          <text:p text:style-name="P15">5.1 <text:a xlink:type="simple" xlink:href="#__RefHeading__4579_1948605489" text:style-name="Internet_20_link" text:visited-style-name="Internet_20_link">Meta data</text:a><text:tab/>38</text:p>
          <text:p text:style-name="P15">5.2 <text:a xlink:type="simple" xlink:href="#__RefHeading__4581_1948605489" text:style-name="Internet_20_link" text:visited-style-name="Internet_20_link">Hidden hedings</text:a><text:tab/>39</text:p>
          <text:p text:style-name="P14">6 <text:a xlink:type="simple" xlink:href="#__RefHeading__4583_1948605489" text:style-name="Internet_20_link" text:visited-style-name="Internet_20_link">The LaTeX package ooomath.sty</text:a><text:tab/>40</text:p>
          <text:p text:style-name="P14">7 <text:a xlink:type="simple" xlink:href="#__RefHeading__4585_1948605489" text:style-name="Internet_20_link" text:visited-style-name="Internet_20_link">Using Writer2LaTeX from another application</text:a><text:tab/>41</text:p>
          <text:p text:style-name="P15">7.1 <text:a xlink:type="simple" xlink:href="#__RefHeading__4587_1948605489" text:style-name="Internet_20_link" text:visited-style-name="Internet_20_link">Using Writer2LaTeX from a Java application</text:a><text:tab/>41</text:p>
          <text:p text:style-name="P15">7.2 <text:a xlink:type="simple" xlink:href="#__RefHeading__4589_1948605489" text:style-name="Internet_20_link" text:visited-style-name="Internet_20_link">Using Writer2LaTeX from a Basic macro</text:a><text:tab/>42</text:p>
          <text:p text:style-name="P15">7.3 <text:a xlink:type="simple" xlink:href="#__RefHeading__4591_1948605489" text:style-name="Internet_20_link" text:visited-style-name="Internet_20_link">Batch conversion with UNO</text:a><text:tab/>44</text:p>
          <text:p text:style-name="P15">7.4 <text:a xlink:type="simple" xlink:href="#__RefHeading__4593_1948605489" text:style-name="Internet_20_link" text:visited-style-name="Internet_20_link">Converting from StarMath with a Basic macro</text:a><text:tab/>45</text:p>
          <text:p text:style-name="P14">8 <text:a xlink:type="simple" xlink:href="#__RefHeading__4595_1948605489" text:style-name="Internet_20_link" text:visited-style-name="Internet_20_link">Troubleshooting</text:a><text:tab/>46</text:p>
        </text:index-body>
      </text:table-of-content>
      <text:h text:style-name="Heading_20_1" text:outline-level="1"><text:bookmark-start text:name="__RefHeading__4539_1948605489"/>Introduction<text:bookmark-end text:name="__RefHeading__4539_1948605489"/></text:h>
      <text:h text:style-name="Heading_20_2" text:outline-level="2"><text:bookmark-start text:name="__RefHeading__4541_1948605489"/>What is Writer2LaTeX?<text:bookmark-end text:name="__RefHeading__4541_1948605489"/></text:h>
      <text:p text:style-name="Text_20_body">Writer2LaTeX is a utility to convert <text:span text:style-name="T2">OpenDocument</text:span> text and spreadsheet documents<text:note text:id="ftn1" text:note-class="footnote"><text:note-citation>1</text:note-citation><text:note-body><text:p text:style-name="Footnote">In addition, Writer2LaTeX supports the old file formats for OpenOffice.org 1.x Writer and Calc.</text:p></text:note-body></text:note> – in particular documents containing formulas – into other formats.</text:p>
      <text:p text:style-name="Text_20_body">Actually it is a collection of four converters:</text:p>
      <text:list xml:id="list3963417229883507018" text:style-name="L1">
        <text:list-item>
          <text:p text:style-name="P17"><text:span text:style-name="T4">Writer2LaTeX</text:span> converts OpenDocument text documents to LaTeX 2e, and works together with...</text:p>
        </text:list-item>
        <text:list-item>
          <text:p text:style-name="P17"><text:span text:style-name="T4">Writer2BibTeX</text:span> which extracts bibliographic data from an OpenDocument text document and converts it to BibTeX format.</text:p>
        </text:list-item>
        <text:list-item>
          <text:p text:style-name="P17"><text:span text:style-name="T4">Writer2xhtml</text:span> converts OpenDocument text documents to XHTML 1.0 strict, XHTML 1.1, XHTML 1.1 + MathML 2.0, HTML5 or EPUB using CSS2 to convert style information.</text:p>
        </text:list-item>
        <text:list-item>
          <text:p text:style-name="P17"><text:span text:style-name="T4">Calc2xhtml</text:span> converts OpenDocument spreadsheet documents to XHTML 1.0 strict, XHTML 1.1 or HTML5, using CSS2 to convert style information.</text:p>
        </text:list-item>
      </text:list>
      <text:p text:style-name="Text_20_body">Although Writer2LaTeX is a general OpenDocument converter, it is primarily designed for use with LibreOffice <text:span text:style-name="T14">(or Apache OpenOffice.org)</text:span>. You can use Writer2LaTeX</text:p>
      <text:list xml:id="list3791186304423770227" text:style-name="L2">
        <text:list-item>
          <text:p text:style-name="P18">...as an <text:span text:style-name="T2">export filter</text:span> for <text:span text:style-name="T14">LibreOffice</text:span></text:p>
        </text:list-item>
        <text:list-item>
          <text:p text:style-name="P18">...as a <text:span text:style-name="T2">command line utility</text:span>, independent of <text:span text:style-name="T14">LibreOffice</text:span>.</text:p>
        </text:list-item>
        <text:list-item>
          <text:p text:style-name="P18">...as a <text:span text:style-name="T2">Java library</text:span> providing conversions from OpenDocument for other Java programs.</text:p>
        </text:list-item>
      </text:list>
      <text:p text:style-name="Text_20_body">Writer2LaTeX is a Java application, and thus should work on any platform that supports Java. You need a Java Runtime environment, <text:span text:style-name="T4">version 6</text:span> or later. Writer2LaTeX is developed and tested using OpenJDK (<text:a xlink:type="simple" xlink:href="http://openjdk.java.net/">http://openjdk.java.net/</text:a>).</text:p>
      <text:p text:style-name="Text_20_body">This user's manual will explain how to install and use Writer2LaTeX.</text:p>
      <text:p text:style-name="Text_20_body"><text:span text:style-name="T1">Note</text:span>: In this manual LO is used as an abbreviation of LibreOffice.</text:p>
      <text:h text:style-name="Heading_20_2" text:outline-level="2"><text:bookmark-start text:name="__RefHeading__4543_1948605489"/>More about Writer2LaTeX and Writer2BibTeX<text:bookmark-end text:name="__RefHeading__4543_1948605489"/></text:h>
      <text:p text:style-name="Text_20_body">Writer2LaTeX is quite flexible: It can take advantage of several LaTeX packages, such as <text:span text:style-name="Source_20_Text">hyperref</text:span>, <text:span text:style-name="Source_20_Text">pifont</text:span>, <text:span text:style-name="Source_20_Text">ulem</text:span>. It can create customized LaTeX code based on the styles and text in the document. Also it supports more than 25 different languages, latin, greek and cyrillic scripts and 8 input-encodings.</text:p>
      <text:p text:style-name="Text_20_body">The flexibility makes it possible to use Writer2LaTeX from several philosophies:</text:p>
      <text:list xml:id="list7704376608080118633" text:style-name="L3">
        <text:list-item>
          <text:p text:style-name="P19">You can use LaTeX as a typesetting engine for your LO documents: Writer2LaTeX can be configured to create a LaTeX document with as much formatting as possible preserved. Note that the resulting LaTeX source will be readable, but not very clean.</text:p>
          <text:p text:style-name="P19">Be aware that even though Writer2LaTeX tries hard to cope with any docu<text:soft-page-break/>ment, you will only get good results for well structured documents, ie. documents that are formatted using <text:span text:style-name="T1">styles</text:span>. For other documents you will find that Writer2LaTeX uses the principle <text:span text:style-name="T2">garbage in – garbage out</text:span>!</text:p>
        </text:list-item>
        <text:list-item>
          <text:p text:style-name="P19">If you need to continue the work on your document in LaTeX your primary interest may be the content rather than the formatting. Writer2LaTeX can instructed to produce a LaTeX document which strips most of the formatting and hence produces a clean LaTeX source from <text:span text:style-name="T2">any</text:span> source document.</text:p>
        </text:list-item>
        <text:list-item>
          <text:p text:style-name="P19">Traditionally, LaTeX documents are written by hand using a text editor. Using a graphical frontend like LyX provides a more user friendly alternative. A companion extension named <text:s/><text:span text:style-name="T2">Writer4LaTeX</text:span> is in available and provides the tools to make you use LO as a graphical frontend for LaTeX.</text:p>
        </text:list-item>
      </text:list>
      <text:h text:style-name="Heading_20_2" text:outline-level="2"><text:bookmark-start text:name="__RefHeading__4545_1948605489"/>More about Writer2xhtml and Calc2xhtml<text:bookmark-end text:name="__RefHeading__4545_1948605489"/></text:h>
      <text:p text:style-name="Text_20_body">The primary goal for Writer2xhtml and Calc2xhtml is to provide <text:span text:style-name="T2">standards compliant</text:span> XHTML documents which can be customized to your specific needs.</text:p>
      <text:list xml:id="list5963593519181042169" text:style-name="L4">
        <text:list-item>
          <text:p text:style-name="P20">Standards compliance is necessary to ensure consistent results when the document is viewed in different browsers. It is also vital to ensure that the created document can be processed further by other tools.</text:p>
        </text:list-item>
        <text:list-item>
          <text:p text:style-name="P20">Customization means that you can control important aspects about the conversion. In particular you can control the style of the document:</text:p>
          <text:list>
            <text:list-item>
              <text:p text:style-name="P20">You can let Writer2xhtml convert the style information in the source document and thus get an XHTML document that has the same general appearance as the original, but is adapted to an online environment.</text:p>
            </text:list-item>
            <text:list-item>
              <text:p text:style-name="P20">You can create a document that adapts the style of the document to your own CSS style sheet.</text:p>
            </text:list-item>
          </text:list>
        </text:list-item>
      </text:list>
      <text:h text:style-name="Heading_20_1" text:outline-level="1"><text:bookmark-start text:name="__RefHeading__4547_1948605489"/>Using the export filters<text:bookmark-end text:name="__RefHeading__4547_1948605489"/></text:h>
      <text:h text:style-name="Heading_20_2" text:outline-level="2"><text:bookmark-start text:name="__RefHeading__4549_1948605489"/>Installing of the filters<text:bookmark-end text:name="__RefHeading__4549_1948605489"/></text:h>
      <text:p text:style-name="Text_20_body">Writer2LaTeX can work as an export filter for <text:span text:style-name="T14">LibreOffice Writer.</text:span></text:p>
      <text:p text:style-name="Text_20_body">Two LO extensions are provided:</text:p>
      <text:list xml:id="list352861806627926609" text:style-name="L5">
        <text:list-item>
          <text:p text:style-name="P21"><text:span text:style-name="T5">writer2latex.oxt</text:span> installs the LaTeX and BibTeX export filters in Writer</text:p>
        </text:list-item>
        <text:list-item>
          <text:p text:style-name="P21"><text:span text:style-name="T5">writer2xhtml.oxt</text:span> installs the XHTML and EPUB export filters in Writer and Calc</text:p>
        </text:list-item>
      </text:list>
      <text:p text:style-name="Text_20_body">The two extensions are independent, you can install one or both depending on your needs.</text:p>
      <text:p text:style-name="Text_20_body"><text:span text:style-name="T2">Note</text:span>: Before you install the Writer2LaTeX extensions, you need to set up LO to use Java. You can configure this in LO under <text:span text:style-name="T5">Tools – Options</text:span>. Of course this requires that you have installed a Java runtime environment on your system.</text:p>
      <text:p text:style-name="Text_20_body">The extensions are installed and uninstalled using the Extension Manager in LO. If you need instructions about using the Extension Manager, see</text:p>
      <text:p text:style-name="P2"><text:a xlink:type="simple" xlink:href="https://help.libreoffice.org/Common/Extension_Manager">https://help.libreoffice.org/Common/Extension_Manager</text:a></text:p>
      <text:p text:style-name="Text_20_body">In case of installation troubles, please see the FAQ on Writer2LaTeXs web page:</text:p>
      <text:p text:style-name="Text_20_body"><text:a xlink:type="simple" xlink:href="http://writer2latex.sourceforge.net/">http://writer2latex.sourceforge.net</text:a>.</text:p>
      <text:h text:style-name="Heading_20_2" text:outline-level="2"><text:bookmark-start text:name="__RefHeading__4551_1948605489"/>Using the filters<text:bookmark-end text:name="__RefHeading__4551_1948605489"/></text:h>
      <text:p text:style-name="Text_20_body">The filters provided by Writer2LaTeX are all <text:span text:style-name="T2">export filters</text:span>. This means that the filters are to be found in the <text:span text:style-name="T5">File – Export</text:span> menu in Writer or Calc.</text:p>
      <text:p text:style-name="Text_20_body"><text:span text:style-name="T4">Note:</text:span> As Writer2LaTeX does not provide corresponding <text:span text:style-name="T2">import</text:span> filters, you should always save in OpenDocument format as well!</text:p>
      <text:h text:style-name="Heading_20_2" text:outline-level="2"><text:bookmark-start text:name="__RefHeading__4553_1948605489"/>Using Writer2LaTeX and Writer2BibTeX<text:bookmark-end text:name="__RefHeading__4553_1948605489"/></text:h>
      <text:p text:style-name="Text_20_body">To export a Writer document to LaTeX, choose <text:span text:style-name="T5">LaTeX 2e</text:span> in the export dialog.</text:p>
      <text:p text:style-name="Text_20_body">After you have typed in a file name, an options dialog will open. To get help, select an item and press <text:span text:style-name="T5">F1</text:span><text:span text:style-name="T9"> or press the help button. Alternatively you can enable extended tips with </text:span><text:span text:style-name="T5">Shift-F1</text:span><text:span text:style-name="T9">.</text:span></text:p>
      <text:p text:style-name="Text_20_body">Click <text:span text:style-name="T5">Export</text:span> to initiate the export or <text:span text:style-name="T5">Cancel</text:span> to close the dialog without exporting the document.</text:p>
      <text:p text:style-name="Text_20_body">Normally you would export the bibliographic data to BibTeX as part of the export to LaTeX, but you may also export the bibliographic data alone. To do this, choose <text:span text:style-name="T5">BibTeX</text:span> in the export dialog. All bibliographic data in the document will be extracted and stored in a BibTeX file which can later be used by e.g. LaTeX documents.</text:p>
      <text:h text:style-name="Heading_20_2" text:outline-level="2"><text:bookmark-start text:name="__RefHeading__4555_1948605489"/><text:reference-mark text:name="xhtml-formats"/>Using Writer2xhtml<text:bookmark-end text:name="__RefHeading__4555_1948605489"/></text:h>
      <text:p text:style-name="Text_20_body">To export a Writer document to XHTML, choose one of the following formats in the export dialog:</text:p>
      <text:list xml:id="list826494704576369038" text:style-name="L6">
        <text:list-item>
          <text:p text:style-name="P22">XHTML 1.0 strict<text:span text:style-name="T9"> will create an XHTML file which is compatible with the </text:span><text:soft-page-break/><text:span text:style-name="T9">older HTML 4 standard. You can thus expect that the result will be viewable with any browser, but note that mathematical formulas are </text:span><text:span text:style-name="T3">not</text:span><text:span text:style-name="T9"> supported.</text:span></text:p>
        </text:list-item>
        <text:list-item>
          <text:p text:style-name="P22">XHTML 1.1<text:span text:style-name="T9"> will create an XHTML file using the XHTML 1.1 standard, but without support for mathematical formulas.</text:span></text:p>
        </text:list-item>
        <text:list-item>
          <text:p text:style-name="P23">XHTML 1.1 + MathML 2.0<text:span text:style-name="T9"> will create an XHTML file which follows the standard for combining XHTML with mathematical formulas, using </text:span><text:span text:style-name="T3">MathML</text:span><text:span text:style-name="T9"> for the formulas. Unfortunately, not all browsers support this.</text:span></text:p>
        </text:list-item>
        <text:list-item>
          <text:p text:style-name="P24"><text:span text:style-name="T5">HTML5</text:span> will create a HTML5 file using MathML for mathematical formulas and SVG for vector graphics. This format should be preferred for contemporary browsers.</text:p>
        </text:list-item>
        <text:list-item>
          <text:p text:style-name="P24"><text:span text:style-name="T5">EPUB</text:span> will create an electronic e-book suitable for viewing on variety of devices.</text:p>
        </text:list-item>
      </text:list>
      <text:p text:style-name="Text_20_body">In all cases, Writer2xhtml uses CSS to format the document, either by converting the original formatting to CSS or by using a CSS style sheet selected by the user.</text:p>
      <text:p text:style-name="Text_20_body">Note that the default file extension and the recommended MIME types varies with the output format:</text:p>
      <table:table table:name="Table4" table:style-name="Table4">
        <table:table-column table:style-name="Table4.A" table:number-columns-repeated="3"/>
        <table:table-header-rows>
          <table:table-row>
            <table:table-cell table:style-name="Table4.A1" office:value-type="string">
              <text:p text:style-name="Table_20_Heading">Output format</text:p>
            </table:table-cell>
            <table:table-cell table:style-name="Table4.A1" office:value-type="string">
              <text:p text:style-name="Table_20_Heading">Default file extenstion</text:p>
            </table:table-cell>
            <table:table-cell table:style-name="Table4.C1" office:value-type="string">
              <text:p text:style-name="Table_20_Heading">MIME type</text:p>
            </table:table-cell>
          </table:table-row>
        </table:table-header-rows>
        <table:table-row>
          <table:table-cell table:style-name="Table4.A2" office:value-type="string">
            <text:p text:style-name="Table_20_Contents">XHTML 1.0</text:p>
          </table:table-cell>
          <table:table-cell table:style-name="Table4.A2" office:value-type="string">
            <text:p text:style-name="Table_20_Contents"><text:span text:style-name="Source_20_Text">.html</text:span></text:p>
          </table:table-cell>
          <table:table-cell table:style-name="Table4.C2" office:value-type="string">
            <text:p text:style-name="Table_20_Contents"><text:span text:style-name="Source_20_Text">text/html</text:span></text:p>
          </table:table-cell>
        </table:table-row>
        <table:table-row>
          <table:table-cell table:style-name="Table4.A2" office:value-type="string">
            <text:p text:style-name="Table_20_Contents">XHTML 1.1</text:p>
          </table:table-cell>
          <table:table-cell table:style-name="Table4.A2" office:value-type="string">
            <text:p text:style-name="Table_20_Contents"><text:span text:style-name="Source_20_Text">.xhtml</text:span></text:p>
          </table:table-cell>
          <table:table-cell table:style-name="Table4.C2" office:value-type="string">
            <text:p text:style-name="Table_20_Contents"><text:span text:style-name="Source_20_Text">application/xhtml+xml</text:span></text:p>
          </table:table-cell>
        </table:table-row>
        <table:table-row>
          <table:table-cell table:style-name="Table4.A2" office:value-type="string">
            <text:p text:style-name="Table_20_Contents">XHTML 1.1 + MathML 2.0</text:p>
          </table:table-cell>
          <table:table-cell table:style-name="Table4.A2" office:value-type="string">
            <text:p text:style-name="Table_20_Contents"><text:span text:style-name="Source_20_Text">.xhtml</text:span></text:p>
          </table:table-cell>
          <table:table-cell table:style-name="Table4.C2" office:value-type="string">
            <text:p text:style-name="Table_20_Contents"><text:span text:style-name="Source_20_Text">application/xhtml+xml</text:span></text:p>
          </table:table-cell>
        </table:table-row>
        <table:table-row>
          <table:table-cell table:style-name="Table4.A2" office:value-type="string">
            <text:p text:style-name="Table_20_Contents">HTML5</text:p>
          </table:table-cell>
          <table:table-cell table:style-name="Table4.A2" office:value-type="string">
            <text:p text:style-name="Table_20_Contents"><text:span text:style-name="Source_20_Text">.html</text:span></text:p>
          </table:table-cell>
          <table:table-cell table:style-name="Table4.C2" office:value-type="string">
            <text:p text:style-name="Table_20_Contents"><text:span text:style-name="Source_20_Text">text/html</text:span> or</text:p>
            <text:p text:style-name="Table_20_Contents"><text:span text:style-name="Source_20_Text">application/xhtml+xml</text:span></text:p>
          </table:table-cell>
        </table:table-row>
        <table:table-row>
          <table:table-cell table:style-name="Table4.A2" office:value-type="string">
            <text:p text:style-name="Table_20_Contents">EPUB</text:p>
          </table:table-cell>
          <table:table-cell table:style-name="Table4.A2" office:value-type="string">
            <text:p text:style-name="Table_20_Contents"><text:span text:style-name="Source_20_Text">.epub</text:span></text:p>
          </table:table-cell>
          <table:table-cell table:style-name="Table4.C2" office:value-type="string">
            <text:p text:style-name="Table_20_Contents"><text:span text:style-name="Source_20_Text">application/epub+zip</text:span></text:p>
          </table:table-cell>
        </table:table-row>
      </table:table>
      <text:p text:style-name="Text_20_body">After you have typed in a file name, an options dialog will open. To get help, select an item and press <text:span text:style-name="T5">F1</text:span><text:span text:style-name="T9"> or press the help button. Alternatively you can enable extended tips with </text:span><text:span text:style-name="T5">Shift-F1</text:span><text:span text:style-name="T9">.</text:span></text:p>
      <text:p text:style-name="Text_20_body">Click <text:span text:style-name="T5">Export</text:span> to initiate the export or <text:span text:style-name="T5">Cancel</text:span> to close the dialog without exporting the document.</text:p>
      <text:p text:style-name="Text_20_body"/>
      <text:h text:style-name="Heading_20_2" text:outline-level="2"><text:bookmark-start text:name="__RefHeading__4557_1948605489"/>Using Calc2xhtml<text:bookmark-end text:name="__RefHeading__4557_1948605489"/></text:h>
      <text:p text:style-name="Text_20_body">To export a Calc document to XHTML, choose <text:span text:style-name="T5">XHTML 1.0 strict</text:span>, <text:span text:style-name="T5">XHTML 1.1</text:span> or <text:span text:style-name="T5">HTML 5</text:span> in the export dialog. </text:p>
      <text:p text:style-name="Text_20_body">After you have typed in a file name, an options dialog will open. To get help, select an item and press <text:span text:style-name="T5">F1</text:span><text:span text:style-name="T9"> or press the help button. Alternatively you can enable extended tips with </text:span><text:span text:style-name="T5">Shift-F1</text:span><text:span text:style-name="T9">.</text:span></text:p>
      <text:p text:style-name="Text_20_body">Click <text:span text:style-name="T5">Export</text:span> to initiate the export or <text:span text:style-name="T5">Cancel</text:span> to close the dialog without exporting the document.</text:p>
      <text:h text:style-name="Heading_20_2" text:outline-level="2"><text:bookmark-start text:name="__RefHeading__4559_1948605489"/><text:reference-mark text:name="custom-config"/>Custom configuration<text:bookmark-end text:name="__RefHeading__4559_1948605489"/></text:h>
      <text:p text:style-name="Text_20_body">Each of the exports provides the possibility to use a custom format/style. To edit this, <text:soft-page-break/>choose <text:span text:style-name="T5">Tools – Options – Writer2LaTeX</text:span> resp. <text:span text:style-name="T5">Writer2xhtml.</text:span> </text:p>
      <text:p text:style-name="Text_20_body">All three exporters uses a configuration file in the user installation folder for LO.</text:p>
      <text:list xml:id="list2291087638209983821" text:style-name="L7">
        <text:list-item>
          <text:p text:style-name="P25">On unix-like systems this folder will usually be something like</text:p>
          <text:p text:style-name="P26"><text:span text:style-name="Source_20_Text">home directory/.</text:span><text:span text:style-name="Source_20_Text"><text:span text:style-name="T15">config/libreoffce/4</text:span></text:span><text:span text:style-name="Source_20_Text">/user</text:span></text:p>
        </text:list-item>
        <text:list-item>
          <text:p text:style-name="P25">On Windows it will usually be something like</text:p>
          <text:p text:style-name="P25"><text:span text:style-name="Source_20_Text">C:\Documents and Settings\username\OpenOffice.org2\user</text:span></text:p>
          <text:p text:style-name="P25">or</text:p>
          <text:p text:style-name="P25"><text:span text:style-name="Source_20_Text">C:\Documents and Settings\username</text:span><text:span text:style-name="Source_20_Text"><text:span text:style-name="T14">\<text:line-break/>Application Data\LibreOffice</text:span></text:span><text:span text:style-name="Source_20_Text">\</text:span><text:span text:style-name="Source_20_Text"><text:span text:style-name="T14">4</text:span></text:span><text:span text:style-name="Source_20_Text">\user</text:span></text:p>
          <text:p text:style-name="P25">(Note that this directory may be hidden.)</text:p>
        </text:list-item>
      </text:list>
      <text:p text:style-name="Text_20_body">Writer2LaTeX uses a file named <text:span text:style-name="Source_20_Text">writer2latex.xml</text:span>, and Writer2xhtml and Calc2xhtml shares a file named <text:span text:style-name="Source_20_Text">writer2xhtml.xml</text:span>. These files are created automatically the first time you use the custom configuration.</text:p>
      <text:p text:style-name="Text_20_body">See section <text:reference-ref text:reference-format="chapter" text:ref-name="latex-config">4</text:reference-ref> for the structure of the configuration file.</text:p>
      <text:h text:style-name="Heading_20_2" text:outline-level="2"><text:bookmark-start text:name="__RefHeading__4561_1948605489"/><text:reference-mark text:name="config-packages"/>Configuration packages<text:bookmark-end text:name="__RefHeading__4561_1948605489"/></text:h>
      <text:p text:style-name="Text_20_body">Advanced users may add further formats/styles to the lists in the export dialog. This is done using <text:span text:style-name="T2">configuration packages</text:span>, which are custom extensions to LO containing further configurations for Writer2LaTeX or Writer2xhtml.</text:p>
      <text:p text:style-name="Text_20_body">A configuration package can contain:</text:p>
      <text:list xml:id="list8262253926667296690" text:style-name="L8">
        <text:list-item>
          <text:p text:style-name="P27">A configuration file for Writer2LaTeX or Writer2xhtml, see section <text:reference-ref text:reference-format="chapter" text:ref-name="latex-config">4</text:reference-ref>.</text:p>
        </text:list-item>
        <text:list-item>
          <text:p text:style-name="P27">An XHTML template (Writer2xhtml only).</text:p>
        </text:list-item>
        <text:list-item>
          <text:p text:style-name="P27">An LO template.</text:p>
        </text:list-item>
        <text:list-item>
          <text:p text:style-name="P27">An LO registry file to glue the parts together.</text:p>
        </text:list-item>
      </text:list>
      <text:p text:style-name="Text_20_body">The Writer2LaTeX distribution contains a sample configuration package <text:span text:style-name="T5">xhtml-config-sample.oxt</text:span> that demonstrates this.</text:p>
      <text:p text:style-name="Text_20_body">As a demonstration of the principles of configuration packages, you can install this into LO using the Extension Manager:</text:p>
      <text:list xml:id="list2571798157382332819" text:style-name="L9">
        <text:list-item>
          <text:p text:style-name="P28">If you export to XHTML, the dialog will show an additional entry <text:span text:style-name="T5">Sample custom style</text:span> in the Style list.</text:p>
        </text:list-item>
        <text:list-item>
          <text:p text:style-name="P28">If you open <text:span text:style-name="T5">Templates and Documents</text:span> in LO you will find a new folder <text:span text:style-name="T5">xhtml-sample-config</text:span>. This folder contains a Writer template. If you create a document based on this template, <text:span text:style-name="T5">Sample custom style</text:span> will be preselected when you export to XHTML.</text:p>
        </text:list-item>
      </text:list>
      <text:p text:style-name="Text_20_body">You can create your own configuration package based on this sample. Use a zip utility to unpack the extension. The following explains the individual parts of the sample configuration package.</text:p>
      <text:h text:style-name="Heading_20_3" text:outline-level="3">The file description.xml</text:h>
      <text:p text:style-name="Text_20_body">This files identifies the extension in LO. For your own configuration package you should choose a unique name for the identifier and a version number, eg.</text:p>
      <text:p text:style-name="Preformatted_20_Text"><text:soft-page-break/>&lt;?xml version="1.0" encoding="UTF-8"?&gt;</text:p>
      <text:p text:style-name="Preformatted_20_Text">&lt;description</text:p>
      <text:p text:style-name="Preformatted_20_Text"><text:s text:c="2"/>xmlns="http://openoffice.org/extensions/description/2006"</text:p>
      <text:p text:style-name="Preformatted_20_Text"><text:s text:c="2"/>xmlns:d="http://openoffice.org/extensions/description/2006"&gt;</text:p>
      <text:p text:style-name="Preformatted_20_Text"><text:s text:c="2"/>&lt;identifier value="MyConfigPackage" /&gt;</text:p>
      <text:p text:style-name="Preformatted_20_Text"><text:s text:c="2"/>&lt;version value="1.0" /&gt;</text:p>
      <text:p text:style-name="Preformatted_20_Text">&lt;/description&gt; </text:p>
      <text:h text:style-name="Heading_20_3" text:outline-level="3">The files META-INF/manifest.xml and Paths.xcu</text:h>
      <text:p text:style-name="Text_20_body">These files should be left unchanged.</text:p>
      <text:h text:style-name="Heading_20_3" text:outline-level="3">The folder template</text:h>
      <text:p text:style-name="Text_20_body">Put your LO Writer template in this folder (it is recommended to use a subfolder with a descriptive name). You may add more that one templates, and if you don't want to include a Writer template you may leave it empty (do not delete the folder).</text:p>
      <text:h text:style-name="Heading_20_3" text:outline-level="3">The folder config</text:h>
      <text:p text:style-name="Text_20_body">Put your Writer2LaTeX/Writer2xhtml configuration in this folder. If you are using Writer2xhtml, you should also put your XHTML template here.</text:p>
      <text:h text:style-name="Heading_20_3" text:outline-level="3">The file Options.xcu</text:h>
      <text:p text:style-name="Text_20_body">This is the central configuration file that glues together the content of the configuration package. See the following example for an explanation of the structure.</text:p>
      <text:p text:style-name="Preformatted_20_Text">&lt;?xml version='1.0' encoding='UTF-8'?&gt;</text:p>
      <text:p text:style-name="Preformatted_20_Text">&lt;oor:component-data oor:name="Options"</text:p>
      <text:p text:style-name="Text_20_body">For LaTeX, Writer2xhtml should be replaced by Writer2LaTeX here:</text:p>
      <text:p text:style-name="Preformatted_20_Text"><text:s text:c="2"/>oor:package="org.openoffice.da.Writer2xhtml"</text:p>
      <text:p text:style-name="Preformatted_20_Text"><text:s text:c="2"/>xml:lang="en-US"</text:p>
      <text:p text:style-name="Preformatted_20_Text"><text:s text:c="2"/>xmlns:oor="http://openoffice.org/2001/registry"</text:p>
      <text:p text:style-name="Preformatted_20_Text"><text:s text:c="2"/>xmlns:xs="http://www.w3.org/2001/XMLSchema"&gt;</text:p>
      <text:p text:style-name="Text_20_body">XhtmlOptions may be replaced by XhtmlOptionsCalc or LaTeXOptions:</text:p>
      <text:p text:style-name="Preformatted_20_Text"><text:s text:c="4"/>&lt;node oor:name="XhtmlOptions"&gt;</text:p>
      <text:p text:style-name="Preformatted_20_Text"><text:s text:c="8"/>&lt;node oor:name="Configurations"&gt;</text:p>
      <text:p text:style-name="Text_20_body">The configuration needs a unique name (you may define several configurations in the same package):</text:p>
      <text:p text:style-name="Preformatted_20_Text"><text:s text:c="12"/>&lt;node oor:name="myconfig1" oor:op="replace"&gt;</text:p>
      <text:p text:style-name="Text_20_body">You can define options which are normally set in the filter dialog. In that case you can lock (disable) the corresponding parts of the dialogs. To do so, add a comma separated list of options as value here. See below for the options that can be locked for each of the three filters.</text:p>
      <text:p text:style-name="Preformatted_20_Text"><text:s text:c="16"/>&lt;prop oor:name="LockedOptions" oor:type="xs:string"&gt;</text:p>
      <text:p text:style-name="Preformatted_20_Text"><text:s text:c="20"/>&lt;value&gt;&lt;/value&gt;</text:p>
      <text:p text:style-name="Preformatted_20_Text"><text:s text:c="16"/>&lt;/prop&gt;</text:p>
      <text:p text:style-name="Text_20_body">The DisplayName is the name displayed in the style/format list in the filter dialog.</text:p>
      <text:p text:style-name="Preformatted_20_Text"><text:soft-page-break/><text:s text:c="16"/>&lt;prop oor:name="DisplayName" oor:type="xs:string" oor:localized="true"&gt;</text:p>
      <text:p text:style-name="Preformatted_20_Text"><text:s text:c="20"/>&lt;value&gt;My Config Package&lt;/value&gt;</text:p>
      <text:p text:style-name="Preformatted_20_Text"><text:s text:c="16"/>&lt;/prop&gt;</text:p>
      <text:p text:style-name="Text_20_body">This path points to the configuration within the extension, you want to use:</text:p>
      <text:p text:style-name="Preformatted_20_Text"><text:s text:c="16"/>&lt;prop oor:name="ConfigURL" oor:type="xs:string"&gt;</text:p>
      <text:p text:style-name="Preformatted_20_Text"><text:s text:c="20"/>&lt;value&gt;%origin%/config/myconfig.xml&lt;/value&gt;</text:p>
      <text:p text:style-name="Preformatted_20_Text"><text:s text:c="16"/>&lt;/prop&gt;</text:p>
      <text:p text:style-name="Text_20_body">This property (XHTML only) points to the XHTML template within the extension, you want to use:</text:p>
      <text:p text:style-name="Preformatted_20_Text"><text:s text:c="16"/>&lt;prop oor:name="TargetTemplateURL" oor:type="xs:string"&gt;</text:p>
      <text:p text:style-name="Preformatted_20_Text"><text:s text:c="20"/>&lt;value&gt;%origin%/config/mytemplate.xhtml&lt;/value&gt;</text:p>
      <text:p text:style-name="Preformatted_20_Text"><text:s text:c="16"/>&lt;/prop&gt;</text:p>
      <text:p text:style-name="Text_20_body">This property (XHTML only) points to style sheet within the extension, you want to include (for EPUB export):</text:p>
      <text:p text:style-name="Preformatted_20_Text"><text:s text:c="16"/>&lt;prop oor:name="StyleSheetURL" oor:type="xs:string"&gt;</text:p>
      <text:p text:style-name="Preformatted_20_Text"><text:s text:c="20"/>&lt;value&gt;%origin%/config/mytemplate.xhtml&lt;/value&gt;</text:p>
      <text:p text:style-name="Preformatted_20_Text"><text:s text:c="16"/>&lt;/prop&gt;</text:p>
      <text:p text:style-name="Preformatted_20_Text"><text:s text:c="12"/>&lt;/node&gt;</text:p>
      <text:p text:style-name="Preformatted_20_Text"><text:s text:c="8"/>&lt;/node&gt;</text:p>
      <text:p text:style-name="Text_20_body">The next section defines the LO template you wish to connect with your configuration:</text:p>
      <text:p text:style-name="Preformatted_20_Text"><text:s text:c="8"/>&lt;node oor:name="Templates"&gt;</text:p>
      <text:p text:style-name="Text_20_body">The entry needs a unique name:</text:p>
      <text:p text:style-name="Preformatted_20_Text"><text:s text:c="12"/>&lt;node oor:name="mytemplate1" oor:op="replace"&gt;</text:p>
      <text:p text:style-name="Preformatted_20_Text"><text:s text:c="16"/>&lt;prop oor:name="TemplateName" oor:type="xs:string"&gt;</text:p>
      <text:p text:style-name="Text_20_body">The name of the LO template is defined here (leave out .odt).</text:p>
      <text:p text:style-name="Preformatted_20_Text"><text:s text:c="20"/>&lt;value&gt;MyWriterTemplate&lt;/value&gt;</text:p>
      <text:p text:style-name="Preformatted_20_Text"><text:s text:c="16"/>&lt;/prop&gt;</text:p>
      <text:p text:style-name="Preformatted_20_Text"><text:s text:c="16"/>&lt;prop oor:name="ConfigName" oor:type="xs:string"&gt;</text:p>
      <text:p text:style-name="Text_20_body">The configuration to link to is defined here.</text:p>
      <text:p text:style-name="Preformatted_20_Text"><text:s text:c="20"/>&lt;value&gt;myconfig1&lt;/value&gt;</text:p>
      <text:p text:style-name="Preformatted_20_Text"><text:s text:c="16"/>&lt;/prop&gt;</text:p>
      <text:p text:style-name="Preformatted_20_Text"><text:s text:c="12"/>&lt;/node&gt;</text:p>
      <text:p text:style-name="Preformatted_20_Text"><text:s text:c="8"/>&lt;/node&gt;</text:p>
      <text:p text:style-name="Preformatted_20_Text"><text:s text:c="4"/>&lt;/node&gt;</text:p>
      <text:p text:style-name="Preformatted_20_Text">&lt;/oor:component-data&gt;</text:p>
      <text:p text:style-name="Preformatted_20_Text"/>
      <text:h text:style-name="Heading_20_3" text:outline-level="3"><text:soft-page-break/>About locked options</text:h>
      <text:p text:style-name="Text_20_body">The options you can specify for the LockedOptions property depends on the filter. The following list details which options are available to lock for each filter (see section <text:reference-ref text:reference-format="chapter" text:ref-name="latex-config">4</text:reference-ref>).,</text:p>
      <text:p text:style-name="Heading_20_4">Writer2LaTeX</text:p>
      <text:p text:style-name="Text_20_body_20_left_20_justified"><text:span text:style-name="Source_20_Text">backend, inputencoding, multilingual, greek_math, additional_symbols</text:span><text:span text:style-name="Source_20_Text"><text:note text:id="ftn2" text:note-class="footnote"><text:note-citation>2</text:note-citation><text:note-body><text:p text:style-name="Footnote">This is a pseudo-option which locks all the options <text:span text:style-name="source-footnote">use_pifont</text:span>, <text:span text:style-name="source-footnote">use_ifsym</text:span>, <text:span text:style-name="source-footnote">use_wasysym</text:span>, <text:span text:style-name="source-footnote">use_eurosym</text:span> and <text:span text:style-name="source-footnote">use_tipa</text:span>.</text:p></text:note-body></text:note></text:span><text:span text:style-name="Source_20_Text">, use_bibtex, bibtex_style, wrap_lines_after, split_linked_sections, split_toplevel_sections, save_images_in_subdir, notes, metadata, </text:span><text:span text:style-name="Source_20_Text"><text:span text:style-name="T18">display_hidden_text,</text:span></text:span><text:span text:style-name="Source_20_Text"> original_image_size, simple_table_limit, float_tables, float_figures, float_options, ignore_hard_page_breaks, ignore_hard_line_breaks, ignore_empty_paragraphs, ignore_double_spaces</text:span></text:p>
      <text:p text:style-name="Heading_20_4">Writer2xhtml (XHTML export)</text:p>
      <text:p text:style-name="Text_20_body_20_left_20_justified"><text:span text:style-name="Source_20_Text">scaling, column_scaling, convert_to_px, image_size, notes, use_dublin_core, ignore_hard_line_breaks, ignore_empty_paragraphs, ignore_double_spaces, split_level, repeat_levels, save_images_in_subdir</text:span></text:p>
      <text:p text:style-name="Heading_20_4">Writer2xhtml (EPUB export)</text:p>
      <text:p text:style-name="Text_20_body_20_left_20_justified"><text:span text:style-name="Source_20_Text">scaling, column_scaling, relative_font_size, font_scaling, use_default_font, default_font_name, convert_to_px, image_size, ignore_hard_line_breaks, ignore_empty_paragraphs, ignore_double_spaces, display_hidden_text, notes, split_level, page_break_split, split_after, image_split, cover_image, external_toc_depth, include_toc</text:span></text:p>
      <text:p text:style-name="Heading_20_4">Calc2xhtml</text:p>
      <text:p text:style-name="Text_20_body_20_left_20_justified"><text:span text:style-name="Source_20_Text">scaling, column_scaling, convert_to_px, image_size, notes, use_dublin_core, display_hidden_sheets, display_hidden_rows_cols, display_filtered_rows_cols, apply_print_ranges, use_title_as_heading, use_sheetnames_as_headings, calc_split, save_images_in_subdir</text:span></text:p>
      <text:h text:style-name="Heading_20_1" text:outline-level="1"><text:bookmark-start text:name="__RefHeading__4563_1948605489"/>Using the command line utility<text:bookmark-end text:name="__RefHeading__4563_1948605489"/></text:h>
      <text:h text:style-name="Heading_20_2" text:outline-level="2"><text:bookmark-start text:name="__RefHeading__4565_1948605489"/>How to install Writer2LaTeX for command line usage<text:bookmark-end text:name="__RefHeading__4565_1948605489"/></text:h>
      <text:p text:style-name="Text_20_body">Writer2LaTeX can work as a standalone command line utility (an installation of LO is not required).</text:p>
      <text:p text:style-name="Text_20_body"><text:span text:style-name="T2">Limitation</text:span>: The export filters support conversion of embedded objects and graphics to a suitable format. The command line utility can only handle graphics in the original format.</text:p>
      <text:h text:style-name="Heading_20_3" text:outline-level="3">Installation for Microsoft Windows</text:h>
      <text:p text:style-name="Text_20_body">To install Writer2LaTeX under Microsoft Windows follow these instructions:</text:p>
      <text:list xml:id="list7186356460894934558" text:style-name="L10">
        <text:list-item>
          <text:p text:style-name="P29">Unzip <text:span text:style-name="Source_20_Text">writer2latex1</text:span><text:span text:style-name="Source_20_Text"><text:span text:style-name="T18">4beta</text:span></text:span><text:span text:style-name="Source_20_Text">.zip</text:span> into some directory. This will create a subdirectory <text:span text:style-name="Source_20_Text">writer2latex1</text:span><text:span text:style-name="Source_20_Text"><text:span text:style-name="T18">4</text:span></text:span>.</text:p>
        </text:list-item>
        <text:list-item>
          <text:p text:style-name="P29">Add this directory to your PATH environment variable (optional but re­com­men­ded).</text:p>
        </text:list-item>
      </text:list>
      <text:p text:style-name="Text_20_body">In some cases you may have to edit <text:span text:style-name="Source_20_Text">w2l.bat</text:span> slightly: The batch file assumes that the java executable is in your path. To verify this, open a command prompt and type <text:span text:style-name="Source_20_Text">java -version</text:span>. <text:s/>If this test fails (or if you have several Java versions installed and want to use a specific version): Open the file <text:span text:style-name="Source_20_Text">w2l.bat</text:span> with a text editor and edit the approriate line to contain the full path to the Java executable, eg.</text:p>
      <text:p text:style-name="Preformatted_20_Text">set JAVAEXE="C:\j2sdk1.<text:span text:style-name="T21">7</text:span>.0_<text:span text:style-name="T21">67</text:span>\bin\java”</text:p>
      <text:h text:style-name="Heading_20_3" text:outline-level="3">Installation for Unix and friends</text:h>
      <text:list xml:id="list2441251832685110319" text:style-name="L11">
        <text:list-item>
          <text:p text:style-name="P30">Unzip <text:span text:style-name="Source_20_Text">writer2latex1</text:span><text:span text:style-name="Source_20_Text"><text:span text:style-name="T18">4beta</text:span></text:span><text:span text:style-name="Source_20_Text">.zip</text:span> into some directory. This will create a subdirectory <text:span text:style-name="Source_20_Text">writer2latex1</text:span><text:span text:style-name="Source_20_Text"><text:span text:style-name="T18">4</text:span></text:span>.</text:p>
        </text:list-item>
        <text:list-item>
          <text:p text:style-name="P30">Add this directory to your PATH environment variable (optional but recommended).</text:p>
        </text:list-item>
        <text:list-item>
          <text:p text:style-name="P30">Add execute permissions to <text:span text:style-name="Source_20_Text">w2l</text:span> as follows:</text:p>
          <text:p text:style-name="P40">chmod +x w2l</text:p>
        </text:list-item>
      </text:list>
      <text:p text:style-name="Text_20_body">In some cases you may have to edit the script slightly:</text:p>
      <text:p text:style-name="Text_20_body">If you place w2l and writer2latex.jar in different directories, or if you choose to create a symbolic link to the script: Open the file <text:span text:style-name="Source_20_Text">w2l</text:span> with a text editor and replace the path at the top of the file with the full path to Writer2LaTeX, eg.</text:p>
      <text:p text:style-name="Preformatted_20_Text"><text:span text:style-name="Source_20_Text">W2LPATH="/home/username/writer2latex1</text:span><text:span text:style-name="Source_20_Text"><text:span text:style-name="T21">4</text:span></text:span><text:span text:style-name="Source_20_Text">"</text:span></text:p>
      <text:p text:style-name="Text_20_body">Also, the script assumes that the java executable is in your path, or that the JAVA_HOME variable points to the locations. To verify the former, open a command shell and type <text:span text:style-name="Source_20_Text">java -version</text:span>. To verify the latter, type <text:span text:style-name="Source_20_Text">env.</text:span> If neither is the case or you have several Java versions installed you should edit this line to contain the full path to the Java executable, ie.</text:p>
      <text:p text:style-name="Preformatted_20_Text"><text:span text:style-name="Source_20_Text">set MYJAVAEXE="/path/to/java/executable/”</text:span></text:p>
      <text:h text:style-name="Heading_20_2" text:outline-level="2"><text:bookmark-start text:name="__RefHeading__4567_1948605489"/><text:soft-page-break/>Using the command line utility<text:bookmark-end text:name="__RefHeading__4567_1948605489"/></text:h>
      <text:p text:style-name="Text_20_body">To invoke the command line utility, use the command line</text:p>
      <text:p text:style-name="Preformatted_20_Text">w2l &lt;options&gt; &lt;source document/path&gt; [&lt;target document/path&gt;]</text:p>
      <text:p text:style-name="Text_20_body">The available options are</text:p>
      <table:table table:name="Tabel3" table:style-name="Tabel3">
        <table:table-column table:style-name="Tabel3.A"/>
        <table:table-column table:style-name="Tabel3.B"/>
        <table:table-column table:style-name="Tabel3.C"/>
        <table:table-row>
          <table:table-cell table:style-name="Tabel3.A1" office:value-type="string">
            <text:p text:style-name="Table_20_Heading">Group</text:p>
          </table:table-cell>
          <table:table-cell table:style-name="Tabel3.A1" office:value-type="string">
            <text:p text:style-name="Table_20_Heading">Option</text:p>
          </table:table-cell>
          <table:table-cell table:style-name="Tabel3.C1" office:value-type="string">
            <text:p text:style-name="Table_20_Heading">Explanation</text:p>
          </table:table-cell>
        </table:table-row>
        <table:table-row>
          <table:table-cell table:style-name="Tabel3.A2" office:value-type="string">
            <text:p text:style-name="Table_20_Contents">Format</text:p>
          </table:table-cell>
          <table:table-cell table:number-columns-spanned="2">
            <table:table table:is-sub-table="true">
              <table:table-column table:style-name="Tabel3.B2.1"/>
              <table:table-column table:style-name="Tabel3.B2.2"/>
              <table:table-row>
                <table:table-cell table:style-name="Tabel3.A2" office:value-type="string">
                  <text:p text:style-name="Table_20_Contents"><text:span text:style-name="Source_20_Text">-latex</text:span></text:p>
                </table:table-cell>
                <table:table-cell table:style-name="Tabel3.B2.2.1" office:value-type="string">
                  <text:p text:style-name="Table_20_Contents">Convert to LaTeX (default)</text:p>
                </table:table-cell>
              </table:table-row>
              <table:table-row>
                <table:table-cell table:style-name="Tabel3.A2" office:value-type="string">
                  <text:p text:style-name="Table_20_Contents"><text:span text:style-name="Source_20_Text">-bibtex</text:span></text:p>
                </table:table-cell>
                <table:table-cell table:style-name="Tabel3.B2.2.1" office:value-type="string">
                  <text:p text:style-name="Table_20_Contents">Convert to BibTeX</text:p>
                </table:table-cell>
              </table:table-row>
              <table:table-row>
                <table:table-cell table:style-name="Tabel3.A2" office:value-type="string">
                  <text:p text:style-name="Table_20_Contents"><text:span text:style-name="Source_20_Text">-xhtml</text:span></text:p>
                </table:table-cell>
                <table:table-cell table:style-name="Tabel3.B2.2.1" office:value-type="string">
                  <text:p text:style-name="Table_20_Contents">Convert to XHTML 1.0 strict</text:p>
                </table:table-cell>
              </table:table-row>
              <table:table-row>
                <table:table-cell table:style-name="Tabel3.A2" office:value-type="string">
                  <text:p text:style-name="Table_20_Contents"><text:span text:style-name="Source_20_Text">-xhtml11</text:span></text:p>
                </table:table-cell>
                <table:table-cell table:style-name="Tabel3.B2.2.1" office:value-type="string">
                  <text:p text:style-name="Table_20_Contents">Convert to XHTML 1.1</text:p>
                </table:table-cell>
              </table:table-row>
              <table:table-row>
                <table:table-cell table:style-name="Tabel3.A2" office:value-type="string">
                  <text:p text:style-name="Table_20_Contents"><text:span text:style-name="Source_20_Text">-xhtml+mathml</text:span></text:p>
                </table:table-cell>
                <table:table-cell table:style-name="Tabel3.B2.2.1" office:value-type="string">
                  <text:p text:style-name="Table_20_Contents">Convert to XHTML + MathML</text:p>
                </table:table-cell>
              </table:table-row>
              <table:table-row>
                <table:table-cell table:style-name="Tabel3.A2" office:value-type="string">
                  <text:p text:style-name="Table_20_Contents"><text:span text:style-name="Source_20_Text">-xhtml+mathml+xsl</text:span></text:p>
                </table:table-cell>
                <table:table-cell table:style-name="Tabel3.B2.2.1" office:value-type="string">
                  <text:p text:style-name="Table_20_Contents">Convert to XHTML + MathML with xsl (see section <text:reference-ref text:reference-format="chapter" text:ref-name="xhtml-formats">2.4</text:reference-ref>)</text:p>
                </table:table-cell>
              </table:table-row>
              <table:table-row>
                <table:table-cell table:style-name="Tabel3.A2" office:value-type="string">
                  <text:p text:style-name="Table_20_Contents"><text:span text:style-name="Source_20_Text">-html5</text:span></text:p>
                </table:table-cell>
                <table:table-cell table:style-name="Tabel3.B2.2.1" office:value-type="string">
                  <text:p text:style-name="P10">Convert t<text:span text:style-name="T14">o</text:span> HTML5</text:p>
                </table:table-cell>
              </table:table-row>
              <table:table-row>
                <table:table-cell table:style-name="Tabel3.A2" office:value-type="string">
                  <text:p text:style-name="Table_20_Contents"><text:span text:style-name="Source_20_Text">-epub</text:span></text:p>
                </table:table-cell>
                <table:table-cell table:style-name="Tabel3.B2.2.1" office:value-type="string">
                  <text:p text:style-name="Table_20_Contents">Convert to EPUB</text:p>
                </table:table-cell>
              </table:table-row>
            </table:table>
          </table:table-cell>
          <table:covered-table-cell/>
        </table:table-row>
        <table:table-row>
          <table:table-cell table:style-name="Tabel3.A2" office:value-type="string">
            <text:p text:style-name="Table_20_Contents">Config</text:p>
          </table:table-cell>
          <table:table-cell table:number-columns-spanned="2">
            <table:table table:is-sub-table="true">
              <table:table-column table:style-name="Tabel3.B2.1"/>
              <table:table-column table:style-name="Tabel3.B2.2"/>
              <table:table-row>
                <table:table-cell table:style-name="Tabel3.A2" office:value-type="string">
                  <text:p text:style-name="Table_20_Contents"><text:span text:style-name="Source_20_Text">-config &lt;file&gt;</text:span></text:p>
                </table:table-cell>
                <table:table-cell table:style-name="Tabel3.B2.2.1" office:value-type="string">
                  <text:p text:style-name="Table_20_Contents">Load configuration file (see section <text:reference-ref text:reference-format="chapter" text:ref-name="latex-config">4</text:reference-ref>)</text:p>
                </table:table-cell>
              </table:table-row>
              <table:table-row>
                <table:table-cell table:style-name="Tabel3.A2" office:value-type="string">
                  <text:p text:style-name="Table_20_Contents"><text:span text:style-name="Source_20_Text">-ultraclean</text:span></text:p>
                </table:table-cell>
                <table:table-cell table:style-name="Tabel3.B2.2.1" office:value-type="string">
                  <text:p text:style-name="Table_20_Contents">Load the LaTeX format <text:span text:style-name="T2">ultraclean</text:span></text:p>
                </table:table-cell>
              </table:table-row>
              <table:table-row>
                <table:table-cell table:style-name="Tabel3.A2" office:value-type="string">
                  <text:p text:style-name="Table_20_Contents"><text:span text:style-name="Source_20_Text">-clean</text:span></text:p>
                </table:table-cell>
                <table:table-cell table:style-name="Tabel3.B2.2.1" office:value-type="string">
                  <text:p text:style-name="Table_20_Contents">Load the LaTeX format <text:span text:style-name="T2">clean</text:span></text:p>
                </table:table-cell>
              </table:table-row>
              <table:table-row>
                <table:table-cell table:style-name="Tabel3.A2" office:value-type="string">
                  <text:p text:style-name="Table_20_Contents"><text:span text:style-name="Source_20_Text">-pdfprint</text:span></text:p>
                </table:table-cell>
                <table:table-cell table:style-name="Tabel3.B2.2.1" office:value-type="string">
                  <text:p text:style-name="Table_20_Contents">Load the LaTeX format <text:span text:style-name="T2">pdfprint</text:span> </text:p>
                </table:table-cell>
              </table:table-row>
              <table:table-row>
                <table:table-cell table:style-name="Tabel3.A2" office:value-type="string">
                  <text:p text:style-name="Table_20_Contents"><text:span text:style-name="Source_20_Text">-pdfscreen</text:span></text:p>
                </table:table-cell>
                <table:table-cell table:style-name="Tabel3.B2.2.1" office:value-type="string">
                  <text:p text:style-name="Table_20_Contents">Load the LaTeX format <text:span text:style-name="T2">pdfscreen</text:span></text:p>
                </table:table-cell>
              </table:table-row>
              <table:table-row>
                <table:table-cell table:style-name="Tabel3.A2" office:value-type="string">
                  <text:p text:style-name="Table_20_Contents"><text:span text:style-name="Source_20_Text">-cleanxhtml</text:span></text:p>
                </table:table-cell>
                <table:table-cell table:style-name="Tabel3.B2.2.1" office:value-type="string">
                  <text:p text:style-name="Table_20_Contents">Load the XHTML format <text:span text:style-name="T2">cleanxhtml</text:span></text:p>
                </table:table-cell>
              </table:table-row>
            </table:table>
          </table:table-cell>
          <table:covered-table-cell/>
        </table:table-row>
        <table:table-row>
          <table:table-cell table:style-name="Tabel3.A2" office:value-type="string">
            <text:p text:style-name="Table_20_Contents">xhtml</text:p>
          </table:table-cell>
          <table:table-cell table:number-columns-spanned="2">
            <table:table table:is-sub-table="true">
              <table:table-column table:style-name="Tabel3.B2.1"/>
              <table:table-column table:style-name="Tabel3.B2.2"/>
              <table:table-row>
                <table:table-cell table:style-name="Tabel3.A2" office:value-type="string">
                  <text:p text:style-name="Table_20_Contents"><text:span text:style-name="Source_20_Text">-template &lt;file&gt;</text:span></text:p>
                </table:table-cell>
                <table:table-cell table:style-name="Tabel3.B2.2.1" office:value-type="string">
                  <text:p text:style-name="Table_20_Contents">Load an XHTML template</text:p>
                </table:table-cell>
              </table:table-row>
              <table:table-row>
                <table:table-cell table:style-name="Tabel3.A2" office:value-type="string">
                  <text:p text:style-name="Table_20_Contents"><text:span text:style-name="Source_20_Text">-stylesheet &lt;file&gt;</text:span></text:p>
                </table:table-cell>
                <table:table-cell table:style-name="Tabel3.B2.2.1" office:value-type="string">
                  <text:p text:style-name="Table_20_Contents">Load a custom style sheet for inclusion in the document (EPUB export only)</text:p>
                </table:table-cell>
              </table:table-row>
              <table:table-row>
                <table:table-cell table:style-name="Tabel3.A2" office:value-type="string">
                  <text:p text:style-name="Table_20_Contents"><text:span text:style-name="Source_20_Text">-recurse</text:span></text:p>
                </table:table-cell>
                <table:table-cell table:style-name="Tabel3.B2.2.1" office:value-type="string">
                  <text:p text:style-name="Table_20_Contents">Recurse into subdirectories (batch conversion)</text:p>
                </table:table-cell>
              </table:table-row>
            </table:table>
          </table:table-cell>
          <table:covered-table-cell/>
        </table:table-row>
        <table:table-row>
          <table:table-cell table:style-name="Tabel3.A2" office:value-type="string">
            <text:p text:style-name="Table_20_Contents">Options</text:p>
          </table:table-cell>
          <table:table-cell table:style-name="Tabel3.A2" office:value-type="string">
            <text:p text:style-name="Table_20_Contents"><text:span text:style-name="Source_20_Text">-&lt;option&gt; &lt;value&gt;</text:span></text:p>
          </table:table-cell>
          <table:table-cell table:style-name="Tabel3.B2.2.1" office:value-type="string">
            <text:p text:style-name="Table_20_Contents">Set a configuration options (see section <text:reference-ref text:reference-format="chapter" text:ref-name="latex-config">4</text:reference-ref>)</text:p>
          </table:table-cell>
        </table:table-row>
      </table:table>
      <text:p text:style-name="Text_20_body"/>
      <text:p text:style-name="Text_20_body">Some of the options are explained in more detail in the examples below.</text:p>
      <text:h text:style-name="Heading_20_3" text:outline-level="3">Examples converting to LaTeX</text:h>
      <text:p text:style-name="Text_20_body">The command line</text:p>
      <text:p text:style-name="Preformatted_20_Text">w2l mydocument.odt mypath/myoutputdocument.tex</text:p>
      <text:p text:style-name="Text_20_body">will convert the document <text:span text:style-name="Source_20_Text">mydocument.odt</text:span> in the current directory, and save the result in the subdirectory <text:span text:style-name="Source_20_Text">mypath</text:span> in the document <text:span text:style-name="Source_20_Text">myoutputdocument.tex</text:span>.</text:p>
      <text:p text:style-name="Text_20_body">The command line</text:p>
      <text:p text:style-name="Preformatted_20_Text">w2l -config myconfig.xml mydocument.odt</text:p>
      <text:p text:style-name="Text_20_body">will convert the document using the configuration file <text:span text:style-name="Source_20_Text">myconfig.xml</text:span> (You can read more about configuration in section <text:reference-ref text:reference-format="chapter" text:ref-name="latex-config">4</text:reference-ref>). As no output file is specified, Writer2LaTeX will use the same name as the original document, but change the extension to <text:span text:style-name="Source_20_Text">.tex</text:span>.</text:p>
      <text:p text:style-name="Text_20_body">You can also specify any simple option described in section <text:reference-ref text:reference-format="chapter" text:ref-name="latex-config">4</text:reference-ref> directly on the com<text:soft-page-break/>mand line. Eg. to produce a file suitable for processing with pdfLaTeX:</text:p>
      <text:p text:style-name="Preformatted_20_Text">w2l -backend pdftex mydocument.odt</text:p>
      <text:p text:style-name="Text_20_body">Instead of giving your own configuration file, you can use one of the standard configurations. For example to produce a clean LaTeX file (ie. ignoring most of the formatting from the source document):</text:p>
      <text:p text:style-name="Preformatted_20_Text">w2l -clean mydocument.odt</text:p>
      <text:h text:style-name="Heading_20_3" text:outline-level="3">Examples converting to BibTeX from the command line</text:h>
      <text:p text:style-name="Text_20_body">Writer2BibTeX extracts bibliography data to a BibTeX file. For example</text:p>
      <text:p text:style-name="Preformatted_20_Text">w2l -bibtex mydocument.odt</text:p>
      <text:p text:style-name="Text_20_body">will extract all bibliographic references from the document and store them in a file named <text:span text:style-name="Source_20_Text">mydocument.bib</text:span>. You can also extract the data as part of the conversion to LaTeX, see section <text:reference-ref text:reference-format="chapter" text:ref-name="latex-config">4</text:reference-ref>.</text:p>
      <text:h text:style-name="Heading_20_3" text:outline-level="3">Examples converting to XHTML from the command line</text:h>
      <text:p text:style-name="Text_20_body">The command line</text:p>
      <text:p text:style-name="Preformatted_20_Text">w2l -xhtml+mathml mydocument.odt</text:p>
      <text:p text:style-name="Text_20_body">will convert the document to XHTML+MathML, using the filename <text:span text:style-name="Source_20_Text">mydocument.xhtml</text:span>.</text:p>
      <text:p text:style-name="Text_20_body">Likewise the commandline</text:p>
      <text:p text:style-name="Preformatted_20_Text">w2l -xhtml -config myconfig.xml mydocument.odt myresult.html</text:p>
      <text:p text:style-name="Text_20_body">will convert into XHTML using the specified configuration and file name.</text:p>
      <text:p text:style-name="Text_20_body">To produce a <text:span text:style-name="T2">clean</text:span> xhtml file (see section <text:reference-ref text:reference-format="chapter" text:ref-name="xhtml-frontend">4.3</text:reference-ref>), for example:</text:p>
      <text:p text:style-name="Preformatted_20_Text">w2l -cleanxhtml mydocument.odt mypath/myoutputdoc.html</text:p>
      <text:h text:style-name="Heading_20_3" text:outline-level="3">Examples converting to EPUB from the command line</text:h>
      <text:p text:style-name="Text_20_body">The command line</text:p>
      <text:p text:style-name="Preformatted_20_Text">w2l -epub -split_level 2 mydocument.odt</text:p>
      <text:p text:style-name="Text_20_body">will convert to EPUB, divding the document at sections of level 2</text:p>
      <text:p text:style-name="Text_20_body">Likewise the command line</text:p>
      <text:p text:style-name="Preformatted_20_Text">w2l -epub -stylesheet mystyles.css -cleanxhtml -split_level 2</text:p>
      <text:p text:style-name="Text_20_body">will create an EPUB file using the custom style sheet <text:span text:style-name="Source_20_Text">mystyles.css</text:span> for formatting.</text:p>
      <text:h text:style-name="Heading_20_1" text:outline-level="1"><text:bookmark-start text:name="__RefHeading__4569_1948605489"/><text:reference-mark text:name="latex-config"/>Configuration<text:bookmark-end text:name="__RefHeading__4569_1948605489"/></text:h>
      <text:h text:style-name="Heading_20_2" text:outline-level="2"><text:bookmark-start text:name="__RefHeading__4571_1948605489"/>Writer2LaTeX configuration<text:bookmark-end text:name="__RefHeading__4571_1948605489"/></text:h>
      <text:p text:style-name="Text_20_body">LaTeX export can be configured with a configuration file. The location of the configuration depends on how you use Writer2LaTeX: Please see the sections on the export filter and the command line application.</text:p>
      <text:p text:style-name="Text_20_body">The configuration is a file in xml format. Here is a sample configuration file for producing a document of class <text:span text:style-name="Source_20_Text">book</text:span>, converting only basic formatting and optimizing for pdfTeX.</text:p>
      <text:p text:style-name="Preformatted_20_Text">&lt;?xml version="1.0" encoding="UTF-8" ?&gt;</text:p>
      <text:p text:style-name="Preformatted_20_Text">&lt;config&gt;</text:p>
      <text:p text:style-name="Preformatted_20_Text"><text:s text:c="2"/>&lt;option name="backend" value="pdftex" /&gt;</text:p>
      <text:p text:style-name="Preformatted_20_Text"><text:s text:c="2"/>&lt;option name="documentclass" value="book" /&gt;</text:p>
      <text:p text:style-name="Preformatted_20_Text"><text:s text:c="2"/>&lt;option name="inputencoding" value="latin1" /&gt;</text:p>
      <text:p text:style-name="Preformatted_20_Text"><text:s text:c="2"/>&lt;option name="use_pifont" value="false" /&gt;</text:p>
      <text:p text:style-name="Preformatted_20_Text"><text:s text:c="2"/>&lt;option name="use_bibtex" value="false" /&gt;</text:p>
      <text:p text:style-name="Preformatted_20_Text"><text:s text:c="2"/>&lt;option name="bibtex_style" value="plain" /&gt;</text:p>
      <text:p text:style-name="Preformatted_20_Text"><text:s text:c="2"/>&lt;option name="formatting" value="convert_basic" /&gt;</text:p>
      <text:p text:style-name="Preformatted_20_Text"><text:s text:c="2"/>&lt;option name="page_formatting" value="convert_all" /&gt;</text:p>
      <text:p text:style-name="Preformatted_20_Text"><text:s text:c="2"/>&lt;heading-map max-level="4"&gt;</text:p>
      <text:p text:style-name="Preformatted_20_Text"><text:s text:c="4"/>&lt;heading-level-map writer-level="1" name="chapter" level="0" /&gt;</text:p>
      <text:p text:style-name="Preformatted_20_Text"><text:s text:c="4"/>&lt;heading-level-map writer-level="2" name="section" level="1" /&gt;</text:p>
      <text:p text:style-name="Preformatted_20_Text"><text:s text:c="4"/>&lt;heading-level-map writer-level="3" name="subsection"</text:p>
      <text:p text:style-name="Preformatted_20_Text"><text:s text:c="6"/>level="2" /&gt;</text:p>
      <text:p text:style-name="Preformatted_20_Text"><text:s text:c="4"/>&lt;heading-level-map writer-level="4" name="subsubsection"</text:p>
      <text:p text:style-name="Preformatted_20_Text"><text:s text:c="6"/>level="3" /&gt;</text:p>
      <text:p text:style-name="Preformatted_20_Text"><text:s text:c="2"/>&lt;/heading-map&gt;</text:p>
      <text:p text:style-name="Preformatted_20_Text"><text:s text:c="2"/>&lt;custom-preamble /&gt;</text:p>
      <text:p text:style-name="Preformatted_20_Text"><text:s text:c="2"/>&lt;style-map name="Quotations" family="paragraph"</text:p>
      <text:p text:style-name="Preformatted_20_Text"><text:s text:c="4"/>before="\begin{quote}" after=\end{quote} /&gt;</text:p>
      <text:p text:style-name="Preformatted_20_Text"><text:s text:c="2"/>&lt;string-replace input="LaTeX" latex-code="{\LaTeX}" /&gt;</text:p>
      <text:p text:style-name="Preformatted_20_Text">&lt;/config&gt;</text:p>
      <text:p text:style-name="Text_20_body">Writer2LaTeX comes with five standard configuration files:</text:p>
      <text:list xml:id="list1290918892301063144" text:style-name="L12">
        <text:list-item>
          <text:p text:style-name="P31"><text:span text:style-name="Source_20_Text">ultraclean.xml</text:span> to produce a <text:span text:style-name="T1">clean</text:span> LaTeX file, ie. almost all the formatting is ignored.</text:p>
        </text:list-item>
        <text:list-item>
          <text:p text:style-name="P31"><text:span text:style-name="Source_20_Text">clean.xml</text:span> is a less radical version; preserves hyperlinks, color and some character formatting.</text:p>
        </text:list-item>
        <text:list-item>
          <text:p text:style-name="P31"><text:span text:style-name="Source_20_Text">pdfscreen.xml</text:span> to produce a LaTeX file which is optimized for screen viewing using the package <text:span text:style-name="Source_20_Text">pdfscreen.sty</text:span>.</text:p>
        </text:list-item>
        <text:list-item>
          <text:p text:style-name="P31"><text:span text:style-name="Source_20_Text">pdfprint.xml</text:span> to produce a LaTeX file which is optimized for printing with pdfTeX.</text:p>
        </text:list-item>
      </text:list>
      <text:p text:style-name="Text_20_body">In addition, you can find a sample configuration file suitable for documents originating from Google Docs in the directry <text:span text:style-name="Source_20_Text">samples/config</text:span>.</text:p>
      <text:p text:style-name="Text_20_body"><text:soft-page-break/>The following subsections explains the available options. The options written in italics can be set using the dialog if you use Writer2LaTeX as an export filter.</text:p>
      <text:h text:style-name="Heading_20_3" text:outline-level="3">General options</text:h>
      <text:p text:style-name="Text_20_body">These options are used to control general aspects of the generated LaTeX document.</text:p>
      <table:table table:name="Tabel12" table:style-name="Tabel12">
        <table:table-column table:style-name="Tabel12.A"/>
        <table:table-column table:style-name="Tabel12.B"/>
        <table:table-row>
          <table:table-cell table:style-name="Tabel12.A1" office:value-type="string">
            <text:p text:style-name="Table_20_Contents"><text:span text:style-name="Source_20_Text">documentclass</text:span></text:p>
          </table:table-cell>
          <table:table-cell table:style-name="Tabel12.B1" office:value-type="string">
            <text:p text:style-name="Table_20_Contents">This options defines the name of the LaTeX documentclass to use (default is <text:span text:style-name="Source_20_Text">article</text:span>).</text:p>
          </table:table-cell>
        </table:table-row>
        <table:table-row>
          <table:table-cell table:style-name="Tabel12.A2" office:value-type="string">
            <text:p text:style-name="Table_20_Contents"><text:span text:style-name="Source_20_Text">global_options</text:span></text:p>
          </table:table-cell>
          <table:table-cell table:style-name="Tabel12.B2" office:value-type="string">
            <text:p text:style-name="Table_20_Contents">This option is a list of global options to add to the documentclass (the default value is an empty string).</text:p>
          </table:table-cell>
        </table:table-row>
        <table:table-row>
          <table:table-cell table:style-name="Tabel12.A2" office:value-type="string">
            <text:p text:style-name="Table_20_Contents"><text:span text:style-name="Source_20_Text"><text:span text:style-name="T2">backend</text:span></text:span></text:p>
          </table:table-cell>
          <table:table-cell table:style-name="Tabel12.B2" office:value-type="string">
            <text:p text:style-name="Text_20_body">This option can have any of the values <text:span text:style-name="Source_20_Text">generic</text:span>, <text:span text:style-name="Source_20_Text">dvips</text:span>, <text:span text:style-name="Source_20_Text">pdftex</text:span> (default), <text:span text:style-name="Source_20_Text">xetex</text:span> and <text:span text:style-name="Source_20_Text">unspecified</text:span>. This will create LaTeX files suitable for any backend/dvi driver, dvips, pdfTeX or XeTeX respectively. The last value does not assume any specific backend. This value of the option affects export of graphics: Only file types than can be handled by the backend are included. If you use the filter, other graphics will be converted to a suitable format. If you use the command line application, other types will be commented out. If you use <text:span text:style-name="Source_20_Text">unspecified</text:span>, no graphics will be commented out, nor converted.</text:p>
          </table:table-cell>
        </table:table-row>
        <table:table-row>
          <table:table-cell table:style-name="Tabel12.A2" office:value-type="string">
            <text:p text:style-name="Table_20_Contents"><text:span text:style-name="Source_20_Text"><text:span text:style-name="T2">inputencoding</text:span></text:span></text:p>
          </table:table-cell>
          <table:table-cell table:style-name="Tabel12.B2" office:value-type="string">
            <text:p text:style-name="Text_20_body">The option <text:span text:style-name="Source_20_Text">inputencoding</text:span> can have any of the values <text:span text:style-name="Source_20_Text">ascii</text:span> (default), <text:span text:style-name="Source_20_Text">latin1</text:span>, <text:span text:style-name="Source_20_Text">latin2</text:span>, <text:span text:style-name="Source_20_Text">iso-8859-7</text:span>, <text:span text:style-name="Source_20_Text">cp1250</text:span>, <text:span text:style-name="Source_20_Text">cp1251</text:span>, <text:span text:style-name="Source_20_Text">koi8-r</text:span> or <text:span text:style-name="Source_20_Text">utf8</text:span>. This option has no effect if the backend is XeTeX, in this case the encoding is always utf-8.</text:p>
          </table:table-cell>
        </table:table-row>
        <table:table-row>
          <table:table-cell table:style-name="Tabel12.A2" office:value-type="string">
            <text:p text:style-name="Table_20_Contents"><text:span text:style-name="Source_20_Text"><text:span text:style-name="T2">multilingual</text:span></text:span></text:p>
          </table:table-cell>
          <table:table-cell table:style-name="Tabel12.B2" office:value-type="string">
            <text:p text:style-name="Text_20_body">If this option is set to <text:span text:style-name="Source_20_Text">true</text:span> (default), Writer2LaTeX will export all language information in the document. If <text:span text:style-name="Source_20_Text">backend</text:span> is <text:span text:style-name="Source_20_Text">xetex</text:span>, the package <text:span text:style-name="Source_20_Text">polyglossia.sty</text:span> will be used, otherwise the package <text:span text:style-name="Source_20_Text">babel.sty</text:span>.</text:p>
            <text:p text:style-name="Text_20_body">If the option is set to <text:span text:style-name="Source_20_Text">false</text:span>, Writer2LaTeX will assume that the document is written in one language only. If <text:span text:style-name="Source_20_Text">backend</text:span> is <text:span text:style-name="Source_20_Text">xetex</text:span>, no language information will be exported, otherwise the language used for the majority of the text in the document will be exported using <text:span text:style-name="Source_20_Text">babel.sty</text:span>.</text:p>
          </table:table-cell>
        </table:table-row>
        <table:table-row>
          <table:table-cell table:style-name="Tabel12.A2" office:value-type="string">
            <text:p text:style-name="Table_20_Contents"><text:span text:style-name="Source_20_Text"><text:span text:style-name="T2">greek_math</text:span></text:span></text:p>
          </table:table-cell>
          <table:table-cell table:style-name="Tabel12.B2" office:value-type="string">
            <text:p text:style-name="Text_20_body">This option can have the values <text:span text:style-name="Source_20_Text">true</text:span> (default) or <text:span text:style-name="Source_20_Text">false</text:span>. This means that greek letters in latin or cyrillic text are rendered in math mode. This behaviour assumes that greek letters are used as symbols in this context, and has the advantage that greek text fonts are not required. It is <text:span text:style-name="T1">not</text:span> used in greek text, where it would be look awful. This option has no effect if the <text:span text:style-name="Source_20_Text">backend</text:span> is set to <text:span text:style-name="Source_20_Text">xetex</text:span>.</text:p>
          </table:table-cell>
        </table:table-row>
        <text:soft-page-break/>
        <table:table-row>
          <table:table-cell table:style-name="Tabel12.A2" office:value-type="string">
            <text:p text:style-name="Table_20_Contents"><text:span text:style-name="Source_20_Text"><text:span text:style-name="T2">use_pifont</text:span></text:span></text:p>
          </table:table-cell>
          <table:table-cell table:style-name="Tabel12.B2" office:value-type="string">
            <text:p text:style-name="Text_20_body">Setting this option to <text:span text:style-name="Source_20_Text">true</text:span> enables the use of <text:span text:style-name="T1">Zapf Dingbats</text:span> using the LaTeX package <text:span text:style-name="Source_20_Text">pifont.sty</text:span>. Default is <text:span text:style-name="Source_20_Text">false</text:span>. <text:s/>This option and the following five font options has no effect if the backend is XeTeX.</text:p>
          </table:table-cell>
        </table:table-row>
        <table:table-row>
          <table:table-cell table:style-name="Tabel12.A2" office:value-type="string">
            <text:p text:style-name="Table_20_Contents"><text:span text:style-name="Source_20_Text"><text:span text:style-name="T2">use_ifsym</text:span></text:span></text:p>
          </table:table-cell>
          <table:table-cell table:style-name="Tabel12.B2" office:value-type="string">
            <text:p text:style-name="Text_20_body">Setting this option to <text:span text:style-name="Source_20_Text">true</text:span> enables the use of the <text:span text:style-name="T2">ifsym</text:span> symbol font using the LaTeX package <text:span text:style-name="Source_20_Text">ifsym.sty</text:span>. Default is <text:span text:style-name="Source_20_Text">false</text:span>.</text:p>
          </table:table-cell>
        </table:table-row>
        <table:table-row>
          <table:table-cell table:style-name="Tabel12.A2" office:value-type="string">
            <text:p text:style-name="Table_20_Contents"><text:span text:style-name="Source_20_Text"><text:span text:style-name="T2">use_wasysym</text:span></text:span></text:p>
          </table:table-cell>
          <table:table-cell table:style-name="Tabel12.B2" office:value-type="string">
            <text:p text:style-name="Text_20_body">Setting this option to <text:span text:style-name="Source_20_Text">true</text:span> enables the use of the wasy symbol font using the LaTeX package <text:span text:style-name="Source_20_Text">wasysym.sty</text:span>. Default is <text:span text:style-name="Source_20_Text">false</text:span>.</text:p>
          </table:table-cell>
        </table:table-row>
        <table:table-row>
          <table:table-cell table:style-name="Tabel12.A2" office:value-type="string">
            <text:p text:style-name="Table_20_Contents"><text:span text:style-name="Source_20_Text"><text:span text:style-name="T2">use_bbding</text:span></text:span></text:p>
          </table:table-cell>
          <table:table-cell table:style-name="Tabel12.B2" office:value-type="string">
            <text:p text:style-name="Text_20_body">Setting this option to <text:span text:style-name="Source_20_Text">true</text:span> enables the use of the <text:span text:style-name="T1">bbding</text:span> symbol font (a clone of Zapf Dingbats) using the LaTeX package <text:span text:style-name="Source_20_Text">bbding.sty</text:span>. Default is <text:span text:style-name="Source_20_Text">false</text:span>.</text:p>
          </table:table-cell>
        </table:table-row>
        <table:table-row>
          <table:table-cell table:style-name="Tabel12.A2" office:value-type="string">
            <text:p text:style-name="Table_20_Contents"><text:span text:style-name="Source_20_Text"><text:span text:style-name="T2">use_eurosym</text:span></text:span></text:p>
          </table:table-cell>
          <table:table-cell table:style-name="Tabel12.B2" office:value-type="string">
            <text:p text:style-name="Text_20_body">Setting this option to <text:span text:style-name="Source_20_Text">true</text:span> enables the use of <text:s/>the <text:span text:style-name="Source_20_Text">eurosym</text:span> font using the LaTeX package <text:span text:style-name="Source_20_Text">eurosym.sty</text:span>. Default is <text:span text:style-name="Source_20_Text">false</text:span>.</text:p>
          </table:table-cell>
        </table:table-row>
        <table:table-row>
          <table:table-cell table:style-name="Tabel12.A2" office:value-type="string">
            <text:p text:style-name="Table_20_Contents"><text:span text:style-name="Source_20_Text"><text:span text:style-name="T2">use_tipa</text:span></text:span></text:p>
          </table:table-cell>
          <table:table-cell table:style-name="Tabel12.B2" office:value-type="string">
            <text:p text:style-name="Text_20_body">Setting this option to <text:span text:style-name="Source_20_Text">true</text:span> enables the use of phonetic symbols using the LaTeX packages <text:span text:style-name="Source_20_Text">tipa.sty</text:span> and <text:span text:style-name="Source_20_Text">tipx.sty</text:span>. Default is <text:span text:style-name="Source_20_Text">false</text:span>.</text:p>
          </table:table-cell>
        </table:table-row>
        <table:table-row>
          <table:table-cell table:style-name="Tabel12.A2" office:value-type="string">
            <text:p text:style-name="Table_20_Contents"><text:span text:style-name="Source_20_Text">use_</text:span><text:span text:style-name="Source_20_Text"><text:span text:style-name="T14">ooo</text:span></text:span><text:span text:style-name="Source_20_Text">math</text:span></text:p>
          </table:table-cell>
          <table:table-cell table:style-name="Tabel12.B2" office:value-type="string">
            <text:p text:style-name="Table_20_Contents"><text:span text:style-name="T23">T</text:span>his option can <text:s/>have the values <text:span text:style-name="Source_20_Text">true</text:span> or <text:span text:style-name="Source_20_Text">false</text:span> (default). This enables the use of the LaTeX package <text:span text:style-name="T14">ooo</text:span><text:span text:style-name="Source_20_Text">math.sty</text:span><text:span text:style-name="T23"> (see section </text:span><text:span text:style-name="T23"><text:bookmark-ref text:reference-format="chapter" text:ref-name="__RefHeading__4583_1948605489">6</text:bookmark-ref></text:span><text:span text:style-name="T23">).</text:span> This package defines <text:s/>number of LaTeX macros used to convert formulas from LO to LaTeX. If this package is not used, the necessary definitions will be included in the LaTeX preamble, which may become quite long – so using <text:span text:style-name="T14">ooo</text:span><text:span text:style-name="Source_20_Text">math.sty</text:span> is recommended for documents with formulas.</text:p>
          </table:table-cell>
        </table:table-row>
        <table:table-row>
          <table:table-cell table:style-name="Tabel12.A2" office:value-type="string">
            <text:p text:style-name="Table_20_Contents"><text:span text:style-name="Source_20_Text">use_lastpage</text:span></text:p>
          </table:table-cell>
          <table:table-cell table:style-name="Tabel12.B2" office:value-type="string">
            <text:p text:style-name="Table_20_Contents">This option can have the values <text:span text:style-name="Source_20_Text">true</text:span> or <text:span text:style-name="Source_20_Text">false</text:span> (default). This enables use of the package <text:span text:style-name="Source_20_Text">lastpage.sty</text:span> to represent the page count.</text:p>
          </table:table-cell>
        </table:table-row>
      </table:table>
      <text:h text:style-name="Heading_20_3" text:outline-level="3">Options for bibliography (BibTeX)</text:h>
      <text:p text:style-name="Text_20_body">These options controls the handling of the bibliography.</text:p>
      <table:table table:name="Tabel13" table:style-name="Tabel13">
        <table:table-column table:style-name="Tabel13.A"/>
        <table:table-column table:style-name="Tabel13.B"/>
        <table:table-row>
          <table:table-cell table:style-name="Tabel13.A1" office:value-type="string">
            <text:p text:style-name="Table_20_Contents"><text:span text:style-name="Source_20_Text"><text:span text:style-name="T2">use_bibtex</text:span></text:span></text:p>
          </table:table-cell>
          <table:table-cell table:style-name="Tabel13.B1" office:value-type="string">
            <text:p text:style-name="Text_20_body">Setting this option to <text:span text:style-name="Source_20_Text">true</text:span> enables the use of BibTeX for bibliography generation. If it is set to <text:span text:style-name="Source_20_Text">false</text:span> (default), the bibliography is included as static text.</text:p>
          </table:table-cell>
        </table:table-row>
        <table:table-row>
          <table:table-cell table:style-name="Tabel13.A2" office:value-type="string">
            <text:p text:style-name="Table_20_Contents"><text:span text:style-name="Source_20_Text"><text:span text:style-name="T2">bibtex_style</text:span></text:span></text:p>
          </table:table-cell>
          <table:table-cell table:style-name="Tabel13.B2" office:value-type="string">
            <text:p text:style-name="Text_20_body">This option can have any BibTeX style as value (default is <text:span text:style-name="Source_20_Text">plain</text:span>). This is the BibTeX style to be used in the LaTeX document.</text:p>
          </table:table-cell>
        </table:table-row>
        <table:table-row>
          <table:table-cell table:style-name="Tabel13.A2" office:value-type="string">
            <text:p text:style-name="Table_20_Contents"><text:span text:style-name="Source_20_Text"><text:span text:style-name="T2">use_natbib</text:span></text:span></text:p>
          </table:table-cell>
          <table:table-cell table:style-name="Tabel13.B2" office:value-type="string">
            <text:p text:style-name="Text_20_body">Setting this option to true loads the LaTeX package <text:span text:style-name="Source_20_Text">natbib.sty</text:span>.</text:p>
          </table:table-cell>
        </table:table-row>
        <table:table-row>
          <table:table-cell table:style-name="Tabel13.A2" office:value-type="string">
            <text:p text:style-name="Table_20_Contents"><text:span text:style-name="Source_20_Text"><text:span text:style-name="T2">natbib_options</text:span></text:span></text:p>
          </table:table-cell>
          <table:table-cell table:style-name="Tabel13.B2" office:value-type="string">
            <text:p text:style-name="Text_20_body">Use this option to provide options to <text:span text:style-name="Source_20_Text">natbib.sty</text:span>.</text:p>
          </table:table-cell>
        </table:table-row>
        <text:soft-page-break/>
        <table:table-row>
          <table:table-cell table:style-name="Tabel13.A2" office:value-type="string">
            <text:p text:style-name="Table_20_Contents"><text:span text:style-name="Source_20_Text">external_bibtex_files</text:span></text:p>
          </table:table-cell>
          <table:table-cell table:style-name="Tabel13.B2" office:value-type="string">
            <text:p text:style-name="Text_20_body">Use this option to give a list of external BibTeX files. If the list is non-empty, bibliographic references in the document will be interpreted as keys in these files. If it is empty (default), the bibliographic references will be exported to a BibTeX file (provided <text:span text:style-name="Source_20_Text">use_bibtex</text:span> is set to <text:span text:style-name="Source_20_Text">true</text:span>).</text:p>
          </table:table-cell>
        </table:table-row>
        <table:table-row>
          <table:table-cell table:style-name="Tabel13.A2" office:value-type="string">
            <text:p text:style-name="Table_20_Contents"><text:span text:style-name="Source_20_Text">zotero_bibtex_files</text:span></text:p>
          </table:table-cell>
          <table:table-cell table:style-name="Tabel13.B2" office:value-type="string">
            <text:p text:style-name="Text_20_body">Use this option to give a list of external BibTeX files. If the list is non-empty and <text:span text:style-name="Source_20_Text">use_bibtex</text:span> is set to <text:span text:style-name="Source_20_Text">true</text:span>, Zotero references in the document will be interpreted as keys in these files. Also the Zotero bibliography, if any, will be exported as a LaTeX bibliography. This will take advantage of the LaTeX package <text:span text:style-name="Source_20_Text">natbib.sty</text:span>. If <text:span text:style-name="Source_20_Text">use_natbib</text:span> is set to <text:span text:style-name="Source_20_Text">true</text:span>.<text:line-break/>Otherwise (default), Zotero references and bibliography will be exported as text.</text:p>
          </table:table-cell>
        </table:table-row>
        <table:table-row>
          <table:table-cell table:style-name="Tabel13.A2" office:value-type="string">
            <text:p text:style-name="Table_20_Contents"><text:span text:style-name="Source_20_Text">jabref_bibtex_files</text:span></text:p>
          </table:table-cell>
          <table:table-cell table:style-name="Tabel13.B2" office:value-type="string">
            <text:p text:style-name="Text_20_body">Use this option to give a list of external BibTeX files. If the list is non-empty and <text:span text:style-name="Source_20_Text">use_bibtex</text:span> is set to <text:span text:style-name="Source_20_Text">true</text:span>, JabRef references in the document will be interpreted as keys in these files. Also the JabRef bibliography, if any, will be exported as a LaTeX bibliography. This will take advantage of the LaTeX package <text:span text:style-name="Source_20_Text">natbib.sty</text:span>. If <text:span text:style-name="Source_20_Text">use_natbib</text:span> is set to <text:span text:style-name="Source_20_Text">true</text:span>.<text:line-break/>Otherwise (default), JabRef references and bibliography will be exported as text.</text:p>
          </table:table-cell>
        </table:table-row>
        <table:table-row>
          <table:table-cell table:style-name="Tabel13.A2" office:value-type="string">
            <text:p text:style-name="Table_20_Contents"><text:span text:style-name="Source_20_Text">include_original_citations</text:span></text:p>
          </table:table-cell>
          <table:table-cell table:style-name="Tabel13.B2" office:value-type="string">
            <text:p text:style-name="Text_20_body">If you convert Zotero or JabRef references, you can set this option to <text:span text:style-name="Source_20_Text">true</text:span> (default is <text:span text:style-name="Source_20_Text">false</text:span>) to include the original citation inserted by Zotero/JabRef as a comment in the LaTeX source.</text:p>
          </table:table-cell>
        </table:table-row>
      </table:table>
      <text:h text:style-name="Heading_20_3" text:outline-level="3">File options</text:h>
      <text:p text:style-name="Text_20_body">These options controls the creation of files associated with the main LaTeX document.</text:p>
      <table:table table:name="Tabel14" table:style-name="Tabel14">
        <table:table-column table:style-name="Tabel14.A"/>
        <table:table-column table:style-name="Tabel14.B"/>
        <table:table-row>
          <table:table-cell table:style-name="Tabel14.A1" office:value-type="string">
            <text:p text:style-name="Table_20_Contents"><text:span text:style-name="Source_20_Text"><text:span text:style-name="T2">wrap_lines_after</text:span></text:span></text:p>
          </table:table-cell>
          <table:table-cell table:style-name="Tabel14.B1" office:value-type="string">
            <text:p text:style-name="Text_20_body">The option specifies that Writer2LaTeX should try to break lines in the LaTeX source as soon as possible after this number of characters. Default is <text:span text:style-name="Source_20_Text">72</text:span>. If you use a text editor which supports wrapping of long lines, you may want to set this option to <text:span text:style-name="Source_20_Text">0</text:span>: In this case Writer2LaTeX will not wrap lines.</text:p>
          </table:table-cell>
        </table:table-row>
        <table:table-row>
          <table:table-cell table:style-name="Tabel14.A2" office:value-type="string">
            <text:p text:style-name="Table_20_Contents"><text:span text:style-name="Source_20_Text"><text:span text:style-name="T2">split_linked_sections</text:span></text:span></text:p>
          </table:table-cell>
          <table:table-cell table:style-name="Tabel14.B2" office:value-type="string">
            <text:p text:style-name="Text_20_body">This option specifies that a linked section should be exported to a separate LaTeX-file. Default is <text:span text:style-name="Source_20_Text">false</text:span>.</text:p>
          </table:table-cell>
        </table:table-row>
        <text:soft-page-break/>
        <table:table-row>
          <table:table-cell table:style-name="Tabel14.A2" office:value-type="string">
            <text:p text:style-name="Table_20_Contents"><text:span text:style-name="Source_20_Text"><text:span text:style-name="T2">split_toplevel_sections</text:span></text:span></text:p>
          </table:table-cell>
          <table:table-cell table:style-name="Tabel14.B2" office:value-type="string">
            <text:p text:style-name="Text_20_body">This option specifies that all sections should be exported to a separate LaTeX-file, excluding nested sections. Default is <text:span text:style-name="Source_20_Text">false</text:span>.</text:p>
          </table:table-cell>
        </table:table-row>
        <table:table-row>
          <table:table-cell table:style-name="Tabel14.A2" office:value-type="string">
            <text:p text:style-name="Table_20_Contents"><text:span text:style-name="Source_20_Text"><text:span text:style-name="T2">save_images_in_subdir</text:span></text:span></text:p>
          </table:table-cell>
          <table:table-cell table:style-name="Tabel14.B2" office:value-type="string">
            <text:p text:style-name="Table_20_Contents">Images contained in the document are normally placed in the same directory as the LaTeX document. If the document contains a large number of images, it may be more convenient to put the images in a subdirectory. Set this option to <text:span text:style-name="Source_20_Text">true</text:span> to do this.</text:p>
          </table:table-cell>
        </table:table-row>
      </table:table>
      <text:h text:style-name="Heading_20_3" text:outline-level="3">Options for special content</text:h>
      <table:table table:name="Tabel15" table:style-name="Tabel15">
        <table:table-column table:style-name="Tabel15.A"/>
        <table:table-column table:style-name="Tabel15.B"/>
        <table:table-row>
          <table:table-cell table:style-name="Tabel15.A1" office:value-type="string">
            <text:p text:style-name="Table_20_Contents"><text:span text:style-name="Source_20_Text"><text:span text:style-name="T2">notes</text:span></text:span></text:p>
          </table:table-cell>
          <table:table-cell table:style-name="Tabel15.B1" office:value-type="string">
            <text:p text:style-name="Text_20_body">This option can have any of the values <text:span text:style-name="Source_20_Text">comment</text:span> (default), <text:span text:style-name="Source_20_Text">ignore</text:span>, <text:span text:style-name="Source_20_Text">marginpar</text:span>, <text:span text:style-name="Source_20_Text">pdfannotation</text:span>. This specifies what to do with notes (annotations) in the document: They can be ignored, converted to LaTeX comments, converted to <text:span text:style-name="Source_20_Text">\marginpar</text:span> or converted to pdf annotations (which will default to <text:span text:style-name="Source_20_Text">\marginpar</text:span> if the document is not processed with pdfLaTeX).</text:p>
            <text:p text:style-name="Text_20_body">In addition, you can give any LaTeX command (inluding the backslash), and the notes will be exported as <text:span text:style-name="Source_20_Text">\yourcommand{the note}</text:span>.</text:p>
          </table:table-cell>
        </table:table-row>
        <table:table-row>
          <table:table-cell table:style-name="Tabel15.A2" office:value-type="string">
            <text:p text:style-name="Table_20_Contents"><text:span text:style-name="Source_20_Text"><text:span text:style-name="T2">metadata</text:span></text:span></text:p>
          </table:table-cell>
          <table:table-cell table:style-name="Tabel15.B2" office:value-type="string">
            <text:p text:style-name="Text_20_body">If you set his option to <text:span text:style-name="Source_20_Text">true</text:span> (default), Writer2LaTeX will export the title, author and date of the document as found under <text:span text:style-name="T5">File – Properties</text:span>. Furthermore, if you have chosen pdf as the backend, the title, author, subject and keywords will be exported to the pdf document and will be viewable if the pdf viewer supports it. If the option is <text:span text:style-name="Source_20_Text">false</text:span> , only the title will be exported.</text:p>
          </table:table-cell>
        </table:table-row>
      </table:table>
      <text:h text:style-name="Heading_20_3" text:outline-level="3">Figure and table options</text:h>
      <text:p text:style-name="Text_20_body">The first options are used to control the handling og floating or non-floating figures and tables.</text:p>
      <table:table table:name="Tabel16" table:style-name="Tabel16">
        <table:table-column table:style-name="Tabel16.A"/>
        <table:table-column table:style-name="Tabel16.B"/>
        <table:table-row>
          <table:table-cell table:style-name="Tabel16.A1" office:value-type="string">
            <text:p text:style-name="Table_20_Contents"><text:span text:style-name="Source_20_Text"><text:span text:style-name="T2">float_figures</text:span></text:span></text:p>
          </table:table-cell>
          <table:table-cell table:style-name="Tabel16.B1" office:value-type="string">
            <text:p text:style-name="Text_20_body">Use this option to specify that you want to include graphics and text boxes in a floating <text:span text:style-name="Source_20_Text">figure</text:span> environment. Default is <text:span text:style-name="Source_20_Text">false</text:span>.</text:p>
            <text:p text:style-name="Text_20_body">This option has no effect on graphics and text boxes that are anchored <text:span text:style-name="T2">as character</text:span>. These are always considered to be part of the normal text flow. If you want a figure to float, anchor it <text:span text:style-name="T2">to paragraph</text:span> or <text:span text:style-name="T2">to character</text:span>.</text:p>
          </table:table-cell>
        </table:table-row>
        <table:table-row>
          <table:table-cell table:style-name="Tabel16.A2" office:value-type="string">
            <text:p text:style-name="Table_20_Contents"><text:span text:style-name="Source_20_Text"><text:span text:style-name="T2">float_tables</text:span></text:span></text:p>
          </table:table-cell>
          <table:table-cell table:style-name="Tabel16.B2" office:value-type="string">
            <text:p text:style-name="Text_20_body">Use this option to specify that you want to include tables in a floating <text:span text:style-name="Source_20_Text">table</text:span> environment. Default is <text:span text:style-name="Source_20_Text">false</text:span>.</text:p>
          </table:table-cell>
        </table:table-row>
        <table:table-row>
          <table:table-cell table:style-name="Tabel16.A2" office:value-type="string">
            <text:p text:style-name="Table_20_Contents"><text:span text:style-name="Source_20_Text"><text:span text:style-name="T2">float_options</text:span></text:span></text:p>
          </table:table-cell>
          <table:table-cell table:style-name="Tabel16.B2" office:value-type="string">
            <text:p text:style-name="Text_20_body">Use this to give placement options to the figure and table floats, eg. <text:span text:style-name="Source_20_Text">h</text:span> for <text:span text:style-name="T2">here</text:span><text:span text:style-name="T8">. Default is empty (default placement).</text:span></text:p>
          </table:table-cell>
        </table:table-row>
        <table:table-row>
          <table:table-cell table:style-name="Tabel16.A2" office:value-type="string">
            <text:p text:style-name="Table_20_Contents"><text:span text:style-name="Source_20_Text">align_frames</text:span></text:p>
          </table:table-cell>
          <table:table-cell table:style-name="Tabel16.B2" office:value-type="string">
            <text:p text:style-name="Text_20_body"><text:span text:style-name="T8">Use this option to specify, that all graphics and text boxes should be centered. If you don't want that, set this option to </text:span><text:span text:style-name="Source_20_Text"><text:span text:style-name="T8">false</text:span></text:span><text:span text:style-name="T8">. Default is </text:span><text:span text:style-name="Source_20_Text"><text:span text:style-name="T8">true.</text:span></text:span></text:p>
          </table:table-cell>
        </table:table-row>
        <text:soft-page-break/>
        <table:table-row>
          <table:table-cell table:style-name="Tabel16.A2" office:value-type="string">
            <text:p text:style-name="Table_20_Contents"><text:span text:style-name="Source_20_Text">use_caption</text:span></text:p>
          </table:table-cell>
          <table:table-cell table:style-name="Tabel16.B2" office:value-type="string">
            <text:p text:style-name="Table_20_Contents">Use this option if you want to take advantage of the LaTeX package <text:span text:style-name="Source_20_Text">caption.sty</text:span>. Currently Writer2LaTeX only uses the support for non-floating captions from this package.</text:p>
          </table:table-cell>
        </table:table-row>
        <table:table-row>
          <table:table-cell table:style-name="Tabel16.A2" office:value-type="string">
            <text:p text:style-name="Table_20_Contents"><text:span text:style-name="Source_20_Text"><text:span text:style-name="T8">figure_sequence_name</text:span></text:span></text:p>
          </table:table-cell>
          <table:table-cell table:style-name="Tabel16.B2" office:value-type="string">
            <text:p text:style-name="Table_20_Contents">This option can be set to a sequence name in the source document. OpenDocument has a very weak sense of figure captions: A figure caption is a paragraph containing a sequence number. If you use LO's defaults, Writer2LaTeX can guess which sequence name to use. If it fails, you can give the name in this option (default is empty).</text:p>
          </table:table-cell>
        </table:table-row>
        <table:table-row>
          <table:table-cell table:style-name="Tabel16.A2" office:value-type="string">
            <text:p text:style-name="Table_20_Contents"><text:span text:style-name="Source_20_Text">table_sequence_name</text:span></text:p>
          </table:table-cell>
          <table:table-cell table:style-name="Tabel16.B2" office:value-type="string">
            <text:p text:style-name="Table_20_Contents">This is a similar option for tables.</text:p>
          </table:table-cell>
        </table:table-row>
      </table:table>
      <text:p text:style-name="Text_20_body">These options controls the export of tables:</text:p>
      <table:table table:name="Tabel20" table:style-name="Tabel20">
        <table:table-column table:style-name="Tabel20.A"/>
        <table:table-column table:style-name="Tabel20.B"/>
        <table:table-row>
          <table:table-cell table:style-name="Tabel20.A1" office:value-type="string">
            <text:p text:style-name="Table_20_Contents"><text:span text:style-name="Source_20_Text"><text:span text:style-name="T2">simple_table_limit</text:span></text:span></text:p>
          </table:table-cell>
          <table:table-cell table:style-name="Tabel20.B1" office:value-type="string">
            <text:p text:style-name="Table_20_Contents">You can set this option to any non-negative integer (default is <text:span text:style-name="Source_20_Text">0</text:span>). Table cells in LO can contain any number of paragraphs, so normally Writer2LaTeX exports tables with <text:span text:style-name="Source_20_Text">p</text:span> columns. For simple tables where all cells only contains a single line it is better to use <text:span text:style-name="Source_20_Text">l</text:span>, <text:span text:style-name="Source_20_Text">c</text:span> and <text:span text:style-name="Source_20_Text">r</text:span> columns. If all cells in a table contains at most one paragraph, and the <text:span text:style-name="T2">total</text:span> width of the table is less than this number of characters, the table will be exported with <text:span text:style-name="Source_20_Text">l</text:span>, <text:span text:style-name="Source_20_Text">c</text:span> and <text:span text:style-name="Source_20_Text">r</text:span> columns. This option has no effect on tables using <text:span text:style-name="Source_20_Text">tabulary</text:span>.</text:p>
          </table:table-cell>
        </table:table-row>
        <table:table-row>
          <table:table-cell table:style-name="Tabel20.A2" office:value-type="string">
            <text:p text:style-name="Table_20_Contents"><text:span text:style-name="Source_20_Text">use_longtable</text:span></text:p>
          </table:table-cell>
          <table:table-cell table:style-name="Tabel20.B2" office:value-type="string">
            <text:p text:style-name="Table_20_Contents">This option is used to specify that <text:span text:style-name="Source_20_Text">longtable.sty</text:span> should be used to export tables which may break across pages. Default is <text:span text:style-name="Source_20_Text">false</text:span>.</text:p>
          </table:table-cell>
        </table:table-row>
        <table:table-row>
          <table:table-cell table:style-name="Tabel20.A2" office:value-type="string">
            <text:p text:style-name="Table_20_Contents"><text:span text:style-name="Source_20_Text">use_supertabular</text:span></text:p>
          </table:table-cell>
          <table:table-cell table:style-name="Tabel20.B2" office:value-type="string">
            <text:p text:style-name="Table_20_Contents">This option is used to specify that <text:span text:style-name="Source_20_Text">supertabular.sty</text:span> should be used to export tables which may break across pages. Default is <text:span text:style-name="Source_20_Text">true</text:span>. (You should only set one of the options <text:span text:style-name="Source_20_Text">use_longtable</text:span> and <text:span text:style-name="Source_20_Text">use_supertabular</text:span> to <text:span text:style-name="Source_20_Text">true</text:span>).</text:p>
          </table:table-cell>
        </table:table-row>
        <table:table-row>
          <table:table-cell table:style-name="Tabel20.A2" office:value-type="string">
            <text:p text:style-name="Table_20_Contents"><text:span text:style-name="Source_20_Text">use_tabulary</text:span></text:p>
          </table:table-cell>
          <table:table-cell table:style-name="Tabel20.B2" office:value-type="string">
            <text:p text:style-name="Table_20_Contents">This option is used to specify that <text:span text:style-name="Source_20_Text">tabulary.sty</text:span> should be used to export tables. Default is <text:span text:style-name="Source_20_Text">false</text:span>.</text:p>
          </table:table-cell>
        </table:table-row>
        <table:table-row>
          <table:table-cell table:style-name="Tabel20.A2" office:value-type="string">
            <text:p text:style-name="Table_20_Contents"><text:span text:style-name="Source_20_Text">use_colortbl</text:span></text:p>
          </table:table-cell>
          <table:table-cell table:style-name="Tabel20.B2" office:value-type="string">
            <text:p text:style-name="Table_20_Contents">This option is used, if you want to apply background color to tables using the package <text:span text:style-name="Source_20_Text">colortbl.sty</text:span>. The value can be <text:span text:style-name="Source_20_Text">true</text:span> or <text:span text:style-name="Source_20_Text">false</text:span> (default). This option has no effect unless you also set the option <text:span text:style-name="Source_20_Text">use_color</text:span> to <text:span text:style-name="Source_20_Text">true</text:span>.</text:p>
          </table:table-cell>
        </table:table-row>
        <text:soft-page-break/>
        <table:table-row>
          <table:table-cell table:style-name="Tabel20.A2" office:value-type="string">
            <text:p text:style-name="Table_20_Contents"><text:span text:style-name="Source_20_Text">table_first_head_style</text:span></text:p>
          </table:table-cell>
          <table:table-cell table:style-name="Tabel20.B2" office:value-type="string">
            <text:p text:style-name="Table_20_Contents">This option is used to produce advanced tables, that are not supported in Writer. You can set this option to the name of a paragraph style. If the first paragraph of the first cell in a row is formatted with this paragraph style, the row in question will be used for the first head in a multipage table.</text:p>
          </table:table-cell>
        </table:table-row>
        <table:table-row>
          <table:table-cell table:style-name="Tabel20.A2" office:value-type="string">
            <text:p text:style-name="Table_20_Contents"><text:span text:style-name="Source_20_Text">table_head_style</text:span></text:p>
          </table:table-cell>
          <table:table-cell table:style-name="Tabel20.B2" office:value-type="string">
            <text:p text:style-name="Table_20_Contents">Likewise this option specifies a paragraph style that identifies a repeating head in a multipage table (like a normal table head in Writer).</text:p>
          </table:table-cell>
        </table:table-row>
        <table:table-row>
          <table:table-cell table:style-name="Tabel20.A2" office:value-type="string">
            <text:p text:style-name="Table_20_Contents"><text:span text:style-name="Source_20_Text">table_foot_style</text:span></text:p>
          </table:table-cell>
          <table:table-cell table:style-name="Tabel20.B2" office:value-type="string">
            <text:p text:style-name="Table_20_Contents">This option specifies a paragraph style that identifies a repeating foot in a multipage table.</text:p>
          </table:table-cell>
        </table:table-row>
        <table:table-row>
          <table:table-cell table:style-name="Tabel20.A2" office:value-type="string">
            <text:p text:style-name="Table_20_Contents"><text:span text:style-name="Source_20_Text">table_last_foot_style</text:span></text:p>
          </table:table-cell>
          <table:table-cell table:style-name="Tabel20.B2" office:value-type="string">
            <text:p text:style-name="Table_20_Contents">This option specifies a paragraph style that identifies the last foot in a multipage table.</text:p>
          </table:table-cell>
        </table:table-row>
      </table:table>
      <text:p text:style-name="Text_20_body">These options controls the export of figures:</text:p>
      <table:table table:name="Tabel21" table:style-name="Tabel21">
        <table:table-column table:style-name="Tabel21.A"/>
        <table:table-column table:style-name="Tabel21.B"/>
        <table:table-row>
          <table:table-cell table:style-name="Tabel21.A1" office:value-type="string">
            <text:p text:style-name="Table_20_Contents"><text:span text:style-name="Source_20_Text"><text:span text:style-name="T2">original_image_size</text:span></text:span></text:p>
          </table:table-cell>
          <table:table-cell table:style-name="Tabel21.B1" office:value-type="string">
            <text:p text:style-name="Text_20_body">Often images in a Writer document are scaled up or down from their original size. Normally the same scaling will be used in the LaTeX document, but if you set this option<text:note text:id="ftn3" text:note-class="footnote"><text:note-citation>3</text:note-citation><text:note-body><text:p text:style-name="Footnote">In previous versions, this option was called <text:span text:style-name="Source_20_Text"><text:span text:style-name="T10">keep_image_size</text:span></text:span>, but has been renamed to avoid confusion (the old name is still supported).</text:p></text:note-body></text:note> to <text:span text:style-name="Source_20_Text">true</text:span>, the original (unscaled) image size will be used. The default value is <text:span text:style-name="Source_20_Text">false</text:span>.</text:p>
          </table:table-cell>
        </table:table-row>
        <table:table-row>
          <table:table-cell table:style-name="Tabel21.A2" office:value-type="string">
            <text:p text:style-name="Table_20_Contents"><text:span text:style-name="Source_20_Text">remove_graphics_extension</text:span></text:p>
          </table:table-cell>
          <table:table-cell table:style-name="Tabel21.B2" office:value-type="string">
            <text:p text:style-name="Table_20_Contents">This option can be used to specify, that the file extension on graphics files should be removed. You will thus get eg. <text:span text:style-name="Source_20_Text">\includegraphics{myimage}</text:span> rather than <text:span text:style-name="Source_20_Text">\includegraphics{myimage.png}</text:span>.</text:p>
          </table:table-cell>
        </table:table-row>
        <table:table-row>
          <table:table-cell table:style-name="Tabel21.A2" office:value-type="string">
            <text:p text:style-name="Table_20_Contents"><text:span text:style-name="Source_20_Text">image_options</text:span></text:p>
          </table:table-cell>
          <table:table-cell table:style-name="Tabel21.B2" office:value-type="string">
            <text:p text:style-name="Table_20_Contents">This option can be used to specify some options that should be applied to all images (ie. all <text:span text:style-name="Source_20_Text">\includegraphics</text:span> commands). For example <text:span text:style-name="Source_20_Text">"width=\linewidth"</text:span>. Default is empty (no options).</text:p>
          </table:table-cell>
        </table:table-row>
      </table:table>
      <text:h text:style-name="Heading_20_3" text:outline-level="3">AutoCorrect options</text:h>
      <table:table table:name="Tabel17" table:style-name="Tabel17">
        <table:table-column table:style-name="Tabel17.A"/>
        <table:table-column table:style-name="Tabel17.B"/>
        <table:table-row>
          <table:table-cell table:style-name="Tabel17.A1" office:value-type="string">
            <text:p text:style-name="Table_20_Contents"><text:span text:style-name="Source_20_Text"><text:span text:style-name="T2">ignore_hard_page_breaks</text:span></text:span></text:p>
          </table:table-cell>
          <table:table-cell table:style-name="Tabel17.B1" office:value-type="string">
            <text:p text:style-name="Text_20_body">This option can have the values <text:span text:style-name="Source_20_Text">true</text:span> or <text:span text:style-name="Source_20_Text">false</text:span> (default). <text:s/>Setting the option to <text:span text:style-name="Source_20_Text">true</text:span> will instruct Writer2LaTeX to ignore hard page breaks (but not soft page breaks specified in paragraph styles).</text:p>
          </table:table-cell>
        </table:table-row>
        <table:table-row>
          <table:table-cell table:style-name="Tabel17.A2" office:value-type="string">
            <text:p text:style-name="Table_20_Contents"><text:span text:style-name="Source_20_Text"><text:span text:style-name="T2">ignore_hard_line_breaks</text:span></text:span></text:p>
          </table:table-cell>
          <table:table-cell table:style-name="Tabel17.B2" office:value-type="string">
            <text:p text:style-name="Text_20_body">This option can have the values <text:span text:style-name="Source_20_Text">true</text:span> or <text:span text:style-name="Source_20_Text">false</text:span> (default). Setting the option to <text:span text:style-name="Source_20_Text">true</text:span> will instruct Writer2LaTeX to ignore hard line breaks (shift-Enter).</text:p>
          </table:table-cell>
        </table:table-row>
        <table:table-row>
          <table:table-cell table:style-name="Tabel17.A2" office:value-type="string">
            <text:p text:style-name="Table_20_Contents"><text:span text:style-name="Source_20_Text"><text:span text:style-name="T2">ignore_empty_paragraphs</text:span></text:span></text:p>
          </table:table-cell>
          <table:table-cell table:style-name="Tabel17.B2" office:value-type="string">
            <text:p text:style-name="Text_20_body">This option can have the values <text:span text:style-name="Source_20_Text">true</text:span> (default) or <text:span text:style-name="Source_20_Text">false</text:span>. Setting the option to <text:span text:style-name="Source_20_Text">true</text:span> will instruct Writer2LaTeX to ignore empty paragraphs; otherwise they are converted to a <text:span text:style-name="Source_20_Text">\bigskip</text:span>.</text:p>
          </table:table-cell>
        </table:table-row>
        <text:soft-page-break/>
        <table:table-row>
          <table:table-cell table:style-name="Tabel17.A2" office:value-type="string">
            <text:p text:style-name="Table_20_Contents"><text:span text:style-name="Source_20_Text"><text:span text:style-name="T2">ignore_double_spaces</text:span></text:span></text:p>
          </table:table-cell>
          <table:table-cell table:style-name="Tabel17.B2" office:value-type="string">
            <text:p text:style-name="Text_20_body">This option can have the values <text:span text:style-name="Source_20_Text">true</text:span> (default) or <text:span text:style-name="Source_20_Text">false</text:span>. Setting the option to <text:span text:style-name="Source_20_Text">true</text:span> will instruct Writer2LaTeX to ignore double spaces, otherwise they are converted to <text:span text:style-name="Source_20_Text">\ </text:span>.</text:p>
          </table:table-cell>
        </table:table-row>
      </table:table>
      <text:h text:style-name="Heading_20_3" text:outline-level="3" text:is-list-header="true">Formatting options</text:h>
      <text:p text:style-name="Text_20_body">In Writer, formatting is controlled by styles. You can control how much formatting is exported using the following options. Note that these options has a major impact on the structure of the LaTeX document created.</text:p>
      <table:table table:name="Tabel18" table:style-name="Tabel18">
        <table:table-column table:style-name="Tabel18.A"/>
        <table:table-column table:style-name="Tabel18.B"/>
        <table:table-row>
          <table:table-cell table:style-name="Tabel18.A1" office:value-type="string">
            <text:p text:style-name="Table_20_Contents"><text:span text:style-name="Source_20_Text">formatting</text:span></text:p>
          </table:table-cell>
          <table:table-cell table:style-name="Tabel18.B1" office:value-type="string">
            <text:p text:style-name="Table_20_Contents">The option <text:span text:style-name="Source_20_Text">formatting</text:span> can have any of these values:</text:p>
            <text:list xml:id="list3390505116090943361" text:style-name="L13">
              <text:list-item>
                <text:p text:style-name="P39"><text:span text:style-name="Source_20_Text">ignore_all</text:span> will instruct Writer2LaTeX to ignore <text:span text:style-name="T2">all</text:span> character, paragraph, heading, list and footnote formatting contained in the document.</text:p>
              </text:list-item>
              <text:list-item>
                <text:p text:style-name="P39"><text:span text:style-name="Source_20_Text">ignore_most</text:span> will preserve basic character formatting.</text:p>
              </text:list-item>
              <text:list-item>
                <text:p text:style-name="P39"><text:span text:style-name="Source_20_Text">convert_basic</text:span> (default) will preserve basic character formatting, paragraph justification and all numberings (lists, headings, footnotes).</text:p>
              </text:list-item>
              <text:list-item>
                <text:p text:style-name="P39"><text:span text:style-name="Source_20_Text">convert_most</text:span> will convert all supported formatting, except that paragraph formatting and font size is only converted if it is set by a style. To be able to preserve formatting, an environment is created for all paragraph styles, custom lists are used for listings, headings are reformatted using the <text:span text:style-name="Source_20_Text">\@startsection</text:span> command etc.</text:p>
              </text:list-item>
              <text:list-item>
                <text:p text:style-name="P39"><text:span text:style-name="Source_20_Text">convert_all</text:span> will preserve <text:span text:style-name="T2">all</text:span> supported formatting.</text:p>
              </text:list-item>
            </text:list>
          </table:table-cell>
        </table:table-row>
        <table:table-row>
          <table:table-cell table:style-name="Tabel18.A2" office:value-type="string">
            <text:p text:style-name="Table_20_Contents"><text:span text:style-name="Source_20_Text">page_formatting</text:span></text:p>
          </table:table-cell>
          <table:table-cell table:style-name="Tabel18.B2" office:value-type="string">
            <text:p text:style-name="Table_20_Contents">This option can have any of the values</text:p>
            <text:p text:style-name="Table_20_Contents"><text:span text:style-name="Source_20_Text">ignore_all</text:span>, <text:span text:style-name="Source_20_Text">convert_header_footer</text:span>, <text:span text:style-name="Source_20_Text">convert_all</text:span></text:p>
            <text:p text:style-name="Table_20_Contents">This will ignore all page formatting, convert the header and footer (using custom page styles) or convert all supported formatting, including page geometry and footnote rule.</text:p>
          </table:table-cell>
        </table:table-row>
        <table:table-row>
          <table:table-cell table:style-name="Tabel18.A2" office:value-type="string">
            <text:p text:style-name="Table_20_Contents"><text:span text:style-name="Source_20_Text">use_geometry</text:span></text:p>
          </table:table-cell>
          <table:table-cell table:style-name="Tabel18.B2" office:value-type="string">
            <text:p text:style-name="Table_20_Contents">Setting this option to <text:span text:style-name="Source_20_Text">true</text:span> specifies that the package <text:span text:style-name="Source_20_Text">geometry.sty</text:span> should be used to export the geometry of the page (page size, margins etc.). Default is <text:span text:style-name="Source_20_Text">false</text:span>, which will export the geometry using the low level LaTeX commands.</text:p>
          </table:table-cell>
        </table:table-row>
        <table:table-row>
          <table:table-cell table:style-name="Tabel18.A2" office:value-type="string">
            <text:p text:style-name="Table_20_Contents"><text:span text:style-name="Source_20_Text">use_fancyhdr</text:span></text:p>
          </table:table-cell>
          <table:table-cell table:style-name="Tabel18.B2" office:value-type="string">
            <text:p text:style-name="Table_20_Contents">Setting this option to <text:span text:style-name="Source_20_Text">true</text:span> specifies that the package <text:span text:style-name="Source_20_Text">fancyhdr.sty</text:span> should be used to export the header and footer of the page. Default is <text:span text:style-name="Source_20_Text">false</text:span>, which will export the header and footer using the low level LaTeX page style commands.</text:p>
          </table:table-cell>
        </table:table-row>
        <table:table-row>
          <table:table-cell table:style-name="Tabel18.A2" office:value-type="string">
            <text:p text:style-name="Table_20_Contents"><text:span text:style-name="Source_20_Text">use_color</text:span></text:p>
          </table:table-cell>
          <table:table-cell table:style-name="Tabel18.B2" office:value-type="string">
            <text:p text:style-name="Table_20_Contents">This option can have the values <text:span text:style-name="Source_20_Text">true</text:span> (default) or <text:span text:style-name="Source_20_Text">false</text:span>. This enables use of the package <text:span text:style-name="Source_20_Text">color.sty</text:span> to apply color in the LaTeX document.</text:p>
          </table:table-cell>
        </table:table-row>
        <text:soft-page-break/>
        <table:table-row>
          <table:table-cell table:style-name="Tabel18.A2" office:value-type="string">
            <text:p text:style-name="Table_20_Contents"><text:span text:style-name="Source_20_Text">use_ulem</text:span></text:p>
          </table:table-cell>
          <table:table-cell table:style-name="Tabel18.B2" office:value-type="string">
            <text:p text:style-name="Table_20_Contents">This option can have the values <text:span text:style-name="Source_20_Text">true</text:span> or <text:span text:style-name="Source_20_Text">false</text:span> (default). This enables use of the package <text:span text:style-name="Source_20_Text">ulem.sty</text:span> to support underlining and crossing out in the LaTeX document.</text:p>
          </table:table-cell>
        </table:table-row>
        <table:table-row>
          <table:table-cell table:style-name="Tabel18.A2" office:value-type="string">
            <text:p text:style-name="Table_20_Contents"><text:span text:style-name="Source_20_Text">use_hyperref</text:span></text:p>
          </table:table-cell>
          <table:table-cell table:style-name="Tabel18.B2" office:value-type="string">
            <text:p text:style-name="Table_20_Contents">This option can have the values <text:span text:style-name="Source_20_Text">true</text:span> (default) or <text:span text:style-name="Source_20_Text">false</text:span>. This enables use of the package <text:span text:style-name="Source_20_Text">hyperref.sty</text:span> to include hyperlinks in the LaTeX document.</text:p>
          </table:table-cell>
        </table:table-row>
        <table:table-row>
          <table:table-cell table:style-name="Tabel18.A2" office:value-type="string">
            <text:p text:style-name="Table_20_Contents"><text:span text:style-name="Source_20_Text">tabstop</text:span></text:p>
          </table:table-cell>
          <table:table-cell table:style-name="Tabel18.B2" office:value-type="string">
            <text:p text:style-name="Table_20_Contents">This option is used to specify what to do with tabulator stops in the document. Normally these are converted to spaces, but with this option you can specify any LaTeX code, that should be used instead. For example "<text:span text:style-name="Source_20_Text">\quad{}</text:span>" or "<text:span text:style-name="Source_20_Text">\hspace{2em}</text:span>"</text:p>
          </table:table-cell>
        </table:table-row>
        <table:table-row>
          <table:table-cell table:style-name="Tabel18.A2" office:value-type="string">
            <text:p text:style-name="Table_20_Contents"><text:span text:style-name="Source_20_Text">use_endnotes</text:span></text:p>
          </table:table-cell>
          <table:table-cell table:style-name="Tabel18.B2" office:value-type="string">
            <text:p text:style-name="Table_20_Contents">This option can have the values <text:span text:style-name="Source_20_Text">true</text:span> or <text:span text:style-name="Source_20_Text">false</text:span> (default). This enables use of the package <text:span text:style-name="Source_20_Text">endnotes.sty</text:span> to format the endnotes in the LaTeX document. If set to <text:span text:style-name="Source_20_Text">false</text:span>, endnotes will be converted to footnotes.</text:p>
          </table:table-cell>
        </table:table-row>
      </table:table>
      <text:h text:style-name="Heading_20_3" text:outline-level="3">Options for including or excluding content</text:h>
      <text:p text:style-name="Text_20_body">The following options can be used to control which content to export.</text:p>
      <table:table table:name="Tabel19" table:style-name="Tabel19">
        <table:table-column table:style-name="Tabel19.A"/>
        <table:table-column table:style-name="Tabel19.B"/>
        <table:table-row>
          <table:table-cell table:style-name="Tabel19.A1" office:value-type="string">
            <text:p text:style-name="Table_20_Contents"><text:span text:style-name="Source_20_Text">no_preamble</text:span></text:p>
          </table:table-cell>
          <table:table-cell table:style-name="Tabel19.B1" office:value-type="string">
            <text:p text:style-name="Table_20_Contents">If this option is set to <text:span text:style-name="Source_20_Text">true</text:span>, (default is <text:span text:style-name="Source_20_Text">false</text:span>), Writer2LaTeX will not create the a LaTeX preamble, nor include <text:span text:style-name="Source_20_Text">\begin{document}</text:span> and <text:span text:style-name="Source_20_Text">\end{document}</text:span>. This is useful if the document is to be included in another LaTeX document. Note that in this case you will have to make sure that all packages/definitions needed are available in the master LaTeX document.</text:p>
          </table:table-cell>
        </table:table-row>
        <table:table-row>
          <table:table-cell table:style-name="Tabel19.A2" office:value-type="string">
            <text:p text:style-name="Table_20_Contents"><text:span text:style-name="Source_20_Text">no_index</text:span></text:p>
          </table:table-cell>
          <table:table-cell table:style-name="Tabel19.B2" office:value-type="string">
            <text:p text:style-name="Table_20_Contents">If this option is set to <text:span text:style-name="Source_20_Text">true</text:span>, (default is <text:span text:style-name="Source_20_Text">false</text:span>), Writer2LaTeX will not export indexes (e.g. table of contents, bibliopgrahy). This option is also intended for the case that the document is to be part of a larger LaTeX document, which may contain global indexes.</text:p>
          </table:table-cell>
        </table:table-row>
        <table:table-row>
          <table:table-cell table:style-name="Tabel19.A2" office:value-type="string">
            <text:p text:style-name="Table_20_Contents"><text:span text:style-name="Source_20_Text">other_styles</text:span></text:p>
          </table:table-cell>
          <table:table-cell table:style-name="Tabel19.B2" office:value-type="string">
            <text:p text:style-name="Table_20_Contents">This option can all have the values <text:span text:style-name="Source_20_Text">accept</text:span> (default), <text:span text:style-name="Source_20_Text">ignore</text:span>, <text:span text:style-name="Source_20_Text">warning</text:span> and <text:span text:style-name="Source_20_Text">error</text:span>. This controls how to export paragraph and text content, for which there is no style map (see below).</text:p>
            <text:p text:style-name="Table_20_Contents">If the value of this option is <text:span text:style-name="Source_20_Text">accept</text:span>, the content is handled as normal. If the value is <text:span text:style-name="Source_20_Text">ignore</text:span>, the content is ignored silently. The values <text:span text:style-name="Source_20_Text">warning</text:span> and <text:span text:style-name="Source_20_Text">error</text:span> issues a message on the terminal resp. in the generated LaTeX code. This option thus lets you control that only content with accepted styles is exported.</text:p>
          </table:table-cell>
        </table:table-row>
        <table:table-row>
          <table:table-cell table:style-name="Tabel19.A2" office:value-type="string">
            <text:p text:style-name="Table_20_Contents"><text:span text:style-name="Source_20_Text">image_content</text:span></text:p>
          </table:table-cell>
          <table:table-cell table:style-name="Tabel19.B2" office:value-type="string">
            <text:p text:style-name="Table_20_Contents">This option has the same values, and is used to exclude image content.</text:p>
          </table:table-cell>
        </table:table-row>
        <table:table-row>
          <table:table-cell table:style-name="Tabel19.A2" office:value-type="string">
            <text:p text:style-name="Table_20_Contents"><text:span text:style-name="Source_20_Text">table_content</text:span></text:p>
          </table:table-cell>
          <table:table-cell table:style-name="Tabel19.B2" office:value-type="string">
            <text:p text:style-name="Table_20_Contents">This option also has the same values and is used to exclude table content.</text:p>
          </table:table-cell>
        </table:table-row>
        <text:soft-page-break/>
        <table:table-row>
          <table:table-cell table:style-name="Tabel19.A2" office:value-type="string">
            <text:p text:style-name="Table_20_Contents"><text:span text:style-name="Source_20_Text">display_hidden_text</text:span></text:p>
          </table:table-cell>
          <table:table-cell table:style-name="Tabel19.B2" office:value-type="string">
            <text:p text:style-name="Table_20_Contents">If this option is set to <text:span text:style-name="Source_20_Text">true</text:span> (default is <text:span text:style-name="Source_20_Text">false</text:span>), paragraphs and text portions marked as hidden will be exported. Otherwise they will be ignored.</text:p>
          </table:table-cell>
        </table:table-row>
      </table:table>
      <text:h text:style-name="Heading_20_3" text:outline-level="3">Headings</text:h>
      <text:p text:style-name="Text_20_body">The <text:span text:style-name="Source_20_Text">heading_map</text:span> section specifies how headings in LO should map to LaTeX. Eg. the first line in the sample above specifies that the toplevel heading (<text:span text:style-name="T4">Heading 1</text:span>) should map to <text:span text:style-name="Source_20_Text">\chapter</text:span>, which is of level 0 in LaTeX. Up to 10 levels are supported (the same number as in LO).</text:p>
      <text:h text:style-name="Heading_20_3" text:outline-level="3">Style maps</text:h>
      <text:p text:style-name="Text_20_body">In addition you can specify maps from styles in Writer to your own LaTeX styles in the configuration. Currently this is possible for text styles, paragraph styles and list styles. In addition a few direct formatting attributes can be mapped to LaTeX code. The following examples are from the standard configuration file <text:span text:style-name="Source_20_Text">article.xml</text:span>.</text:p>
      <text:p text:style-name="Text_20_body">This is a simple rule, that maps text formatted with the text style <text:span text:style-name="T4">Emphasis</text:span> to the LaTeX code <text:span text:style-name="Source_20_Text">\emph{...}</text:span>:</text:p>
      <text:p text:style-name="Preformatted_20_Text">&lt;style-map name="Emphasis" family="text" before="\emph{" after="}" /&gt;</text:p>
      <text:p text:style-name="Text_20_body">This is another simple rule, that maps paragraphs formatted with the paragraph style <text:span text:style-name="T4">part</text:span> to the LaTeX code <text:span text:style-name="Source_20_Text">\part{...}</text:span>. The attribute <text:span text:style-name="Source_20_Text">line-break</text:span> ensures that no line breaks are inserted between the code and the text.</text:p>
      <text:p text:style-name="Preformatted_20_Text">&lt;style-map name="part" family="paragraph" before="\part{" after="}" line-break="false" /&gt;</text:p>
      <text:p text:style-name="Text_20_body">This is a rule, that maps paragraphs formatted with style <text:span text:style-name="T4">Preformatted Text</text:span> to the LaTeX environment <text:span text:style-name="Source_20_Text">verbatim</text:span>. The attribute <text:span text:style-name="Source_20_Text">verbatim</text:span> ensures that the content of the paragraph is exported verbatim (this implies that characters not available in the <text:span text:style-name="Source_20_Text">inputenc</text:span> are converted to question marks and that other content is discarded, eg. footnotes). The <text:span text:style-name="Source_20_Text">paragraph-block</text:span> entry specifies code to go before and after an entire block of paragraphs. The <text:span text:style-name="Source_20_Text">name</text:span> attribute specifies the style of the first paragraph; the <text:span text:style-name="Source_20_Text">next</text:span> attribute specifies the style(s) of subsequent paragraphs in the block.</text:p>
      <text:p text:style-name="Preformatted_20_Text"><text:s text:c="2"/>&lt;style-map name="Preformatted Text" family="paragraph-block" next="Preformatted Text" before="\begin{verbatim}" after="\end{verbatim}" /&gt;</text:p>
      <text:p text:style-name="Preformatted_20_Text">&lt;style-map name="Preformatted Text" family="paragraph" before="" after="" verbatim="true" /&gt;</text:p>
      <text:p text:style-name="Text_20_body">This is a more elaborate set of rules, that maps paragraphs formatted with styles <text:span text:style-name="T4">Title</text:span>, <text:span text:style-name="T4">author</text:span> and <text:span text:style-name="T4">date</text:span> (in any order) to <text:span text:style-name="Source_20_Text">\maketitle</text:span> in LaTeX.</text:p>
      <text:p text:style-name="Preformatted_20_Text">&lt;style-map name="Title" family="paragraph" before="\title{" after="}" line-break="false" /&gt;<text:line-break/> <text:s/>&lt;style-map name="author" family="paragraph" before="\author{" after="}" line-break="false" /&gt;<text:line-break/> <text:s/>&lt;style-map name="date" family="paragraph" before="\date{" after="}" line-break="false" /&gt;<text:line-break/> <text:s/>&lt;style-map name="Title" family="paragraph-block" <text:soft-page-break/>next="author;date" before="" after="\maketitle" /&gt;<text:line-break/> <text:s/>&lt;style-map name="author" family="paragraph-block" next="Title;date" before="" after="\maketitle" /&gt;<text:line-break/> <text:s/>&lt;style-map name="date" family="paragraph-block" next="Title;author" before="" after="\maketitle" /&gt;</text:p>
      <text:p text:style-name="Text_20_body">This will produce code like this:</text:p>
      <text:p text:style-name="Preformatted_20_Text">\title{Configuration}</text:p>
      <text:p text:style-name="Preformatted_20_Text">\author{Henrik Just}</text:p>
      <text:p text:style-name="Preformatted_20_Text">\date{2006}</text:p>
      <text:p text:style-name="Preformatted_20_Text">\maketitle</text:p>
      <text:p text:style-name="Text_20_body">The next example maps a paragraph formatted with the <text:span text:style-name="T4">theorem</text:span> list style to a LaTeX environment named <text:span text:style-name="Source_20_Text">theorem</text:span>. Note that there are two entries for a list style: The first one to specify the LaTeX code to put before and after the entire list. The second one to specify the LaTeX code to put before and after each list item.</text:p>
      <text:p text:style-name="Preformatted_20_Text">&lt;style-map name="theorem" family="paragraph" before="" after="" /&gt;<text:line-break/> &lt;style-map name="theorem" family="list" before="" after="" /&gt;<text:line-break/> &lt;style-map name="theorem" family="listitem" before="\begin{theorem}" after="\end{theorem}" /&gt;</text:p>
      <text:p text:style-name="Text_20_body">When you override a style, all formatting specified in the original document will be igored.</text:p>
      <text:p text:style-name="Text_20_body">Finally an example using direct formatting attributes:</text:p>
      <text:p text:style-name="Preformatted_20_Text">&lt;style-map name="italic" family="text-attribute" before="\emph{" after="}" /&gt;</text:p>
      <text:p text:style-name="Text_20_body">Currently the only supported names are <text:span text:style-name="Source_20_Text">italic</text:span>, <text:span text:style-name="Source_20_Text">bold</text:span>, <text:span text:style-name="Source_20_Text">small-caps</text:span>, <text:span text:style-name="Source_20_Text">superscript</text:span> and <text:span text:style-name="Source_20_Text">subscript</text:span>. </text:p>
      <text:h text:style-name="Heading_20_3" text:outline-level="3">String replace</text:h>
      <text:p text:style-name="Text_20_body">Often LaTeX requires special care to typeset certain constructions. For example according to German typographical rules, an abbreviation like z.B. should be typeset with a small space before the B. You can specify this in the configuration:</text:p>
      <text:p text:style-name="Preformatted_20_Text">&lt;string-replace input="z.B." latex-code="z.\,B." /&gt;</text:p>
      <text:p text:style-name="Text_20_body">The <text:span text:style-name="Source_20_Text">input</text:span> is the text in the LO document, the <text:span text:style-name="Source_20_Text">latex-code</text:span> is the LaTeX code to export for this text.</text:p>
      <text:p text:style-name="Text_20_body">Another example is French quotations marks (« <text:span text:style-name="T13">Je parle français</text:span> ») which should be converted to the LaTeX macros \fg and \og. This can be achieved using this rule:</text:p>
      <text:p text:style-name="Preformatted_20_Text">&lt;string-replace input="&amp;#xAB;&amp;#xA0;" latex-code="\fg " /&gt;</text:p>
      <text:p text:style-name="Preformatted_20_Text">&lt;string-replace input="&amp;#xA0;&amp;#xBB;" latex-code="\og " /&gt;</text:p>
      <text:p text:style-name="Text_20_body">The final example ensures that the LaTeX logo is typeset correctly</text:p>
      <text:p text:style-name="Preformatted_20_Text">&lt;string-replace input="LaTeX" latex-code="{\LaTeX}" /&gt;</text:p>
      <text:h text:style-name="Heading_20_3" text:outline-level="3">Math symbols</text:h>
      <text:p text:style-name="Text_20_body">In LO Math you can add user-defined symbols. Writer2LaTeX already understands the predefined symbols such as <text:span text:style-name="Source_20_Text">%alpha</text:span>. If you define your own symbols, you can add an entry in the configuration that specifies LaTeX code to use. The <text:span text:style-name="Source_20_Text">math-symbol-map</text:span> element is used for this:</text:p>
      <text:p text:style-name="Preformatted_20_Text"><text:soft-page-break/>&lt;math-symbol-map name=”ddarrow” latex=”\Downarrow” /&gt;</text:p>
      <text:p text:style-name="Text_20_body">This example will map the symbol<text:span text:style-name="Source_20_Text"> %ddarrow</text:span> to the LaTeX code <text:span text:style-name="Source_20_Text">\Downarrow</text:span>.</text:p>
      <text:h text:style-name="Heading_20_3" text:outline-level="3">Custom preamble</text:h>
      <text:p text:style-name="Text_20_body">The text you specify in the element <text:span text:style-name="Source_20_Text">custom-preamble</text:span> will be copied verbatim into the LaTeX preamble. For example:</text:p>
      <text:p text:style-name="Preformatted_20_Text">&lt;custom-preamble&gt;\usepackage{palatino}&lt;/custom-preamble&gt;</text:p>
      <text:p text:style-name="Text_20_body">to typeset your document using the postscript font palatino.</text:p>
      <text:h text:style-name="Heading_20_2" text:outline-level="2"><text:bookmark-start text:name="__RefHeading__4573_1948605489"/>Writer2xhtml and Calc2xhtml configuration<text:bookmark-end text:name="__RefHeading__4573_1948605489"/></text:h>
      <text:p text:style-name="Text_20_body">Also the XHTML export can be configured with a configuration file in xml format. This is a sample configuration file:</text:p>
      <text:p text:style-name="Preformatted_20_Text">&lt;?xml version="1.0" encoding="UTF-8"?&gt;</text:p>
      <text:p text:style-name="Preformatted_20_Text">&lt;config&gt;</text:p>
      <text:p text:style-name="Preformatted_20_Text"><text:s text:c="2"/>&lt;option name="custom_stylesheet" value="/mystyle.css" /&gt;</text:p>
      <text:p text:style-name="Preformatted_20_Text"><text:s text:c="2"/>&lt;option name="ignore_styles" value="false" /&gt;</text:p>
      <text:p text:style-name="Preformatted_20_Text"><text:s text:c="2"/>&lt;option name="use_dublin_core" value="true" /&gt;</text:p>
      <text:p text:style-name="Preformatted_20_Text"><text:s text:c="2"/>&lt;option name="convert_to_px" value="true" /&gt;</text:p>
      <text:p text:style-name="Preformatted_20_Text"><text:s text:c="2"/>&lt;option name="split_level" value="1" /&gt;</text:p>
      <text:p text:style-name="Preformatted_20_Text"><text:s text:c="2"/>&lt;xhtml-style-map name="mystyle" family="paragraph" element="p" css="mycssclass" /&gt;</text:p>
      <text:p text:style-name="Preformatted_20_Text">&lt;/config&gt;</text:p>
      <text:p text:style-name="Text_20_body">The following subsections explains the available options. The options written in italics can be set using the dialog if you use Writer2xhtml as an export filter.</text:p>
      <text:h text:style-name="Heading_20_3" text:outline-level="3">Style options</text:h>
      <text:p text:style-name="Text_20_body">You can control some general aspects of the generated XHTML documents using these technical options.</text:p>
      <table:table table:name="Tabel4" table:style-name="Tabel4">
        <table:table-column table:style-name="Tabel4.A"/>
        <table:table-column table:style-name="Tabel4.B"/>
        <table:table-row>
          <table:table-cell table:style-name="Tabel4.A1" office:value-type="string">
            <text:p text:style-name="Table_20_Contents"><text:span text:style-name="Source_20_Text">template_ids</text:span></text:p>
          </table:table-cell>
          <table:table-cell table:style-name="Tabel4.B1" office:value-type="string">
            <text:p text:style-name="Table_20_Contents">This option is used to specifiy the id's used for XHTML templates. These should be provided as a comma separated list defining the id for content,header,footer and panel in that order. The list can be truncated if you don't need them all.</text:p>
            <text:p text:style-name="Table_20_Contents">The default is empty, which is equivalent to <text:span text:style-name="Source_20_Text">content,header,footer,panel</text:span>.</text:p>
          </table:table-cell>
        </table:table-row>
        <table:table-row>
          <table:table-cell table:style-name="Tabel4.A2" office:value-type="string">
            <text:p text:style-name="Table_20_Contents"><text:span text:style-name="Source_20_Text">pretty_print</text:span></text:p>
          </table:table-cell>
          <table:table-cell table:style-name="Tabel4.B2" office:value-type="string">
            <text:p text:style-name="Table_20_Contents">Set this option to <text:span text:style-name="Source_20_Text">false</text:span> (default is <text:span text:style-name="Source_20_Text">true</text:span>) if you don't want “pretty print” (using indentations and line breaks) in the XHTML output.</text:p>
          </table:table-cell>
        </table:table-row>
        <table:table-row>
          <table:table-cell table:style-name="Tabel4.A2" office:value-type="string">
            <text:p text:style-name="Table_20_Contents"><text:span text:style-name="Source_20_Text">no_doctype</text:span></text:p>
          </table:table-cell>
          <table:table-cell table:style-name="Tabel4.B2" office:value-type="string">
            <text:p text:style-name="Table_20_Contents">If you set this options to <text:span text:style-name="Source_20_Text">true</text:span> (default is <text:span text:style-name="Source_20_Text">false</text:span>), Writer2xhtml will not include the <text:span text:style-name="Source_20_Text">!DOCTYPE</text:span> declaration in the converted document. The <text:span text:style-name="Source_20_Text">!DOCTYPE</text:span> is required for a valid XHTML document: This option should only be used if you need to process the document further.</text:p>
          </table:table-cell>
        </table:table-row>
        <text:soft-page-break/>
        <table:table-row>
          <table:table-cell table:style-name="Tabel4.A2" office:value-type="string">
            <text:p text:style-name="Table_20_Contents"><text:span text:style-name="Source_20_Text">encoding </text:span></text:p>
          </table:table-cell>
          <table:table-cell table:style-name="Tabel4.B2" office:value-type="string">
            <text:p text:style-name="Table_20_Contents">This option is used to specify the character encoding to use for the XHTML document. Currently supported encodings are <text:span text:style-name="Source_20_Text">UTF-8</text:span> (default), <text:span text:style-name="Source_20_Text">UTF-16</text:span>, <text:span text:style-name="Source_20_Text">ISO-8859-1</text:span> and <text:span text:style-name="Source_20_Text">US-ASCII</text:span>. Characters not supported by the encoding are exported as numeric character entities.</text:p>
          </table:table-cell>
        </table:table-row>
        <table:table-row>
          <table:table-cell table:style-name="Tabel4.A2" office:value-type="string">
            <text:p text:style-name="Table_20_Contents"><text:span text:style-name="Source_20_Text">hexadecimal_entities</text:span></text:p>
          </table:table-cell>
          <table:table-cell table:style-name="Tabel4.B2" office:value-type="string">
            <text:p text:style-name="Table_20_Contents">When this option is set to <text:span text:style-name="Source_20_Text">true</text:span> (default) numeric character entities are exported using hexadecimal numbers, otherwise decimal numbers are used</text:p>
          </table:table-cell>
        </table:table-row>
        <table:table-row>
          <table:table-cell table:style-name="Tabel4.A2" office:value-type="string">
            <text:p text:style-name="Table_20_Contents"><text:span text:style-name="Source_20_Text">use_named_entities</text:span></text:p>
          </table:table-cell>
          <table:table-cell table:style-name="Tabel4.B2" office:value-type="string">
            <text:p text:style-name="Table_20_Contents">If you set this options to <text:span text:style-name="Source_20_Text">true</text:span> (default is <text:span text:style-name="Source_20_Text">false</text:span>), Writer2xhtml will use named character entities as defined by (X)HTML. If you export to XHTML+MathML, also named MathML entities will be used.</text:p>
          </table:table-cell>
        </table:table-row>
        <table:table-row>
          <table:table-cell table:style-name="Tabel4.A2" office:value-type="string">
            <text:p text:style-name="Table_20_Contents"><text:span text:style-name="Source_20_Text">add_bom</text:span></text:p>
          </table:table-cell>
          <table:table-cell table:style-name="Tabel4.B2" office:value-type="string">
            <text:p text:style-name="Table_20_Contents">In rare cases, it may be required to ad a BOM (Byte Order Mark) to the XHTML document. Most applications will not need this, but you can set this options to <text:span text:style-name="Source_20_Text">true</text:span> to enable this (default is <text:span text:style-name="Source_20_Text">false</text:span>).</text:p>
          </table:table-cell>
        </table:table-row>
        <table:table-row>
          <table:table-cell table:style-name="Tabel4.A2" office:value-type="string">
            <text:p text:style-name="Table_20_Contents"><text:span text:style-name="Source_20_Text">multilingual</text:span></text:p>
          </table:table-cell>
          <table:table-cell table:style-name="Tabel4.B2" office:value-type="string">
            <text:p text:style-name="Table_20_Contents">Set this to <text:span text:style-name="Source_20_Text">false</text:span> (default is <text:span text:style-name="Source_20_Text">true</text:span>) to remove language information from the file (except on the root element)</text:p>
          </table:table-cell>
        </table:table-row>
        <table:table-row>
          <table:table-cell table:style-name="Tabel4.A2" office:value-type="string">
            <text:p text:style-name="Table_20_Contents"><text:span text:style-name="Source_20_Text">separate_stylesheet</text:span></text:p>
          </table:table-cell>
          <table:table-cell table:style-name="Tabel4.B2" office:value-type="string">
            <text:p text:style-name="Table_20_Contents">Set this to true (default is false) to generate a separate CSS file if the XHTML document is split over several files (thus avoiding repeating the style information in every file).</text:p>
          </table:table-cell>
        </table:table-row>
        <table:table-row>
          <table:table-cell table:style-name="Tabel4.A2" office:value-type="string">
            <text:p text:style-name="Table_20_Contents"><text:span text:style-name="Source_20_Text">custom_stylesheet</text:span></text:p>
          </table:table-cell>
          <table:table-cell table:style-name="Tabel4.B2" office:value-type="string">
            <text:p text:style-name="Table_20_Contents">Use this option to give an URL to your own, external CSS stylesheet. If the value is empty or the option is not specified, no external stylesheet will be used.</text:p>
            <text:p text:style-name="Table_20_Contents">For more advanced solutions (eg. different style sheets for screen viewing and printing) you can use an XHTML template – see below.</text:p>
          </table:table-cell>
        </table:table-row>
      </table:table>
      <text:p text:style-name="Text_20_body">The following options are used to control the conversion of the formatting in the source document. If you use an external CSS style sheet, this is important to define.</text:p>
      <table:table table:name="Tabel5" table:style-name="Tabel5">
        <table:table-column table:style-name="Tabel5.A"/>
        <table:table-column table:style-name="Tabel5.B"/>
        <text:soft-page-break/>
        <table:table-row>
          <table:table-cell table:style-name="Tabel5.A1" office:value-type="string">
            <text:p text:style-name="Table_20_Contents"><text:span text:style-name="Source_20_Text">formatting</text:span></text:p>
          </table:table-cell>
          <table:table-cell table:style-name="Tabel5.B1" office:value-type="string">
            <text:p text:style-name="Table_20_Contents">The option <text:span text:style-name="Source_20_Text">formatting</text:span> is used to specify how much text formatting (character, paragraph and list formatting) to export<text:note text:id="ftn4" text:note-class="footnote"><text:note-citation>4</text:note-citation><text:note-body><text:p text:style-name="Footnote">This and the following options replaces the former option <text:span text:style-name="Source_20_Text">ignore_styles</text:span>.</text:p></text:note-body></text:note>. Possible values are</text:p>
            <text:p text:style-name="Table_20_Contents"><text:span text:style-name="Source_20_Text">convert_all</text:span> (default): Convert all formatting to CSS.</text:p>
            <text:p text:style-name="Table_20_Contents"><text:span text:style-name="Source_20_Text">ignore_styles</text:span>: Convert hard formatting but not formatting by styles. Use this value if you use a custom stylesheet, but still want to be able to add some hard formatting (eg. a centered paragraph, some bold text etc.)</text:p>
            <text:p text:style-name="Table_20_Contents"><text:span text:style-name="Source_20_Text">ignore_hard</text:span>: Convert formatting by styles, but no hard formatting (except as given by attribute style maps, see below). Use this if the document is well structured using styles, so that any hard formatting should be considered an error.</text:p>
            <text:p text:style-name="Table_20_Contents"><text:span text:style-name="Source_20_Text">ignore_all</text:span>: Convert no formatting at all. Use this value if you use a custom stylesheet <text:span text:style-name="T2">and</text:span> the document is well structured using styles, so that any hard formatting should be considered an error.</text:p>
          </table:table-cell>
        </table:table-row>
        <table:table-row>
          <table:table-cell table:style-name="Tabel5.A2" office:value-type="string">
            <text:p text:style-name="Table_20_Contents"><text:span text:style-name="Source_20_Text">frame_formatting</text:span></text:p>
          </table:table-cell>
          <table:table-cell table:style-name="Tabel5.B2" office:value-type="string">
            <text:p text:style-name="Table_20_Contents">Used for the same purpose for frame formatting.</text:p>
          </table:table-cell>
        </table:table-row>
        <table:table-row>
          <table:table-cell table:style-name="Tabel5.A2" office:value-type="string">
            <text:p text:style-name="Table_20_Contents"><text:span text:style-name="Source_20_Text">section_formatting</text:span></text:p>
          </table:table-cell>
          <table:table-cell table:style-name="Tabel5.B2" office:value-type="string">
            <text:p text:style-name="Table_20_Contents">Used for the same purpose for section formatting. (But note that LO does not offer section styles currently).</text:p>
          </table:table-cell>
        </table:table-row>
        <table:table-row>
          <table:table-cell table:style-name="Tabel5.A2" office:value-type="string">
            <text:p text:style-name="Table_20_Contents"><text:span text:style-name="Source_20_Text">table_formatting</text:span></text:p>
          </table:table-cell>
          <table:table-cell table:style-name="Tabel5.B2" office:value-type="string">
            <text:p text:style-name="Table_20_Contents">Used for the same purpose for table formatting. (But note that LO does not offer table styles currently).</text:p>
          </table:table-cell>
        </table:table-row>
        <table:table-row>
          <table:table-cell table:style-name="Tabel5.A2" office:value-type="string">
            <text:p text:style-name="Table_20_Contents"><text:span text:style-name="Source_20_Text">table_size</text:span><text:span text:style-name="Source_20_Text"><text:note text:id="ftn5" text:note-class="footnote"><text:note-citation>5</text:note-citation><text:note-body><text:p text:style-name="Footnote">This option replaces the former option <text:span text:style-name="source-footnote">ignore_table_dimensions</text:span>. (The former values correspond to the values <text:span text:style-name="source-footnote">none</text:span> and <text:span text:style-name="source-footnote">auto</text:span>).</text:p></text:note-body></text:note></text:span></text:p>
          </table:table-cell>
          <table:table-cell table:style-name="Tabel5.B2" office:value-type="string">
            <text:p text:style-name="Table_20_Contents">This option defines how to export table dimension. The possible values are:</text:p>
            <text:p text:style-name="Table_20_Contents"><text:span text:style-name="Source_20_Text">none</text:span>: Do not export table dimensions (table width, column width and row height), leaving the layout of the tables to the browser.</text:p>
            <text:p text:style-name="Table_20_Contents"><text:span text:style-name="Source_20_Text">auto</text:span> (default): Convert the dimensions in the source document using relative or absolute values as defined.</text:p>
            <text:p text:style-name="Table_20_Contents"><text:span text:style-name="Source_20_Text">relative</text:span>: Convert the dimensions in the source document, but always using relative values for table width and column width.</text:p>
          </table:table-cell>
        </table:table-row>
        <text:soft-page-break/>
        <table:table-row>
          <table:table-cell table:style-name="Tabel5.A2" office:value-type="string">
            <text:p text:style-name="Table_20_Contents"><text:span text:style-name="Source_20_Text">list_formatting</text:span></text:p>
          </table:table-cell>
          <table:table-cell table:style-name="Tabel5.B2" office:value-type="string">
            <text:p text:style-name="Table_20_Contents">This option determines how list formatting is exported. Possible values are<text:note text:id="ftn6" text:note-class="footnote"><text:note-citation>6</text:note-citation><text:note-body><text:p text:style-name="Footnote">In previous versions, this option was called <text:span text:style-name="source-footnote">list_hack</text:span>, but was renamed to support the new value <text:span text:style-name="source-footnote">hard_labels</text:span>. (The old name is still supported.)</text:p></text:note-body></text:note>:</text:p>
            <text:p text:style-name="Table_20_Contents"><text:span text:style-name="Source_20_Text">css1</text:span>: List formatting is exported using CSS1. This only provides basic support for list labels, and currently the browsers default indentations are used.</text:p>
            <text:p text:style-name="Table_20_Contents"><text:span text:style-name="Source_20_Text">css1_hack</text:span>: This value is used to fix a problem with continued lists. Writer2xhtml will export a list that continues on level 2 or below like</text:p>
            <text:p text:style-name="Table_20_Contents"><text:span text:style-name="Source_20_Text">&lt;ol&gt;&lt;ol&gt;&lt;li&gt;...&lt;/li&gt;&lt;/ol&gt;&lt;/ol&gt;</text:span></text:p>
            <text:p text:style-name="Table_20_Contents">This is <text:span text:style-name="T2">not</text:span> valid in XHTML, but works in browsers. Also two deprecated attributes are used to continue numbering.</text:p>
            <text:p text:style-name="Table_20_Contents"><text:span text:style-name="Source_20_Text">hard_labels</text:span>: If you use this value, list labels are exported as part of the text. This adds full support for list labels (e.g. labels of the form 1.2.3). Unlike the other values indentations of the list are exported as well.</text:p>
          </table:table-cell>
        </table:table-row>
        <table:table-row>
          <table:table-cell table:style-name="Tabel5.A2" office:value-type="string">
            <text:p text:style-name="Table_20_Contents"><text:span text:style-name="Source_20_Text">tabstop_style</text:span></text:p>
          </table:table-cell>
          <table:table-cell table:style-name="Tabel5.B2" office:value-type="string">
            <text:p text:style-name="Table_20_Contents">Used this option to specify a style used for tabstops. Normally tabstops are exported as spaces, but with this option the space will be contained in a <text:span text:style-name="Source_20_Text">span</text:span> element, eg.</text:p>
            <text:p text:style-name="Table_20_Contents"><text:span text:style-name="Source_20_Text">&lt;span class="tabstop"&gt; &lt;/span&gt;</text:span></text:p>
            <text:p text:style-name="Table_20_Contents">You can then define a CSS rule like eg.</text:p>
            <text:p text:style-name="Table_20_Contents"><text:span text:style-name="Source_20_Text">tabstop { width: 2em; }</text:span></text:p>
          </table:table-cell>
        </table:table-row>
        <table:table-row>
          <table:table-cell table:style-name="Tabel5.A2" office:value-type="string">
            <text:p text:style-name="Table_20_Contents"><text:span text:style-name="Source_20_Text">use_default_font</text:span></text:p>
          </table:table-cell>
          <table:table-cell table:style-name="Tabel5.B2" office:value-type="string">
            <text:p text:style-name="Table_20_Contents">Set this option to <text:span text:style-name="Source_20_Text">true</text:span> (default is <text:span text:style-name="Source_20_Text">false</text:span>) to ignore all font information in the document and use a default font for the entire exported document.</text:p>
          </table:table-cell>
        </table:table-row>
        <table:table-row>
          <table:table-cell table:style-name="Tabel5.A2" office:value-type="string">
            <text:p text:style-name="Table_20_Contents"><text:span text:style-name="Source_20_Text">default_font_name</text:span></text:p>
          </table:table-cell>
          <table:table-cell table:style-name="Tabel5.B2" office:value-type="string">
            <text:p text:style-name="Table_20_Contents">Use this option to supply a font name to use if the option <text:span text:style-name="Source_20_Text">use_default_font</text:span> is set to <text:span text:style-name="Source_20_Text">true.</text:span> A blank value will not insert ant font information.</text:p>
          </table:table-cell>
        </table:table-row>
      </table:table>
      <text:p text:style-name="Text_20_body">In addition, a number of options defines how dimensions in the source document should be handled.</text:p>
      <table:table table:name="Tabel6" table:style-name="Tabel6">
        <table:table-column table:style-name="Tabel6.A"/>
        <table:table-column table:style-name="Tabel6.B"/>
        <table:table-row>
          <table:table-cell table:style-name="Tabel6.A1" office:value-type="string">
            <text:p text:style-name="Table_20_Contents"><text:span text:style-name="Source_20_Text"><text:span text:style-name="T2">convert_to_px</text:span></text:span></text:p>
          </table:table-cell>
          <table:table-cell table:style-name="Tabel6.B1" office:value-type="string">
            <text:p text:style-name="Table_20_Contents">When this option is <text:span text:style-name="Source_20_Text">true</text:span> (default), Writer2xhtml will convert all units to px, otherwise the original units are used. The resolution is assumed to be 96ppi, you can change this with the <text:span text:style-name="Source_20_Text">scaling</text:span> option. Eg. a scaling of <text:span text:style-name="Source_20_Text">75%</text:span> will change the resolution to 72ppi. For EPUB export this option will export font sizes as percentages (and use px for other dimensions).</text:p>
          </table:table-cell>
        </table:table-row>
        <text:soft-page-break/>
        <table:table-row>
          <table:table-cell table:style-name="Tabel6.A2" office:value-type="string">
            <text:p text:style-name="Table_20_Contents"><text:span text:style-name="Source_20_Text"><text:span text:style-name="T2">scaling</text:span></text:span></text:p>
          </table:table-cell>
          <table:table-cell table:style-name="Tabel6.B2" office:value-type="string">
            <text:p text:style-name="Table_20_Contents">Use this option to specify a scaling of all formatting, ie. to get a different text size than the original document. The value must be a percentage, default is <text:span text:style-name="Source_20_Text">100%</text:span>.</text:p>
          </table:table-cell>
        </table:table-row>
        <table:table-row>
          <table:table-cell table:style-name="Tabel6.A2" office:value-type="string">
            <text:p text:style-name="Table_20_Contents"><text:span text:style-name="Source_20_Text"><text:span text:style-name="T2">column_scaling</text:span></text:span></text:p>
          </table:table-cell>
          <table:table-cell table:style-name="Tabel6.B2" office:value-type="string">
            <text:p text:style-name="Table_20_Contents">Use this option to specify an additional scaling for table colums. The value must be a percentage, default is <text:span text:style-name="Source_20_Text">100%</text:span>.</text:p>
          </table:table-cell>
        </table:table-row>
        <table:table-row>
          <table:table-cell table:style-name="Tabel6.A2" office:value-type="string">
            <text:p text:style-name="Table_20_Contents"><text:span text:style-name="Source_20_Text"><text:span text:style-name="T2">image_size</text:span></text:span><text:span text:style-name="Source_20_Text"><text:note text:id="ftn7" text:note-class="footnote"><text:note-citation>7</text:note-citation><text:note-body><text:p text:style-name="Footnote">This option replaces old options <text:span text:style-name="Source_20_Text"><text:span text:style-name="T10">keep_image_size</text:span></text:span> and <text:span text:style-name="source-footnote">original_image_size</text:span> (the old names are still supported).</text:p></text:note-body></text:note></text:span></text:p>
          </table:table-cell>
          <table:table-cell table:style-name="Tabel6.B2" office:value-type="string">
            <text:p text:style-name="Table_20_Contents">Use this option to specify how to export the size of images and text boxes: Possible values are <text:span text:style-name="Source_20_Text">absolute</text:span> or <text:span text:style-name="Source_20_Text">auto</text:span> (default, export absolute size), <text:span text:style-name="Source_20_Text">relative</text:span> (export the size as a percentage of the current text width) and <text:span text:style-name="Source_20_Text">none</text:span> or <text:span text:style-name="Source_20_Text">original_image_size</text:span> (do not export size information; hence the browser or reader will use the original (unscaled) image size).</text:p>
          </table:table-cell>
        </table:table-row>
        <table:table-row>
          <table:table-cell table:style-name="Tabel6.A2" office:value-type="string">
            <text:p text:style-name="Table_20_Contents"><text:span text:style-name="Source_20_Text">relative_font_size</text:span></text:p>
          </table:table-cell>
          <table:table-cell table:style-name="Tabel6.B2" office:value-type="string">
            <text:p text:style-name="Table_20_Contents">Set this option to <text:span text:style-name="Source_20_Text">true</text:span> (default) <text:span text:style-name="Source_20_Text">false</text:span> to export all font sizes as percentages rather than using absolute dimensions. The font size is calculated relative to the default font size in the document.</text:p>
          </table:table-cell>
        </table:table-row>
        <table:table-row>
          <table:table-cell table:style-name="Tabel6.A2" office:value-type="string">
            <text:p text:style-name="Table_20_Contents"><text:span text:style-name="Source_20_Text">font_scaling</text:span></text:p>
          </table:table-cell>
          <table:table-cell table:style-name="Tabel6.B2" office:value-type="string">
            <text:p text:style-name="Table_20_Contents">Use this option to specify a scaling for all font sizes if <text:span text:style-name="Source_20_Text">relative_font_size</text:span> is set to <text:span text:style-name="Source_20_Text">true</text:span>. Default is <text:span text:style-name="Source_20_Text">100%</text:span>.</text:p>
          </table:table-cell>
        </table:table-row>
      </table:table>
      <text:h text:style-name="Heading_20_3" text:outline-level="3">Options for special content</text:h>
      <table:table table:name="Tabel7" table:style-name="Tabel7">
        <table:table-column table:style-name="Tabel7.A"/>
        <table:table-column table:style-name="Tabel7.B"/>
        <table:table-row>
          <table:table-cell table:style-name="Tabel7.A1" office:value-type="string">
            <text:p text:style-name="Table_20_Contents"><text:span text:style-name="Source_20_Text">formulas</text:span></text:p>
          </table:table-cell>
          <table:table-cell table:style-name="Tabel7.B1" office:value-type="string">
            <text:p text:style-name="Table_20_Contents">If you are not exporting to XHTML+MathML <text:span text:style-name="T17">or HTML5</text:span>, this option defines how formulas are treated. The possible values are <text:span text:style-name="Source_20_Text">starmath</text:span> (default) to export the formula in StarMath notation, <text:span text:style-name="Source_20_Text">latex</text:span> to export the formula in LaTeX notation, <text:span text:style-name="Source_20_Text">image+starmath</text:span> and <text:span text:style-name="Source_20_Text">image+latex</text:span> to export the formula as an image, with an <text:span text:style-name="Source_20_Text">alt</text:span> attribute giving the formula in StarMath or LaTeX notation.</text:p>
          </table:table-cell>
        </table:table-row>
        <table:table-row>
          <table:table-cell table:style-name="Tabel7.A2" office:value-type="string">
            <text:p text:style-name="Table_20_Contents"><text:span text:style-name="Source_20_Text">use_mathjax</text:span></text:p>
          </table:table-cell>
          <table:table-cell table:style-name="Tabel7.B2" office:value-type="string">
            <text:p text:style-name="Table_20_Contents">If you export to <text:span text:style-name="T17">XHTML+MathML or </text:span>HTML5, you can set this option to <text:span text:style-name="Source_20_Text">true</text:span> (default is <text:span text:style-name="Source_20_Text">false</text:span>) to load the <text:a xlink:type="simple" xlink:href="http://www.mathjax.org/">MathJax</text:a> library on pages with fomulas. This will ensure that formulas are viewable on all modern browsers, even if they do not support MathML natively<text:note text:id="ftn8" text:note-class="footnote"><text:note-citation>8</text:note-citation><text:note-body><text:p text:style-name="P11">This replaces the output format (available until Writer2LaTeX 1.2) using an XSLT style sheet for the same purpose.</text:p></text:note-body></text:note>.</text:p>
          </table:table-cell>
        </table:table-row>
        <table:table-row>
          <table:table-cell table:style-name="Tabel7.A2" office:value-type="string">
            <text:p text:style-name="Table_20_Contents"><text:span text:style-name="Source_20_Text"><text:span text:style-name="T20">embed</text:span></text:span><text:span text:style-name="Source_20_Text">_svg</text:span></text:p>
          </table:table-cell>
          <table:table-cell table:style-name="Tabel7.B2" office:value-type="string">
            <text:p text:style-name="Table_20_Contents">If you export to HTML5, you can set this option to <text:span text:style-name="Source_20_Text">true</text:span> <text:span text:style-name="T20">t</text:span>o export vector graphics <text:span text:style-name="T20">embedded in the HTML documents as </text:span>SVG (scalable vector graphics). <text:span text:style-name="T17">If set to </text:span><text:span text:style-name="Source_20_Text"><text:span text:style-name="T17">false</text:span></text:span><text:span text:style-name="T17"> (default), external SVG image files will be used.</text:span></text:p>
          </table:table-cell>
        </table:table-row>
        <text:soft-page-break/>
        <table:table-row>
          <table:table-cell table:style-name="Tabel7.A2" office:value-type="string">
            <text:p text:style-name="Table_20_Contents"><text:span text:style-name="Source_20_Text">endnotes_heading</text:span></text:p>
          </table:table-cell>
          <table:table-cell table:style-name="Tabel7.B2" office:value-type="string">
            <text:p text:style-name="Table_20_Contents">In LO the endnotes are set on a separate page at the end of the document. It is not possible to give this page a heading, but you can use this option to add a heading. In EPUB export this heading will also appear in the navigation table. Default is empty (no heading).</text:p>
          </table:table-cell>
        </table:table-row>
        <table:table-row>
          <table:table-cell table:style-name="Tabel7.A2" office:value-type="string">
            <text:p text:style-name="Table_20_Contents"><text:span text:style-name="Source_20_Text">footnotes_heading</text:span></text:p>
          </table:table-cell>
          <table:table-cell table:style-name="Tabel7.B2" office:value-type="string">
            <text:p text:style-name="Table_20_Contents">In LO the footnotes may be set on a separate page at the end of the document (if configured to do so). It is not possible to give this page a heading, but you can use this option to add a heading. In EPUB export this heading will also appear in the navigation table. Default is empty (no heading).</text:p>
          </table:table-cell>
        </table:table-row>
        <table:table-row>
          <table:table-cell table:style-name="Tabel7.A2" office:value-type="string">
            <text:p text:style-name="Table_20_Contents"><text:span text:style-name="Source_20_Text"><text:span text:style-name="T2">use_dublin_core</text:span></text:span></text:p>
          </table:table-cell>
          <table:table-cell table:style-name="Tabel7.B2" office:value-type="string">
            <text:p text:style-name="Table_20_Contents">Use this option to specify if Dublin Core Meta data should be exported.</text:p>
            <text:p text:style-name="Table_20_Contents">For the XHTML export, the format will be as specified in <text:a xlink:type="simple" xlink:href="http://dublincore.org/documents/dcq-html/">http://dublincore.org/documents/dcq-html/</text:a>).</text:p>
            <text:p text:style-name="Table_20_Contents">For the EPUB export this option has no effect, cf. section <text:bookmark-ref text:reference-format="chapter" text:ref-name="__RefHeading__35222417">Fejl: Henvisningskilde ikke fundet</text:bookmark-ref> for EPUB meta data.</text:p>
            <text:p text:style-name="Table_20_Contents">If the value is <text:span text:style-name="Source_20_Text">false</text:span>, it will not be exported (default is <text:span text:style-name="Source_20_Text">true</text:span>).</text:p>
          </table:table-cell>
        </table:table-row>
        <table:table-row>
          <table:table-cell table:style-name="Tabel7.A2" office:value-type="string">
            <text:p text:style-name="Table_20_Contents"><text:span text:style-name="Source_20_Text"><text:span text:style-name="T2">notes</text:span></text:span></text:p>
          </table:table-cell>
          <table:table-cell table:style-name="Tabel7.B2" office:value-type="string">
            <text:p text:style-name="Table_20_Contents">If this option is set to <text:span text:style-name="Source_20_Text">true</text:span> (default), notes in the document will be exported as XHTML comments. These are not directly visible in the browser. If you don't want to include notes, set this option to <text:span text:style-name="Source_20_Text">false.</text:span></text:p>
          </table:table-cell>
        </table:table-row>
        <table:table-row>
          <table:table-cell table:style-name="Tabel7.A2" office:value-type="string">
            <text:p text:style-name="Table_20_Contents"><text:span text:style-name="Source_20_Text">display_hidden_text</text:span></text:p>
          </table:table-cell>
          <table:table-cell table:style-name="Tabel7.B2" office:value-type="string">
            <text:p text:style-name="Table_20_Contents">If this option is set to <text:span text:style-name="Source_20_Text">true</text:span> (default is <text:span text:style-name="Source_20_Text">false</text:span>), paragraphs and text portions marked as hidden will be exported. Otherwise they will be ignored.</text:p>
          </table:table-cell>
        </table:table-row>
        <table:table-row>
          <table:table-cell table:style-name="Tabel7.A2" office:value-type="string">
            <text:p text:style-name="Table_20_Contents"><text:span text:style-name="Source_20_Text">incluce_toc</text:span></text:p>
          </table:table-cell>
          <table:table-cell table:style-name="Tabel7.B2" office:value-type="string">
            <text:p text:style-name="Table_20_Contents">If this option is set to <text:span text:style-name="Source_20_Text">true</text:span> (default), the table of contents is exported. If it is set to <text:span text:style-name="Source_20_Text">false</text:span>, the table of contents is ignored. The latters possibility is mainly intended for EPUB, which also provides an external navigation table.</text:p>
          </table:table-cell>
        </table:table-row>
      </table:table>
      <text:h text:style-name="Heading_20_3" text:outline-level="3">AutoCorrect options</text:h>
      <table:table table:name="Tabel9" table:style-name="Tabel9">
        <table:table-column table:style-name="Tabel9.A"/>
        <table:table-column table:style-name="Tabel9.B"/>
        <table:table-row>
          <table:table-cell table:style-name="Tabel9.A1" office:value-type="string">
            <text:p text:style-name="Table_20_Contents"><text:span text:style-name="Source_20_Text"><text:span text:style-name="T2">ignore_double_spaces</text:span></text:span></text:p>
          </table:table-cell>
          <table:table-cell table:style-name="Tabel9.B1" office:value-type="string">
            <text:p text:style-name="Table_20_Contents">This options can have the values <text:span text:style-name="Source_20_Text">true</text:span> (default) or <text:span text:style-name="Source_20_Text">false</text:span>. Setting the option to <text:span text:style-name="Source_20_Text">true</text:span> will instruct Writer2xhtml to ignore double spaces, otherwise they are converted to non-breaking spaces.</text:p>
          </table:table-cell>
        </table:table-row>
        <table:table-row>
          <table:table-cell table:style-name="Tabel9.A2" office:value-type="string">
            <text:p text:style-name="Table_20_Contents"><text:span text:style-name="Source_20_Text"><text:span text:style-name="T2">ignore_empty_paragraphs</text:span></text:span></text:p>
          </table:table-cell>
          <table:table-cell table:style-name="Tabel9.B2" office:value-type="string">
            <text:p text:style-name="Table_20_Contents">This option can have the values <text:span text:style-name="Source_20_Text">true</text:span> (default) or <text:span text:style-name="Source_20_Text">false</text:span>. Setting the option to <text:span text:style-name="Source_20_Text">true</text:span> will instruct Writer2xhtml to ignore empty paragraphs..</text:p>
          </table:table-cell>
        </table:table-row>
        <text:soft-page-break/>
        <table:table-row>
          <table:table-cell table:style-name="Tabel9.A2" office:value-type="string">
            <text:p text:style-name="Table_20_Contents"><text:span text:style-name="Source_20_Text"><text:span text:style-name="T2">ignore_hard_line_breaks</text:span></text:span></text:p>
          </table:table-cell>
          <table:table-cell table:style-name="Tabel9.B2" office:value-type="string">
            <text:p text:style-name="Table_20_Contents">This option can have the values <text:span text:style-name="Source_20_Text">true</text:span> or <text:span text:style-name="Source_20_Text">false</text:span> (default). Setting the option to <text:span text:style-name="Source_20_Text">true</text:span> will instruct Writer2xhtml to ignore hard line breaks (Shift-Enter in LO).</text:p>
          </table:table-cell>
        </table:table-row>
      </table:table>
      <text:h text:style-name="Heading_20_3" text:outline-level="3">File options</text:h>
      <table:table table:name="Tabel10" table:style-name="Tabel10">
        <table:table-column table:style-name="Tabel10.A"/>
        <table:table-column table:style-name="Tabel10.B"/>
        <table:table-row>
          <table:table-cell table:style-name="Tabel10.A1" office:value-type="string">
            <text:p text:style-name="Table_20_Contents"><text:span text:style-name="Source_20_Text"><text:span text:style-name="T2">external_toc_depth</text:span></text:span></text:p>
          </table:table-cell>
          <table:table-cell table:style-name="Tabel10.B1" office:value-type="string">
            <text:p text:style-name="Table_20_Contents">In addition to the text content, an EPUB document contains a table of contents, which can be used for navigation in the reader. This table is generated by Writer2xhtml from the headings in your document. This option is used to specify the number of levels to include in the table. The default value is <text:span text:style-name="Source_20_Text">auto</text:span>, which determines the depth from the option <text:span text:style-name="Source_20_Text">split_value</text:span>. If you want to set the depth independent from <text:span text:style-name="Source_20_Text">split_value</text:span>, set this option to a positive integer.</text:p>
          </table:table-cell>
        </table:table-row>
        <table:table-row>
          <table:table-cell table:style-name="Tabel10.A2" office:value-type="string">
            <text:p text:style-name="Table_20_Contents"><text:span text:style-name="Source_20_Text"><text:span text:style-name="T2">split_level</text:span></text:span></text:p>
          </table:table-cell>
          <table:table-cell table:style-name="Tabel10.B2" office:value-type="string">
            <text:p text:style-name="Table_20_Contents">This option is used to specify that the Writer documents should be split in several documents and the outline level at which the splitting should happen (the default <text:span text:style-name="Source_20_Text">0</text:span> means no split). This is convenient for long documents. Each output document will get a simple navigation panel in the header and the footer (with labels in the same language as the document).</text:p>
          </table:table-cell>
        </table:table-row>
        <table:table-row>
          <table:table-cell table:style-name="Tabel10.A2" office:value-type="string">
            <text:p text:style-name="Table_20_Contents"><text:span text:style-name="Source_20_Text"><text:span text:style-name="T2">repeat_levels</text:span></text:span></text:p>
          </table:table-cell>
          <table:table-cell table:style-name="Tabel10.B2" office:value-type="string">
            <text:p text:style-name="Table_20_Contents">If you split the document, you can use this option to specify that headings of higher levels should be repeated on page breaks. This may help the user to identify the current position in the document. Default is <text:span text:style-name="Source_20_Text">5</text:span> (all levels are repeated).</text:p>
          </table:table-cell>
        </table:table-row>
        <table:table-row>
          <table:table-cell table:style-name="Tabel10.A2" office:value-type="string">
            <text:p text:style-name="Table_20_Contents"><text:span text:style-name="Source_20_Text"><text:span text:style-name="T8">page_break_split</text:span></text:span></text:p>
          </table:table-cell>
          <table:table-cell table:style-name="Tabel10.B2" office:value-type="string">
            <text:p text:style-name="Table_20_Contents">An alternative method to split the document is to use the original page breaks. Possible values are</text:p>
            <text:p text:style-name="Table_20_Contents"><text:span text:style-name="Source_20_Text">none</text:span> (default): Do not split at page breaks.</text:p>
            <text:p text:style-name="Table_20_Contents"><text:span text:style-name="Source_20_Text">styles</text:span>: Split at page breaks which are defined in styles.</text:p>
            <text:p text:style-name="Table_20_Contents"><text:span text:style-name="Source_20_Text">explicit</text:span>: Split at all explicit page breaks (page breaks defined in styles and manual page breaks)</text:p>
            <text:p text:style-name="Table_20_Contents"><text:span text:style-name="Source_20_Text">all</text:span>: Split at all page breaks. Automatic page breaks may occur within a paragraph, list or table, but Writer2xhtml will not split until this structure has ended.</text:p>
            <text:p text:style-name="Table_20_Contents">Also in this case, each output document will get a simple navigation panel in the header and the footer.</text:p>
          </table:table-cell>
        </table:table-row>
        <text:soft-page-break/>
        <table:table-row>
          <table:table-cell table:style-name="Tabel10.A2" office:value-type="string">
            <text:p text:style-name="Table_20_Contents"><text:span text:style-name="Source_20_Text"><text:span text:style-name="T8">split_after</text:span></text:span></text:p>
          </table:table-cell>
          <table:table-cell table:style-name="Tabel10.B2" office:value-type="string">
            <text:p text:style-name="Table_20_Contents">This option (which only has effect for EPUB export) is used to automatic split long documents. When a single file exceeds the number of characters defined by this option (in 1000s), the document will be split at the first possible break point. The value 0 disables automatic split.</text:p>
          </table:table-cell>
        </table:table-row>
        <table:table-row>
          <table:table-cell table:style-name="Tabel10.A2" office:value-type="string">
            <text:p text:style-name="Table_20_Contents"><text:span text:style-name="Source_20_Text"><text:span text:style-name="T8">image_split</text:span></text:span></text:p>
          </table:table-cell>
          <table:table-cell table:style-name="Tabel10.B2" office:value-type="string">
            <text:p text:style-name="Table_20_Contents">This option (which only has effect for EPUB export) is used to convert large images to "full screen" images. The value of the option can be either <text:span text:style-name="Source_20_Text">none</text:span> or a percentage. If set to a percentage, an image which is wider than this percentage and has an aspect ratio of at least 3:4 is placed in a separate file.</text:p>
          </table:table-cell>
        </table:table-row>
        <table:table-row>
          <table:table-cell table:style-name="Tabel10.A2" office:value-type="string">
            <text:p text:style-name="Table_20_Contents"><text:span text:style-name="Source_20_Text"><text:span text:style-name="T8">cover_image</text:span></text:span></text:p>
          </table:table-cell>
          <table:table-cell table:style-name="Tabel10.B2" office:value-type="string">
            <text:p text:style-name="Table_20_Contents">If you set this option to <text:span text:style-name="Source_20_Text">true</text:span> (default is <text:span text:style-name="Source_20_Text">false</text:span>), the first image in the document is used as cover image in EPUB export.</text:p>
          </table:table-cell>
        </table:table-row>
        <table:table-row>
          <table:table-cell table:style-name="Tabel10.A2" office:value-type="string">
            <text:p text:style-name="Table_20_Contents"><text:span text:style-name="Source_20_Text"><text:span text:style-name="T2">save_images_in_subdir</text:span></text:span></text:p>
          </table:table-cell>
          <table:table-cell table:style-name="Tabel10.B2" office:value-type="string">
            <text:p text:style-name="Table_20_Contents">Images contained in the document are normally placed in the same directory as the XHTML document. If the document contains a large number of images, it may be more convenient to put the images in a subdirectory. Set this option to <text:span text:style-name="Source_20_Text">true</text:span> to do this.</text:p>
          </table:table-cell>
        </table:table-row>
        <table:table-row>
          <table:table-cell table:style-name="Tabel10.A2" office:value-type="string">
            <text:p text:style-name="Table_20_Contents"><text:span text:style-name="Source_20_Text">uplink</text:span></text:p>
          </table:table-cell>
          <table:table-cell table:style-name="Tabel10.B2" office:value-type="string">
            <text:p text:style-name="Table_20_Contents">This option is used to specify a link which brings the user up in a page hierarchy. For example <text:span text:style-name="Source_20_Text">"../index.html"</text:span>.</text:p>
          </table:table-cell>
        </table:table-row>
      </table:table>
      <text:h text:style-name="Heading_20_3" text:outline-level="3">Options specific for spreadsheet documents</text:h>
      <table:table table:name="Tabel8" table:style-name="Tabel8">
        <table:table-column table:style-name="Tabel8.A"/>
        <table:table-column table:style-name="Tabel8.B"/>
        <table:table-row>
          <table:table-cell table:style-name="Tabel8.A1" office:value-type="string">
            <text:p text:style-name="Table_20_Contents"><text:span text:style-name="Source_20_Text"><text:span text:style-name="T2">calc_split</text:span></text:span></text:p>
          </table:table-cell>
          <table:table-cell table:style-name="Tabel8.B1" office:value-type="string">
            <text:p text:style-name="Table_20_Contents">Set this option to <text:span text:style-name="Source_20_Text">true</text:span> if you want spreadsheet documents should be split in several documents (one for each sheet). This is convenient for large spreadsheets. Each output document will get a simple navigation panel in the header and the footer.</text:p>
            <text:p text:style-name="Table_20_Contents">The default value is <text:span text:style-name="Source_20_Text">false</text:span>, which means that the entire spreadsheet will be converted to a singe XHTML document.</text:p>
          </table:table-cell>
        </table:table-row>
        <table:table-row>
          <table:table-cell table:style-name="Tabel8.A2" office:value-type="string">
            <text:p text:style-name="Table_20_Contents"><text:span text:style-name="Source_20_Text"><text:span text:style-name="T2">display_hidden_sheets</text:span></text:span></text:p>
          </table:table-cell>
          <table:table-cell table:style-name="Tabel8.B2" office:value-type="string">
            <text:p text:style-name="Table_20_Contents">Set this option to <text:span text:style-name="Source_20_Text">true</text:span> if you want to export sheets that are defined as hidden. Default is <text:span text:style-name="Source_20_Text">false</text:span>.</text:p>
          </table:table-cell>
        </table:table-row>
        <table:table-row>
          <table:table-cell table:style-name="Tabel8.A2" office:value-type="string">
            <text:p text:style-name="Table_20_Contents"><text:span text:style-name="Source_20_Text"><text:span text:style-name="T2">display_hidden_rows_cols</text:span></text:span></text:p>
          </table:table-cell>
          <table:table-cell table:style-name="Tabel8.B2" office:value-type="string">
            <text:p text:style-name="Table_20_Contents">Set this option to <text:span text:style-name="Source_20_Text">true</text:span> if you want to export rows or columns that are defined as hidden. Default is <text:span text:style-name="Source_20_Text">false</text:span>.</text:p>
          </table:table-cell>
        </table:table-row>
        <text:soft-page-break/>
        <table:table-row>
          <table:table-cell table:style-name="Tabel8.A2" office:value-type="string">
            <text:p text:style-name="Table_20_Contents"><text:span text:style-name="Source_20_Text"><text:span text:style-name="T2">display_filtered_rows_cols</text:span></text:span></text:p>
          </table:table-cell>
          <table:table-cell table:style-name="Tabel8.B2" office:value-type="string">
            <text:p text:style-name="Table_20_Contents">Set this option to <text:span text:style-name="Source_20_Text">true</text:span> if you want to export rows or columns that are not visible due to a filter. Default is <text:span text:style-name="Source_20_Text">false</text:span>.</text:p>
          </table:table-cell>
        </table:table-row>
        <table:table-row>
          <table:table-cell table:style-name="Tabel8.A2" office:value-type="string">
            <text:p text:style-name="Table_20_Contents"><text:span text:style-name="Source_20_Text"><text:span text:style-name="T2">apply_print_ranges</text:span></text:span></text:p>
          </table:table-cell>
          <table:table-cell table:style-name="Tabel8.B2" office:value-type="string">
            <text:p text:style-name="Table_20_Contents">I you set this option to <text:span text:style-name="Source_20_Text">true</text:span>, the print ranges defined in the document will be used. The content of the result will thus be identical to the content of printed output. If you set the option to <text:span text:style-name="Source_20_Text">false</text:span> (default), the content of the output will be identical to the content that you can see when editing the document.</text:p>
          </table:table-cell>
        </table:table-row>
        <table:table-row>
          <table:table-cell table:style-name="Tabel8.A2" office:value-type="string">
            <text:p text:style-name="Table_20_Contents"><text:span text:style-name="Source_20_Text"><text:span text:style-name="T2">use_title_as_heading</text:span></text:span></text:p>
          </table:table-cell>
          <table:table-cell table:style-name="Tabel8.B2" office:value-type="string">
            <text:p text:style-name="Table_20_Contents">If you set this option to <text:span text:style-name="Source_20_Text">true</text:span> (default), the title of the document will be included in the XHTML document as a heading.</text:p>
          </table:table-cell>
        </table:table-row>
        <table:table-row>
          <table:table-cell table:style-name="Tabel8.A2" office:value-type="string">
            <text:p text:style-name="Table_20_Contents"><text:span text:style-name="Source_20_Text"><text:span text:style-name="T2">use_sheet_names_as_headings</text:span></text:span></text:p>
          </table:table-cell>
          <table:table-cell table:style-name="Tabel8.B2" office:value-type="string">
            <text:p text:style-name="Table_20_Contents">If you set this option to <text:span text:style-name="Source_20_Text">true</text:span> (default), the sheet name will be added as a heading above each table in the XHTML document.</text:p>
          </table:table-cell>
        </table:table-row>
      </table:table>
      <text:h text:style-name="Heading_20_3" text:outline-level="3">Options for batch conversion</text:h>
      <table:table table:name="Tabel11" table:style-name="Tabel11">
        <table:table-column table:style-name="Tabel11.A"/>
        <table:table-column table:style-name="Tabel11.B"/>
        <table:table-row>
          <table:table-cell table:style-name="Tabel11.A1" office:value-type="string">
            <text:p text:style-name="Table_20_Contents"><text:span text:style-name="Source_20_Text">directory_icon</text:span></text:p>
          </table:table-cell>
          <table:table-cell table:style-name="Tabel11.B1" office:value-type="string">
            <text:p text:style-name="Text_20_body">Used to specify an URL for an (icon) image that represents a directory. This is used when Writer2xhtml creates index pages for a directory.</text:p>
          </table:table-cell>
        </table:table-row>
        <table:table-row>
          <table:table-cell table:style-name="Tabel11.A2" office:value-type="string">
            <text:p text:style-name="Table_20_Contents"><text:span text:style-name="Source_20_Text">document_icon</text:span></text:p>
          </table:table-cell>
          <table:table-cell table:style-name="Tabel11.B2" office:value-type="string">
            <text:p text:style-name="Text_20_body">Used to specify an URL for an (icon) image that represents a document. This is used when Writer2xhtml creates index pages for a directory.</text:p>
          </table:table-cell>
        </table:table-row>
      </table:table>
      <text:h text:style-name="Heading_20_3" text:outline-level="3">Style maps</text:h>
      <text:p text:style-name="Text_20_body">In addition to the options, you can specify that certain styles in Writer should be mapped to specific XHTML elements and CSS style classes. Here are some examples showing how to use some of the built-in Writer styles to create XHTML elements:</text:p>
      <text:p text:style-name="Preformatted_20_Text">&lt;?xml version="1.0" encoding="UTF-8"?&gt;</text:p>
      <text:p text:style-name="Preformatted_20_Text">&lt;config&gt;</text:p>
      <text:p text:style-name="Preformatted_20_Text"><text:s text:c="2"/>&lt;!-- map LO paragraph styles to xhtml elements --&gt;</text:p>
      <text:p text:style-name="Preformatted_20_Text"><text:s text:c="2"/>&lt;xhtml-style-map name="Text body" family="paragraph" <text:s text:c="2"/></text:p>
      <text:p text:style-name="Preformatted_20_Text"><text:s text:c="11"/>element="p" css="(none)" /&gt; <text:s/></text:p>
      <text:p text:style-name="Preformatted_20_Text"><text:s text:c="2"/>&lt;xhtml-style-map name="Sender" family="paragraph"</text:p>
      <text:p text:style-name="Preformatted_20_Text"><text:s text:c="11"/>element="address" css="(none)" /&gt;</text:p>
      <text:p text:style-name="Preformatted_20_Text"><text:s text:c="2"/>&lt;xhtml-style-map name="Quotations" family="paragraph"</text:p>
      <text:p text:style-name="Preformatted_20_Text"><text:s text:c="11"/>block-element="blockquote" block-css="(none)"</text:p>
      <text:p text:style-name="Preformatted_20_Text"><text:s text:c="11"/>element="p" css="(none)" /&gt;</text:p>
      <text:p text:style-name="Preformatted_20_Text"/>
      <text:p text:style-name="Preformatted_20_Text"><text:s text:c="2"/>&lt;!-- map LO text styles to xhtml elements --&gt;</text:p>
      <text:p text:style-name="Preformatted_20_Text"><text:s text:c="2"/>&lt;xhtml-style-map name="Citation" family="text"</text:p>
      <text:p text:style-name="Preformatted_20_Text"><text:s text:c="11"/>element="cite" css="(none)" /&gt;</text:p>
      <text:p text:style-name="Preformatted_20_Text"><text:soft-page-break/><text:s text:c="2"/>&lt;xhtml-style-map name="Emphasis" family="text"</text:p>
      <text:p text:style-name="Preformatted_20_Text"><text:s text:c="11"/>element="em" css="(none)" /&gt;</text:p>
      <text:p text:style-name="Preformatted_20_Text"><text:s text:c="2"/></text:p>
      <text:p text:style-name="Preformatted_20_Text"><text:s text:c="2"/>&lt;!-- map hard formatting attributes to xhtml elements --&gt;</text:p>
      <text:p text:style-name="Preformatted_20_Text"><text:s text:c="2"/>&lt;xhtml-style-map name="bold" family="attribute"</text:p>
      <text:p text:style-name="Preformatted_20_Text"><text:s text:c="11"/>element="b" css="(none)" /&gt;</text:p>
      <text:p text:style-name="Preformatted_20_Text"><text:s text:c="2"/>&lt;xhtml-style-map name="italics" family="attribute"</text:p>
      <text:p text:style-name="Preformatted_20_Text"><text:s text:c="11"/>element="i" css="(none)" /&gt;</text:p>
      <text:p text:style-name="Preformatted_20_Text">&lt;/config&gt;</text:p>
      <text:p text:style-name="Text_20_body">An extended version of this is distributed with Writer2LaTeX, please see the file <text:span text:style-name="Source_20_Text">cleanxhtml.xml</text:span>.</text:p>
      <text:p text:style-name="Text_20_body">The attributes of the <text:span text:style-name="Source_20_Text">xhtml-style-map</text:span> element are used as follows:</text:p>
      <text:list xml:id="list5502591170184793212" text:style-name="L14">
        <text:list-item>
          <text:p text:style-name="P32"><text:span text:style-name="Source_20_Text">name</text:span> specifies the name of the Writer style.</text:p>
        </text:list-item>
        <text:list-item>
          <text:p text:style-name="P32"><text:span text:style-name="Source_20_Text">family</text:span><text:note text:id="ftn9" text:note-class="footnote"><text:note-citation>9</text:note-citation><text:note-body><text:p text:style-name="Footnote">Previously this attribute was called class.</text:p></text:note-body></text:note> specifies the style family in Writer; this can either be <text:span text:style-name="Source_20_Text">text</text:span>, <text:span text:style-name="Source_20_Text">paragraph</text:span>, <text:span text:style-name="Source_20_Text">heading</text:span>, <text:span text:style-name="Source_20_Text">frame</text:span>, <text:span text:style-name="Source_20_Text">list</text:span> or <text:span text:style-name="Source_20_Text">attribute</text:span>. The last value does not specify a real style, but refers to hard formatting attributes. The possible names in this case are <text:span text:style-name="Source_20_Text">bold</text:span>, <text:span text:style-name="Source_20_Text">italics</text:span>, <text:span text:style-name="Source_20_Text">fixed</text:span> (for fixed pitch fonts), <text:span text:style-name="Source_20_Text">superscript</text:span>, <text:span text:style-name="Source_20_Text">subscript</text:span>, <text:span text:style-name="source-footnote">underline</text:span> and <text:span text:style-name="Source_20_Text">overstrike</text:span>.</text:p>
        </text:list-item>
        <text:list-item>
          <text:p text:style-name="P32"><text:span text:style-name="Source_20_Text">element</text:span> specifies the XHTML element to use when converting this style. This is not used for frame and list styles.</text:p>
        </text:list-item>
        <text:list-item>
          <text:p text:style-name="P32"><text:span text:style-name="Source_20_Text">css</text:span> specifies the CSS style class to use when converting this style. If it is not specified or the value is <text:span text:style-name="Source_20_Text">“(none)”</text:span>, no CSS class will be used.</text:p>
        </text:list-item>
        <text:list-item>
          <text:p text:style-name="P32"><text:span text:style-name="Source_20_Text">block-element</text:span> only has effect for paragraph and heading styles. For paragraphs it is used to specify a block XHTML element, that should surround several exported paragraphs with this style. For headings it is used to specify the element containing the entire heading (the <text:span text:style-name="Source_20_Text">element</text:span> is used for the text content only, excluding the label).</text:p>
        </text:list-item>
        <text:list-item>
          <text:p text:style-name="P32"><text:span text:style-name="Source_20_Text">block-css</text:span> specifies the CSS style class to be used for this block element. If it is not specified or the value is <text:span text:style-name="Source_20_Text">“(none)”</text:span>, no CSS class will be used.</text:p>
        </text:list-item>
      </text:list>
      <text:p text:style-name="Text_20_body">For example the rules above produces code like this:</text:p>
      <text:p text:style-name="Preformatted_20_Text">&lt;p&gt;This paragraph is Text body&lt;/p&gt;</text:p>
      <text:p text:style-name="Preformatted_20_Text">&lt;address&gt;This paragraph is Sender&lt;/address&gt;</text:p>
      <text:p text:style-name="Preformatted_20_Text">&lt;blockquote&gt;</text:p>
      <text:p text:style-name="Preformatted_20_Text"><text:s text:c="2"/>&lt;p&gt;This paragraph is Quotations&lt;/p&gt;</text:p>
      <text:p text:style-name="Preformatted_20_Text"><text:s text:c="2"/>&lt;p&gt;This paragraph is also Quotations&lt;/p&gt;</text:p>
      <text:p text:style-name="Preformatted_20_Text">&lt;/blockquote&gt;</text:p>
      <text:p text:style-name="Preformatted_20_Text">&lt;p&gt;This paragraph is also Text body and has some &lt;em&gt;text with emphasis style&lt;/em&gt; and uses some &lt;b&gt;hard formatting&lt;/b&gt;.&lt;/p&gt;</text:p>
      <text:p text:style-name="Text_20_body">You can use your own Writer styles together with your own CSS style sheet to create further style mappings, for example:</text:p>
      <text:p text:style-name="Preformatted_20_Text">&lt;xhtml-style-map name="Some LO style" family="paragraph"</text:p>
      <text:p text:style-name="Preformatted_20_Text"><text:soft-page-break/><text:s text:c="11"/>block-element="div" block-css="block_style"</text:p>
      <text:p text:style-name="Preformatted_20_Text"><text:s text:c="11"/>element="p" css="par_style" /&gt;</text:p>
      <text:p text:style-name="Text_20_body">to produce output like this:</text:p>
      <text:p text:style-name="Preformatted_20_Text">&lt;div class=”block_style”&gt;</text:p>
      <text:p text:style-name="Preformatted_20_Text"><text:s text:c="2"/>&lt;p class=”par_style”&gt;Paragraph with Some LO style&lt;/p&gt;</text:p>
      <text:p text:style-name="Preformatted_20_Text"><text:s text:c="2"/>&lt;p class=”par_style”&gt;Yet another&lt;/p&gt;</text:p>
      <text:p text:style-name="Preformatted_20_Text">&lt;/div&gt;</text:p>
      <text:p text:style-name="Text_20_body">Note that the rules for hard formatting are only used when <text:span text:style-name="Source_20_Text"><text:span text:style-name="T8">formatting</text:span></text:span> is set to <text:span text:style-name="Source_20_Text">ignore_hard</text:span> or <text:span text:style-name="Source_20_Text">ignore_all</text:span>. It is not recommended to rely on these rules, using real text styles is preferable. They are included because the use of hard character formatting is very common even in otherwise well-structured documents.</text:p>
      <text:p text:style-name="Heading_20_4">XHTML templates</text:p>
      <text:p text:style-name="Text_20_body">You can use your own XHTML document as a template for the generated XHTML documents. This should be an ordinary XHTML file (do not include DOCTYPE declaration) with some special elements:</text:p>
      <text:list xml:id="list6091636416238863901" text:style-name="L15">
        <text:list-item>
          <text:p text:style-name="P33">A<text:span text:style-name="T19">n </text:span>element with the id <text:span text:style-name="Source_20_Text">content</text:span> is used to fill the text content. If no such element exists, the <text:span text:style-name="Source_20_Text">&lt;body&gt;</text:span> element is used. If there is no <text:span text:style-name="Source_20_Text">&lt;body&gt;</text:span> element in the template, the root element is used.</text:p>
        </text:list-item>
        <text:list-item>
          <text:p text:style-name="P33"><text:span text:style-name="T19">E</text:span>lements with the id <text:span text:style-name="Source_20_Text">header</text:span> or <text:span text:style-name="Source_20_Text">footer</text:span> (optional) will be filled with a simple navigation panel using a first/previous/next/last scheme (for spreadsheet documents, sheet names are used for navigation).</text:p>
        </text:list-item>
        <text:list-item>
          <text:p text:style-name="P33"><text:span text:style-name="T19">An e</text:span>lement with the id <text:span text:style-name="Source_20_Text">panel</text:span> (optional) will be filled with a simple navigation panel using a table of contens-like scheme.</text:p>
        </text:list-item>
      </text:list>
      <text:p text:style-name="Text_20_body">You can change the names of the id attributes using the <text:span text:style-name="Source_20_Text">template_ids</text:span> option.</text:p>
      <text:p text:style-name="Text_20_body">A simple template including a header might look like this:</text:p>
      <text:p text:style-name="Preformatted_20_Text">&lt;html&gt;</text:p>
      <text:p text:style-name="Preformatted_20_Text"><text:s text:c="2"/>&lt;head&gt;</text:p>
      <text:p text:style-name="Preformatted_20_Text"><text:s text:c="4"/>&lt;title/&gt;</text:p>
      <text:p text:style-name="Preformatted_20_Text"><text:s text:c="2"/>&lt;/head&gt;</text:p>
      <text:p text:style-name="Preformatted_20_Text"><text:s text:c="2"/>&lt;body&gt;</text:p>
      <text:p text:style-name="Preformatted_20_Text"><text:s text:c="4"/>&lt;div id='header' /&gt;</text:p>
      <text:p text:style-name="Preformatted_20_Text"><text:s text:c="4"/>&lt;div id='content' /&gt;</text:p>
      <text:p text:style-name="Preformatted_20_Text"><text:s text:c="2"/>&lt;/body&gt;</text:p>
      <text:p text:style-name="Preformatted_20_Text">&lt;/html&gt;</text:p>
      <text:p text:style-name="Text_20_body">As the template does not include footer and panel nodes, these elements will not be included.</text:p>
      <text:p text:style-name="P4">A template with all the elements, suitable for HTML5 might look like this:</text:p>
      <text:p text:style-name="P13">&lt;html&gt;</text:p>
      <text:p text:style-name="P13"><text:s text:c="2"/>&lt;head&gt;</text:p>
      <text:p text:style-name="P13"><text:s text:c="4"/>&lt;title/&gt;</text:p>
      <text:p text:style-name="P13"><text:s text:c="2"/>&lt;/head&gt;</text:p>
      <text:p text:style-name="P13"><text:s text:c="2"/>&lt;body&gt;</text:p>
      <text:p text:style-name="P13"><text:soft-page-break/><text:s text:c="4"/><text:span text:style-name="T19">&lt;header&gt;</text:span>&lt;<text:span text:style-name="T19">nav</text:span> id='header' /&gt;<text:span text:style-name="T19">&lt;/header&gt;</text:span></text:p>
      <text:p text:style-name="P13"><text:s text:c="4"/><text:span text:style-name="T19">&lt;aside&gt;</text:span>&lt;<text:span text:style-name="T19">nav</text:span> id='<text:span text:style-name="T19">panel</text:span>' /&gt;<text:span text:style-name="T19">&lt;/aside&gt;</text:span></text:p>
      <text:p text:style-name="P13"><text:s text:c="4"/>&lt;div id='content' /&gt;</text:p>
      <text:p text:style-name="P13"><text:s text:c="4"/><text:span text:style-name="T19">&lt;footer&gt;</text:span>&lt;<text:span text:style-name="T19">nav</text:span> id='<text:span text:style-name="T19">footer</text:span>' /&gt;<text:span text:style-name="T19">&lt;/footer&gt;</text:span></text:p>
      <text:p text:style-name="P13"><text:s text:c="2"/>&lt;/body&gt;</text:p>
      <text:p text:style-name="P12">&lt;/html&gt;</text:p>
      <text:p text:style-name="Text_20_body">The absolute mininal template is this:</text:p>
      <text:p text:style-name="Preformatted_20_Text">&lt;div/&gt;</text:p>
      <text:p text:style-name="Text_20_body">The <text:span text:style-name="Source_20_Text">div</text:span>-element will be used as the content container. The generated document will not be a complete XHTML document (no <text:span text:style-name="Source_20_Text">&lt;html&gt;</text:span>, <text:span text:style-name="Source_20_Text">&lt;head&gt;</text:span> and <text:span text:style-name="Source_20_Text">&lt;body&gt;</text:span> nodes). It will however still be a well-formed XML file that can be handled with standard tools. The use case for this is that you can produce XHTML fragments suitable for inclusion in e.g. a CMS.</text:p>
      <text:p text:style-name="Text_20_body"><text:span text:style-name="T2">Note</text:span>: Make sure to set the option <text:span text:style-name="Source_20_Text">no_doctype</text:span> to <text:span text:style-name="Source_20_Text">true</text:span> in this case!</text:p>
      <text:h text:style-name="Heading_20_2" text:outline-level="2"><text:bookmark-start text:name="__RefHeading__4575_1948605489"/><text:reference-mark text:name="xhtml-frontend"/>Using <text:span text:style-name="T14">LibreOffice</text:span> to create XHTML documents<text:bookmark-end text:name="__RefHeading__4575_1948605489"/></text:h>
      <text:p text:style-name="Text_20_body">The configuration file <text:span text:style-name="Source_20_Text">cleanxhtml.xml</text:span> that is distributed with Writer2LaTeX, can be used to create semantically rich XHTML content, which can be formatted with your own stylesheet (you should edit the file to add the URL to the stylesheet you want to use).</text:p>
      <text:p text:style-name="Text_20_body">A subset of the built-in styles in Writer are mapped to XHTML elements (note that the style names are localized, so this is for the english version of <text:span text:style-name="T14">LibreOffice</text:span>):</text:p>
      <table:table table:name="Tabel1" table:style-name="Tabel1">
        <table:table-column table:style-name="Tabel1.A" table:number-columns-repeated="2"/>
        <table:table-column table:style-name="Tabel1.C"/>
        <table:table-header-rows>
          <table:table-row table:style-name="Tabel1.1">
            <table:table-cell table:style-name="Tabel1.A1" office:value-type="string">
              <text:p text:style-name="Table_20_Heading">LO Writer style</text:p>
            </table:table-cell>
            <table:table-cell table:style-name="Tabel1.A1" office:value-type="string">
              <text:p text:style-name="Table_20_Heading">LO Writer style family</text:p>
            </table:table-cell>
            <table:table-cell table:style-name="Tabel1.C1" office:value-type="string">
              <text:p text:style-name="Table_20_Heading">XHTML element</text:p>
            </table:table-cell>
          </table:table-row>
        </table:table-header-rows>
        <table:table-row table:style-name="Tabel1.1">
          <table:table-cell table:style-name="Tabel1.A2" office:value-type="string">
            <text:p text:style-name="Table_20_Contents">Text body</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p</text:span></text:p>
          </table:table-cell>
        </table:table-row>
        <table:table-row table:style-name="Tabel1.1">
          <table:table-cell table:style-name="Tabel1.A2" office:value-type="string">
            <text:p text:style-name="Table_20_Contents">Sender</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address</text:span></text:p>
          </table:table-cell>
        </table:table-row>
        <table:table-row table:style-name="Tabel1.1">
          <table:table-cell table:style-name="Tabel1.A2" office:value-type="string">
            <text:p text:style-name="Table_20_Contents">Quotations</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blockquote</text:span></text:p>
          </table:table-cell>
        </table:table-row>
        <table:table-row table:style-name="Tabel1.1">
          <table:table-cell table:style-name="Tabel1.A2" office:value-type="string">
            <text:p text:style-name="Table_20_Contents">Preformatted Text</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pre</text:span></text:p>
          </table:table-cell>
        </table:table-row>
        <table:table-row table:style-name="Tabel1.1">
          <table:table-cell table:style-name="Tabel1.A2" office:value-type="string">
            <text:p text:style-name="Table_20_Contents">List Heading</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dt</text:span> (in <text:span text:style-name="Source_20_Text">dl</text:span>)</text:p>
          </table:table-cell>
        </table:table-row>
        <table:table-row table:style-name="Tabel1.1">
          <table:table-cell table:style-name="Tabel1.A2" office:value-type="string">
            <text:p text:style-name="Table_20_Contents">List Contents</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dd</text:span> (in <text:span text:style-name="Source_20_Text">dl</text:span>)</text:p>
          </table:table-cell>
        </table:table-row>
        <table:table-row table:style-name="Tabel1.1">
          <table:table-cell table:style-name="Tabel1.A2" office:value-type="string">
            <text:p text:style-name="Table_20_Contents">Horizontal Rule</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hr</text:span></text:p>
          </table:table-cell>
        </table:table-row>
        <table:table-row table:style-name="Tabel1.1">
          <table:table-cell table:style-name="Tabel1.A2" office:value-type="string">
            <text:p text:style-name="Table_20_Contents">Citation</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cite</text:span></text:p>
          </table:table-cell>
        </table:table-row>
        <table:table-row table:style-name="Tabel1.1">
          <table:table-cell table:style-name="Tabel1.A2" office:value-type="string">
            <text:p text:style-name="Table_20_Contents">Definition</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dfn</text:span></text:p>
          </table:table-cell>
        </table:table-row>
        <table:table-row table:style-name="Tabel1.1">
          <table:table-cell table:style-name="Tabel1.A2" office:value-type="string">
            <text:p text:style-name="Table_20_Contents">Emphasis</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em</text:span></text:p>
          </table:table-cell>
        </table:table-row>
        <table:table-row table:style-name="Tabel1.1">
          <table:table-cell table:style-name="Tabel1.A2" office:value-type="string">
            <text:p text:style-name="Table_20_Contents">Example</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samp</text:span></text:p>
          </table:table-cell>
        </table:table-row>
        <table:table-row table:style-name="Tabel1.1">
          <table:table-cell table:style-name="Tabel1.A2" office:value-type="string">
            <text:p text:style-name="Table_20_Contents">Source Text</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code</text:span></text:p>
          </table:table-cell>
        </table:table-row>
        <table:table-row table:style-name="Tabel1.1">
          <table:table-cell table:style-name="Tabel1.A2" office:value-type="string">
            <text:p text:style-name="Table_20_Contents">Strong Emphasis</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strong</text:span></text:p>
          </table:table-cell>
        </table:table-row>
        <table:table-row table:style-name="Tabel1.1">
          <table:table-cell table:style-name="Tabel1.A2" office:value-type="string">
            <text:p text:style-name="Table_20_Contents">Teletype</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tt</text:span></text:p>
          </table:table-cell>
        </table:table-row>
        <table:table-row table:style-name="Tabel1.1">
          <table:table-cell table:style-name="Tabel1.A2" office:value-type="string">
            <text:p text:style-name="Table_20_Contents">User entry</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kbd</text:span></text:p>
          </table:table-cell>
        </table:table-row>
        <table:table-row table:style-name="Tabel1.1">
          <table:table-cell table:style-name="Tabel1.A2" office:value-type="string">
            <text:p text:style-name="Table_20_Contents">Variable</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var</text:span></text:p>
          </table:table-cell>
        </table:table-row>
        <text:soft-page-break/>
        <table:table-row table:style-name="Tabel1.1">
          <table:table-cell table:style-name="Tabel1.A2" office:value-type="string">
            <text:p text:style-name="Table_20_Contents">bold</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b</text:span></text:p>
          </table:table-cell>
        </table:table-row>
        <table:table-row table:style-name="Tabel1.1">
          <table:table-cell table:style-name="Tabel1.A2" office:value-type="string">
            <text:p text:style-name="Table_20_Contents">italics</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i</text:span></text:p>
          </table:table-cell>
        </table:table-row>
        <table:table-row table:style-name="Tabel1.1">
          <table:table-cell table:style-name="Tabel1.A2" office:value-type="string">
            <text:p text:style-name="Table_20_Contents">fixed pitch font</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tt</text:span></text:p>
          </table:table-cell>
        </table:table-row>
        <table:table-row table:style-name="Tabel1.1">
          <table:table-cell table:style-name="Tabel1.A2" office:value-type="string">
            <text:p text:style-name="Table_20_Contents">superscript</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sup</text:span></text:p>
          </table:table-cell>
        </table:table-row>
        <table:table-row table:style-name="Tabel1.1">
          <table:table-cell table:style-name="Tabel1.A2" office:value-type="string">
            <text:p text:style-name="Table_20_Contents">subscript</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sub</text:span></text:p>
          </table:table-cell>
        </table:table-row>
      </table:table>
      <text:p text:style-name="Text_20_body">So by using these styles only, you will create well-structured XHTML documents. See the document <text:span text:style-name="Source_20_Text">sample-xhtml.sxw</text:span> for an example of how to use this.</text:p>
      <text:h text:style-name="Heading_20_3" text:outline-level="3">Links</text:h>
      <text:p text:style-name="Text_20_body">LO does not support all kind of XHTML link attributes, for example you cannot set <text:span text:style-name="Source_20_Text">title</text:span> or <text:span text:style-name="Source_20_Text">rel</text:span>. Writer2xhtml provides a solution for thus using the <text:span text:style-name="Source_20_Text">name</text:span> attribute: You can define values for all attributes by providing a semicolon separated list of names and values, eg.</text:p>
      <text:p text:style-name="Preformatted_20_Text">title=My title;rel=next</text:p>
      <text:p text:style-name="Text_20_body">will create an XHTML link like</text:p>
      <text:p text:style-name="Preformatted_20_Text">&lt;a href="..." title="My title" rel="next"&gt;</text:p>
      <text:p text:style-name="Text_20_body">If the name attributes does not contain such a list, the value is used for the name and title attribute:</text:p>
      <text:p text:style-name="Preformatted_20_Text">My name</text:p>
      <text:p text:style-name="Text_20_body">will create an XHTML link like</text:p>
      <text:p text:style-name="Preformatted_20_Text">&lt;a href="..." name="My name" title="My name"&gt;</text:p>
      <text:h text:style-name="Heading_20_1" text:outline-level="1"><text:bookmark-start text:name="__RefHeading__4577_1948605489"/>Special features for the EPUB export<text:bookmark-end text:name="__RefHeading__4577_1948605489"/></text:h>
      <text:h text:style-name="Heading_20_2" text:outline-level="2"><text:bookmark-start text:name="__RefHeading__4579_1948605489"/>Meta data<text:bookmark-end text:name="__RefHeading__4579_1948605489"/></text:h>
      <text:p text:style-name="Text_20_body">Writer2xhtml always exports the title of the document, and also the subject, keywords and description if they are non-empty.</text:p>
      <text:p text:style-name="Text_20_body">The EPUB standard specifies a number of meta data elements not supported by ODF. Writer2xhtml supports these elements using user-defined meta data. To add user-defined meta data choose <text:span text:style-name="T5">File-Properties</text:span>, <text:span text:style-name="T5">User-defined properties</text:span>. (The export filter includes a custom editor for these.) The following properties are supported:</text:p>
      <text:list xml:id="list8533792213800963012" text:style-name="L16">
        <text:list-item>
          <text:p text:style-name="P34"><text:span text:style-name="T5">Identifier</text:span>: Each EPUB document must have a unique ID. Normally Writer2xhtml generates a Universal Unique ID (UUID) for this purpose, but you may override this with your own ID.</text:p>
          <text:p text:style-name="P34">To do this add a new property, enter <text:span text:style-name="T5">Identifier</text:span> (case is not important) as name and the ID as value.</text:p>
          <text:p text:style-name="P34">An identifier may follow a specific identification scheme, e.g. ISBN. To specify an identification scheme, append this to the name separated by a period, e.g. <text:span text:style-name="T5">Identifier.ISBN</text:span>.</text:p>
          <text:p text:style-name="P34">It is possible to have several identifiers, in this case append a number to the name, e.g. <text:span text:style-name="T5">Identifier1.ISBN</text:span> and <text:span text:style-name="T5">Identifier2</text:span>. The first identifier is used as the unique ID.</text:p>
        </text:list-item>
        <text:list-item>
          <text:p text:style-name="P34"><text:span text:style-name="T5">Creator</text:span>: A primary creator or author of the publication.</text:p>
          <text:p text:style-name="P34">Enter <text:span text:style-name="T5">Creator</text:span> as name and the creator's name as value.</text:p>
          <text:p text:style-name="P34">A creator may have a special role, you can specify this with a three letter code after the word <text:span text:style-name="T5">creator</text:span>, e.g. <text:span text:style-name="T5">creator.aut</text:span> for the author or <text:span text:style-name="T5">creator.ill</text:span> for the illustrator. For the complete list of three letter codes see the EPUB specification (<text:a xlink:type="simple" xlink:href="http://www.idpf.org/2007/opf/OPF_2.0_final_spec.html">http://www.idpf.org/2007/opf/OPF_2.0_final_spec.html</text:a>).</text:p>
          <text:p text:style-name="P34">You can define several creators, in this case add a number to the word <text:span text:style-name="T5">creator</text:span>, e.g. <text:span text:style-name="T5">creator1.aut</text:span> and <text:span text:style-name="T5">creator2</text:span>. The creators will be sorted according to the numbers. Note that some readers may only present the first creator.</text:p>
          <text:p text:style-name="P34">If no creator is defined, Writer2xhtml will export the default creator given in the document (this is usually taken from LO's user settings).</text:p>
        </text:list-item>
        <text:list-item>
          <text:p text:style-name="P34"><text:span text:style-name="T5">Contributor</text:span>: A party whose contribution to the publication is secondary to those named in creator elements. Otherwise it is handled like Creator, and the same rules apply.</text:p>
        </text:list-item>
        <text:list-item>
          <text:p text:style-name="P34"><text:span text:style-name="T5">Date</text:span>: Date of publication. The date must be in the format YYYY-MM-DD (year-month-date) or more generally in the format specified in <text:a xlink:type="simple" xlink:href="http://www.w3.org/TR/NOTE-datetime">http://www.w3.org/TR/NOTE-datetime</text:a>.</text:p>
          <text:p text:style-name="P34">A date may be associated with a special event such as <text:span text:style-name="T5">creation</text:span>, <text:span text:style-name="T5">publication</text:span> or <text:span text:style-name="T5">modification</text:span>. To define this, add the event after the word <text:span text:style-name="T5">date</text:span>, e.g. <text:span text:style-name="T5">date.publication</text:span>.</text:p>
          <text:p text:style-name="P34">You can give several dates, in this case add a number to the word date, e.g. <text:soft-page-break/><text:span text:style-name="T5">date1.creation</text:span>, <text:span text:style-name="T5">date2.modification</text:span>.</text:p>
          <text:p text:style-name="P34">If you don't define any dates, Writer2xhtml will include the date the document was last modified.</text:p>
        </text:list-item>
      </text:list>
      <text:p text:style-name="Text_20_body">You can only have one instance of the remaining properties, hence they cannot be numbered. Also no additional data can be appended to the name.</text:p>
      <text:list xml:id="list221158075019536" text:continue-numbering="true" text:style-name="L16">
        <text:list-item>
          <text:p text:style-name="P34"><text:span text:style-name="T5">Publisher</text:span>: The publisher of the document.</text:p>
        </text:list-item>
        <text:list-item>
          <text:p text:style-name="P34"><text:span text:style-name="T5">Type</text:span>: Terms describing general categories, functions, genres, or aggregation levels for content.</text:p>
        </text:list-item>
        <text:list-item>
          <text:p text:style-name="P34"><text:span text:style-name="T5">Format</text:span>: The media type or dimensions of the resource.</text:p>
        </text:list-item>
        <text:list-item>
          <text:p text:style-name="P34"><text:span text:style-name="T5">Source</text:span>: Information regarding a prior resource from which the publication was derived.</text:p>
        </text:list-item>
        <text:list-item>
          <text:p text:style-name="P34"><text:span text:style-name="T5">Relation</text:span>: An identifier of an auxiliary resource and its relationship to the publication.</text:p>
        </text:list-item>
        <text:list-item>
          <text:p text:style-name="P34"><text:span text:style-name="T5">Coverage</text:span>: The extent or scope of the publication’s content.</text:p>
        </text:list-item>
        <text:list-item>
          <text:p text:style-name="P34"><text:span text:style-name="T5">Rights</text:span>: A statement about rights, or a reference to one.</text:p>
        </text:list-item>
      </text:list>
      <text:h text:style-name="Heading_20_2" text:outline-level="2"><text:bookmark-start text:name="__RefHeading__4581_1948605489"/>Hidden hedings<text:bookmark-end text:name="__RefHeading__4581_1948605489"/></text:h>
      <text:p text:style-name="Text_20_body">If the entire text of a heading is striked out (using any strike-out style), this heading will be hidden in the text. It will however still be visible in the EPUB table of contents.</text:p>
      <text:h text:style-name="Heading_20_1" text:outline-level="1"><text:bookmark-start text:name="__RefHeading__4583_1948605489"/><text:reference-mark text:name="writer.sty"/>The LaTeX package <text:span text:style-name="Source_20_Text"><text:span text:style-name="T12">ooom</text:span></text:span><text:span text:style-name="Source_20_Text"><text:span text:style-name="T11">ath.sty</text:span></text:span><text:bookmark-end text:name="__RefHeading__4583_1948605489"/></text:h>
      <text:p text:style-name="Text_20_body">LO/<text:span text:style-name="T22">AOO</text:span> Math has a few features that are not available in standard LaTeX packages. <text:span text:style-name="T22">To support those features, </text:span>Writer2LaTeX will insert <text:span text:style-name="T22">d</text:span>efinitions in the LaTeX preamble. <text:span text:style-name="T22">As an alternative, </text:span>Writer2LaTeX <text:span text:style-name="T22">provides an</text:span> optional package <text:span text:style-name="Source_20_Text"><text:span text:style-name="T14">ooom</text:span></text:span><text:span text:style-name="Source_20_Text">ath.sty</text:span><text:span text:style-name="Source_20_Text"><text:note text:id="ftn10" text:note-class="footnote"><text:note-citation>10</text:note-citation><text:note-body><text:p text:style-name="Footnote">This pakcage replaces <text:span text:style-name="Source_20_Text">writer.sty</text:span> used by older versions of Writer2LaTeX.</text:p></text:note-body></text:note></text:span> which implements these constructions. This packages is only needed for documents containing formulas. <text:span text:style-name="T23">Setting the option </text:span><text:span text:style-name="Source_20_Text"><text:span text:style-name="T22">use_ooomath</text:span></text:span> <text:span text:style-name="T23">to true enables the use of this package (see section </text:span><text:span text:style-name="T23"><text:bookmark-ref text:reference-format="chapter" text:ref-name="__RefHeading__4571_1948605489">4.1</text:bookmark-ref></text:span><text:span text:style-name="T23">)</text:span></text:p>
      <text:p text:style-name="Text_20_body">It is sufficient to p<text:span text:style-name="T23">ut</text:span> <text:span text:style-name="Source_20_Text"><text:span text:style-name="T14">ooom</text:span></text:span><text:span text:style-name="Source_20_Text">ath.sty</text:span> in the same directory as the converted LaTeX document. It will however be more convenient if you install it in your TeX distribution. The proper place will usually be the “local texmf tree”, please see the documentation of your TeX distribution. Below are specific instructions for TeX <text:span text:style-name="T23">Live on Linux and </text:span>and MikTeX <text:span text:style-name="T23">on Windows</text:span>:</text:p>
      <text:h text:style-name="Heading_20_3" text:outline-level="3">Instructions for TeX Live (Linux)</text:h>
      <text:p text:style-name="Text_20_body">If you use teTeX or TeX Live on Linux you can install <text:span text:style-name="Source_20_Text">o</text:span><text:span text:style-name="Source_20_Text"><text:span text:style-name="T23">oomath</text:span></text:span><text:span text:style-name="Source_20_Text">.sty</text:span> as follows:</text:p>
      <text:p text:style-name="Text_20_body">Open a shell and type</text:p>
      <text:p text:style-name="Preformatted_20_Text">texconfig conf</text:p>
      <text:p text:style-name="Text_20_body">This will list the configuration details for TeX. Under the heading “Kpathsea” you will see a list of directories searched by TeX. You can put <text:span text:style-name="Source_20_Text"><text:span text:style-name="T23">ooo</text:span></text:span><text:span text:style-name="Source_20_Text">math.sty</text:span> in the subdirectory <text:span text:style-name="Source_20_Text">tex</text:span> of any of these directories. Usually the directory</text:p>
      <text:p text:style-name="Preformatted_20_Text">/home/&lt;user name&gt;/texmf/tex</text:p>
      <text:p text:style-name="Text_20_body">can be used <text:span text:style-name="T23">for the local texmf tree </text:span>(you can create it if it doesn't exist).</text:p>
      <text:p text:style-name="Text_20_body">Next you should type</text:p>
      <text:p text:style-name="Preformatted_20_Text">texconfig rehash</text:p>
      <text:p text:style-name="Text_20_body">to make TeX refresh it's filename database.</text:p>
      <text:h text:style-name="Heading_20_3" text:outline-level="3">Instructions for MikTeX (Windows)</text:h>
      <text:p text:style-name="P37">If you use MikTeX you can install <text:span text:style-name="Source_20_Text"><text:span text:style-name="T23">ooo</text:span></text:span><text:span text:style-name="Source_20_Text">math.sty</text:span> as follows:</text:p>
      <text:p text:style-name="P38"><text:span text:style-name="T25">First you should create a local texmf tree if it does note already exist. Start MikTeX settings (</text:span><text:span text:style-name="T7">All Programs – MikTeX – Maintenance – Settings</text:span><text:span text:style-name="T25">). Choose the </text:span><text:span text:style-name="T7">admin</text:span><text:span text:style-name="T25"> variants if you want to install for all users. If the list on the tab page </text:span><text:span text:style-name="T7">Roots</text:span><text:span text:style-name="T25"> is empty, create a suitable directory such as </text:span><text:span text:style-name="Source_20_Text"><text:span text:style-name="T26">C:\localtexmf</text:span></text:span><text:span text:style-name="T25">, click </text:span><text:span text:style-name="T7">Add</text:span><text:span text:style-name="T25"> and select this directory.</text:span></text:p>
      <text:p text:style-name="P38">Copy <text:span text:style-name="Source_20_Text"><text:span text:style-name="T23">ooo</text:span></text:span><text:span text:style-name="Source_20_Text">math.sty</text:span> to the <text:span text:style-name="Source_20_Text">tex</text:span> subdirectory in the local texmf tree. If the subdirectory <text:span text:style-name="Source_20_Text">tex</text:span> does not exist, you can create it.</text:p>
      <text:p text:style-name="Text_20_body">Next you should start “MikTeX Options”. On the tab page <text:span text:style-name="T4">General</text:span>, click the button <text:span text:style-name="T4">Refresh Now</text:span> to make MikTeX refresh it's filename database.</text:p>
      <text:h text:style-name="Heading_20_1" text:outline-level="1"><text:bookmark-start text:name="__RefHeading__4585_1948605489"/>Using Writer2LaTeX from another application<text:bookmark-end text:name="__RefHeading__4585_1948605489"/></text:h>
      <text:h text:style-name="Heading_20_2" text:outline-level="2"><text:bookmark-start text:name="__RefHeading__4587_1948605489"/>Using Writer2LaTeX from a Java application<text:bookmark-end text:name="__RefHeading__4587_1948605489"/></text:h>
      <text:p text:style-name="Text_20_body">Writer2LaTeX features a simple API to convert documents from another Java application. Please see the javadoc for <text:span text:style-name="Source_20_Text">writer2latex.jar</text:span> (the package <text:span text:style-name="Source_20_Text">writer2latex.api</text:span>) for details.</text:p>
      <text:p text:style-name="Text_20_body">The API offers a stream based as well as a file based interface for conversions.</text:p>
      <text:p text:style-name="Text_20_body">Here's a simple example showing how to convert a file to LaTeX using a custom configuration (excluding exception handling) using the file based methods of the API.</text:p>
      <text:p text:style-name="Preformatted_20_Text">import java.io.File;</text:p>
      <text:p text:style-name="Preformatted_20_Text">import writer2latex.api.*;</text:p>
      <text:p text:style-name="Preformatted_20_Text"/>
      <text:p text:style-name="Preformatted_20_Text">// Create a LaTeX converter</text:p>
      <text:p text:style-name="Preformatted_20_Text">Converter converter =</text:p>
      <text:p text:style-name="Preformatted_20_Text"><text:s text:c="4"/>ConverterFactory.createConverter("application/x-latex");</text:p>
      <text:p text:style-name="Preformatted_20_Text"/>
      <text:p text:style-name="Preformatted_20_Text">// Configure the converter</text:p>
      <text:p text:style-name="Preformatted_20_Text">Config config = converter.getConfig();</text:p>
      <text:p text:style-name="Preformatted_20_Text">config.read(new File("myconfig.xml"));</text:p>
      <text:p text:style-name="Preformatted_20_Text">config.setOption("inputencoding","latin1");</text:p>
      <text:p text:style-name="Preformatted_20_Text"/>
      <text:p text:style-name="Preformatted_20_Text">// Convert the document</text:p>
      <text:p text:style-name="Preformatted_20_Text">ConverterResult result =</text:p>
      <text:p text:style-name="Preformatted_20_Text"><text:s text:c="4"/>converter.convert(new File("mydocument.odt"),</text:p>
      <text:p text:style-name="Preformatted_20_Text"><text:s text:c="8"/>"mydocument.tex");</text:p>
      <text:p text:style-name="Preformatted_20_Text"/>
      <text:p text:style-name="Preformatted_20_Text">// Write the files</text:p>
      <text:p text:style-name="Preformatted_20_Text">result.write(new File("mydirectory"));</text:p>
      <text:p text:style-name="Text_20_body">Using the stream based methods the conversion may look like this (assuming the option <text:span text:style-name="Source_20_Text">save_images_in_subdir</text:span> is set to false):</text:p>
      <text:p text:style-name="Preformatted_20_Text">import java.io.FileInputStream;</text:p>
      <text:p text:style-name="Preformatted_20_Text">import java.io.FileOutputStream;</text:p>
      <text:p text:style-name="Preformatted_20_Text"/>
      <text:p text:style-name="Preformatted_20_Text">// Convert the document</text:p>
      <text:p text:style-name="Preformatted_20_Text">ConverterResult result =</text:p>
      <text:p text:style-name="Preformatted_20_Text"><text:s text:c="4"/>converter.convert(new FileInputStream("mydocument.odt"), <text:s text:c="2"/></text:p>
      <text:p text:style-name="Preformatted_20_Text"><text:s text:c="4"/>"mydocument.tex");</text:p>
      <text:p text:style-name="Preformatted_20_Text"/>
      <text:p text:style-name="Preformatted_20_Text">// Write the files</text:p>
      <text:p text:style-name="Preformatted_20_Text">Iterator&lt;OutputFile&gt; docs = result.iterator();</text:p>
      <text:p text:style-name="Preformatted_20_Text">while (docs.hasNext()) {</text:p>
      <text:p text:style-name="Preformatted_20_Text"><text:s text:c="4"/>OutputFile docOut = (OutputFile) docs.next();</text:p>
      <text:p text:style-name="Preformatted_20_Text"><text:s text:c="4"/>FileOutputStream fos = </text:p>
      <text:p text:style-name="Preformatted_20_Text"><text:soft-page-break/><text:s text:c="8"/>new FileOutputStream("mydirectory/"+docOut.getFileName());</text:p>
      <text:p text:style-name="Preformatted_20_Text"><text:s text:c="4"/>docOut.write(fos);</text:p>
      <text:p text:style-name="Preformatted_20_Text"><text:s text:c="4"/>fos.flush();</text:p>
      <text:p text:style-name="Preformatted_20_Text"><text:s text:c="4"/>fos.close();</text:p>
      <text:p text:style-name="Preformatted_20_Text">}</text:p>
      <text:p text:style-name="Text_20_body">Writer2LaTeX also offers an interface for batch conversion of a directory into XHTML. For at simple example, see the source of <text:span text:style-name="Source_20_Text">Application.java</text:span>.</text:p>
      <text:h text:style-name="Heading_20_2" text:outline-level="2"><text:bookmark-start text:name="__RefHeading__4589_1948605489"/>Using Writer2LaTeX from a Basic macro<text:bookmark-end text:name="__RefHeading__4589_1948605489"/></text:h>
      <text:p text:style-name="Text_20_body">You can also access Writer2LaTeX through OOo/LO's api. Here's an example using a Basic macro, but the principle is the same for any other language with a UNO binding.</text:p>
      <text:p text:style-name="Text_20_body">Writer2LaTeX is used as any other filter in OOo/LO. Using the parameter <text:span text:style-name="Source_20_Text">FilterData</text:span>, you can provide specific options for Writer2LaTeX: You can give an URL for a configuration file to use and/or you can provide values for simple options (the order does not matter, the configuration file is always read first). In addition (XHTML export only), you can define a target template and an included style sheet.</text:p>
      <text:p text:style-name="Text_20_body">This example exports a document to LaTeX using a specific configuration, but overriding the value of the option <text:span text:style-name="Source_20_Text">use_colortbl</text:span>.</text:p>
      <text:p text:style-name="Preformatted_20_Text">Dim sUrl As String</text:p>
      <text:p text:style-name="Preformatted_20_Text">sUrl = &lt;url to document&gt;</text:p>
      <text:p text:style-name="Preformatted_20_Text"/>
      <text:p text:style-name="Preformatted_20_Text">Dim sConfigUrl As String</text:p>
      <text:p text:style-name="Preformatted_20_Text">sConfigUrl = &lt;url to config&gt;</text:p>
      <text:p text:style-name="Preformatted_20_Text"/>
      <text:p text:style-name="Preformatted_20_Text">Dim oFilterData(1) As New com.sun.star.beans.PropertyValue</text:p>
      <text:p text:style-name="Preformatted_20_Text">oFilterData(0).Name <text:s/>= "ConfigURL"</text:p>
      <text:p text:style-name="Preformatted_20_Text">oFilterData(0).Value = sConfigUrl</text:p>
      <text:p text:style-name="Preformatted_20_Text">oFilterData(1).Name <text:s/>= "use_colortbl"</text:p>
      <text:p text:style-name="Preformatted_20_Text">oFilterData(1).Value = "true"</text:p>
      <text:p text:style-name="Preformatted_20_Text"/>
      <text:p text:style-name="Preformatted_20_Text">Dim oProps(2) As New com.sun.star.beans.PropertyValue</text:p>
      <text:p text:style-name="Preformatted_20_Text">oProps(0).Name <text:s/>= "FilterName"</text:p>
      <text:p text:style-name="Preformatted_20_Text">oProps(0).Value = "org.openoffice.da.writer2latex"</text:p>
      <text:p text:style-name="Preformatted_20_Text">oProps(1).Name <text:s/>= "Overwrite"</text:p>
      <text:p text:style-name="Preformatted_20_Text">oProps(1).Value = true</text:p>
      <text:p text:style-name="Preformatted_20_Text">oProps(2).Name <text:s/>= "FilterData"</text:p>
      <text:p text:style-name="Preformatted_20_Text">oProps(2).Value = oFilterData</text:p>
      <text:p text:style-name="Preformatted_20_Text"/>
      <text:p text:style-name="Preformatted_20_Text">ThisComponent.StoreToURL(sUrl, oProps())</text:p>
      <text:p text:style-name="Text_20_body">The table lists the names of the filters provided by Writer2LaTeX:</text:p>
      <table:table table:name="Table1" table:style-name="Table1">
        <table:table-column table:style-name="Table1.A"/>
        <table:table-column table:style-name="Table1.B"/>
        <table:table-row>
          <table:table-cell table:style-name="Table1.A1" office:value-type="string">
            <text:p text:style-name="Table_20_Heading">Format</text:p>
          </table:table-cell>
          <table:table-cell table:style-name="Table1.B1" office:value-type="string">
            <text:p text:style-name="Table_20_Heading">FilterName</text:p>
          </table:table-cell>
        </table:table-row>
        <table:table-row>
          <table:table-cell table:style-name="Table1.A2" office:value-type="string">
            <text:p text:style-name="Table_20_Contents">LaTeX</text:p>
          </table:table-cell>
          <table:table-cell table:style-name="Table1.B2" office:value-type="string">
            <text:p text:style-name="Table_20_Contents"><text:span text:style-name="Source_20_Text">org.openoffice.da.writer2latex</text:span></text:p>
          </table:table-cell>
        </table:table-row>
        <text:soft-page-break/>
        <table:table-row>
          <table:table-cell table:style-name="Table1.A2" office:value-type="string">
            <text:p text:style-name="Table_20_Contents">BibTeX</text:p>
          </table:table-cell>
          <table:table-cell table:style-name="Table1.B2" office:value-type="string">
            <text:p text:style-name="Table_20_Contents"><text:span text:style-name="Source_20_Text">org.openoffice.da.writer2bibtex</text:span></text:p>
          </table:table-cell>
        </table:table-row>
        <table:table-row>
          <table:table-cell table:style-name="Table1.A2" office:value-type="string">
            <text:p text:style-name="Table_20_Contents">XHTML (text document)</text:p>
          </table:table-cell>
          <table:table-cell table:style-name="Table1.B2" office:value-type="string">
            <text:p text:style-name="Table_20_Contents"><text:span text:style-name="Source_20_Text">org.openoffice.da.writer2xhtml</text:span></text:p>
          </table:table-cell>
        </table:table-row>
        <table:table-row>
          <table:table-cell table:style-name="Table1.A2" office:value-type="string">
            <text:p text:style-name="Table_20_Contents">XHTML 1.1 (text document)</text:p>
          </table:table-cell>
          <table:table-cell table:style-name="Table1.B2" office:value-type="string">
            <text:p text:style-name="Table_20_Contents"><text:span text:style-name="Source_20_Text">org.openoffice.da.writer2xhtml11</text:span></text:p>
          </table:table-cell>
        </table:table-row>
        <table:table-row>
          <table:table-cell table:style-name="Table1.A2" office:value-type="string">
            <text:p text:style-name="Table_20_Contents">XHTML (spreadsheet)</text:p>
          </table:table-cell>
          <table:table-cell table:style-name="Table1.B2" office:value-type="string">
            <text:p text:style-name="Table_20_Contents"><text:span text:style-name="Source_20_Text">org.openoffice.da.calc2xhtml</text:span></text:p>
          </table:table-cell>
        </table:table-row>
        <table:table-row>
          <table:table-cell table:style-name="Table1.A2" office:value-type="string">
            <text:p text:style-name="Table_20_Contents">XHTML 1.1 (spreadsheet)</text:p>
          </table:table-cell>
          <table:table-cell table:style-name="Table1.B2" office:value-type="string">
            <text:p text:style-name="Table_20_Contents"><text:span text:style-name="Source_20_Text">org.openoffice.da.calc2xhtml11</text:span></text:p>
          </table:table-cell>
        </table:table-row>
        <table:table-row>
          <table:table-cell table:style-name="Table1.A2" office:value-type="string">
            <text:p text:style-name="Table_20_Contents">XHTML + MathML</text:p>
          </table:table-cell>
          <table:table-cell table:style-name="Table1.B2" office:value-type="string">
            <text:p text:style-name="Table_20_Contents"><text:span text:style-name="Source_20_Text">org.openoffice.da.writer2xhtml.mathml</text:span></text:p>
          </table:table-cell>
        </table:table-row>
        <table:table-row>
          <table:table-cell table:style-name="Table1.A2" office:value-type="string">
            <text:p text:style-name="Table_20_Contents">XHTML + MathML using xsl</text:p>
          </table:table-cell>
          <table:table-cell table:style-name="Table1.B2" office:value-type="string">
            <text:p text:style-name="Table_20_Contents"><text:span text:style-name="Source_20_Text">org.openoffice.da.writer2xhtml.mathml.xsl</text:span></text:p>
          </table:table-cell>
        </table:table-row>
        <table:table-row>
          <table:table-cell table:style-name="Table1.A2" office:value-type="string">
            <text:p text:style-name="Table_20_Contents">HTML5 (text document)</text:p>
          </table:table-cell>
          <table:table-cell table:style-name="Table1.B2" office:value-type="string">
            <text:p text:style-name="Table_20_Contents"><text:span text:style-name="Source_20_Text">org.openoffice.da.writer2xhtml5</text:span></text:p>
          </table:table-cell>
        </table:table-row>
        <table:table-row>
          <table:table-cell table:style-name="Table1.A2" office:value-type="string">
            <text:p text:style-name="Table_20_Contents">HTML5 (spreadsheet)</text:p>
          </table:table-cell>
          <table:table-cell table:style-name="Table1.B2" office:value-type="string">
            <text:p text:style-name="Table_20_Contents"><text:span text:style-name="Source_20_Text">org.openoffice.da.calc2xhtml5</text:span></text:p>
          </table:table-cell>
        </table:table-row>
        <table:table-row>
          <table:table-cell table:style-name="Table1.A2" office:value-type="string">
            <text:p text:style-name="Table_20_Contents">EPUB</text:p>
          </table:table-cell>
          <table:table-cell table:style-name="Table1.B2" office:value-type="string">
            <text:p text:style-name="Table_20_Contents"><text:span text:style-name="Source_20_Text">org.openoffice.da.writer2xhtml.epub</text:span></text:p>
          </table:table-cell>
        </table:table-row>
      </table:table>
      <text:p text:style-name="Text_20_body">This table lists the special properties available for the filter data (all are optional):</text:p>
      <table:table table:name="Tabel23" table:style-name="Tabel23">
        <table:table-column table:style-name="Tabel23.A"/>
        <table:table-column table:style-name="Tabel23.B"/>
        <table:table-row>
          <table:table-cell table:style-name="Tabel23.A1" office:value-type="string">
            <text:p text:style-name="Table_20_Heading">Property</text:p>
          </table:table-cell>
          <table:table-cell table:style-name="Tabel23.B1" office:value-type="string">
            <text:p text:style-name="Table_20_Heading">Purpose</text:p>
          </table:table-cell>
        </table:table-row>
        <table:table-row>
          <table:table-cell table:style-name="Tabel23.A2" office:value-type="string">
            <text:p text:style-name="Table_20_Contents"><text:span text:style-name="Source_20_Text">ConfigURL</text:span></text:p>
          </table:table-cell>
          <table:table-cell table:style-name="Tabel23.B2" office:value-type="string">
            <text:p text:style-name="Table_20_Contents">Sets the URL for the configuration to use</text:p>
          </table:table-cell>
        </table:table-row>
        <table:table-row>
          <table:table-cell table:style-name="Tabel23.A2" office:value-type="string">
            <text:p text:style-name="Table_20_Contents"><text:span text:style-name="Source_20_Text">TargetTemplateURL</text:span></text:p>
          </table:table-cell>
          <table:table-cell table:style-name="Tabel23.B2" office:value-type="string">
            <text:p text:style-name="Table_20_Contents">Sets the URL for an XHTML template to use (XHTML and EPUB only)</text:p>
          </table:table-cell>
        </table:table-row>
        <table:table-row>
          <table:table-cell table:style-name="Tabel23.A2" office:value-type="string">
            <text:p text:style-name="Table_20_Contents"><text:span text:style-name="Source_20_Text">StyleSheetURL</text:span></text:p>
          </table:table-cell>
          <table:table-cell table:style-name="Tabel23.B2" office:value-type="string">
            <text:p text:style-name="Table_20_Contents">Sets the URL for a CSS style sheet to include (EPUB only)</text:p>
          </table:table-cell>
        </table:table-row>
        <table:table-row>
          <table:table-cell table:style-name="Tabel23.A2" office:value-type="string">
            <text:p text:style-name="Table_20_Contents"><text:span text:style-name="Source_20_Text">ResourceURL</text:span></text:p>
          </table:table-cell>
          <table:table-cell table:style-name="Tabel23.B2" office:value-type="string">
            <text:p text:style-name="Table_20_Contents">Sets the URL for a folder containing resources (images and fonts) referred in the style sheet (EPUB only). All files contained in this folder will be included with the style sheet in the same directory as the style sheet. The media type will be determined from the file extension. If you want to define the media type yourself, use the more complex property <text:span text:style-name="Source_20_Text">Resources</text:span>.</text:p>
          </table:table-cell>
        </table:table-row>
        <table:table-row>
          <table:table-cell table:style-name="Tabel23.A2" office:value-type="string">
            <text:p text:style-name="Table_20_Contents"><text:span text:style-name="Source_20_Text">Resources</text:span></text:p>
          </table:table-cell>
          <table:table-cell table:style-name="Tabel23.B2" office:value-type="string">
            <text:p text:style-name="Table_20_Contents">Sets a list of resources (images and fonts) referred in the style sheet (EPUB only). This property is a semicolon separated list. Each entry is of the form</text:p>
            <text:p text:style-name="Table_20_Contents"><text:span text:style-name="Source_20_Text">URL[[::file name]::mime type]</text:span></text:p>
            <text:p text:style-name="Table_20_Contents">where the parts in square brackets are optional. For example</text:p>
            <text:p text:style-name="Table_20_Contents"><text:span text:style-name="Source_20_Text">file://mycomputer/home/myself/images/bg.png::background.png::image/png</text:span></text:p>
            <text:p text:style-name="Table_20_Contents">to point to a png image which is referenced by the file name <text:span text:style-name="Source_20_Text">background.png</text:span> in the style sheet. The resource file will be placed in the same directory as the style sheet.</text:p>
          </table:table-cell>
        </table:table-row>
      </table:table>
      <text:p text:style-name="Text_20_body">The URLs can contain variables such as <text:span text:style-name="Source_20_Text">$(user)</text:span> for the user installation of OOo/LO. Thus for example <text:span text:style-name="Source_20_Text">“$(user)/myconfig.xml”</text:span> can be used to point to a configuration within the user installation. See</text:p>
      <text:p text:style-name="P3"><text:a xlink:type="simple" xlink:href="http://api.libreoffice.org/docs/idl/ref/servicecom_1_1sun_1_1star_1_1util_1_1PathSubstitution.html">http://api.libreoffice.org/docs/idl/ref/servicecom_1_1sun_1_1star_1_1util_1_1PathSubstitution.html</text:a></text:p>
      <text:p text:style-name="Text_20_body">for a list of available variables.</text:p>
      <text:p text:style-name="Text_20_body"><text:soft-page-break/>As a special feature, you can require one of Writer2LaTeX's standard configurations. To do this, the URL should start with an asterisk, for example <text:span text:style-name="Source_20_Text">“*ultraclean.xml”</text:span>.</text:p>
      <text:h text:style-name="Heading_20_2" text:outline-level="2"><text:bookmark-start text:name="__RefHeading__4591_1948605489"/>Batch conversion with UNO<text:bookmark-end text:name="__RefHeading__4591_1948605489"/></text:h>
      <text:p text:style-name="Text_20_body">Writer2LaTeX also offers a uno service</text:p>
      <text:p text:style-name="P1"><text:span text:style-name="Source_20_Text">org.openoffice.da.writer2xhtml.BatchConverter</text:span></text:p>
      <text:p text:style-name="Text_20_body">providing batch conversion of a complete directory into another format (usually XHTML) with index pages. This service implements the interface <text:span text:style-name="Source_20_Text">org.openoffice.da.writer2xhtml.XBatchConverter</text:span>, which provides a single method</text:p>
      <text:p text:style-name="Preformatted_20_Text">// method</text:p>
      <text:p text:style-name="Preformatted_20_Text">// org::openoffice::da::writer2xhtml::XBatchConverter::convert</text:p>
      <text:p text:style-name="Preformatted_20_Text">void convert ( [in] string sSourceURL,</text:p>
      <text:p text:style-name="Preformatted_20_Text"><text:s text:c="2"/>[in] string sTargetURL,</text:p>
      <text:p text:style-name="Preformatted_20_Text"><text:s text:c="2"/>[in] sequence&lt;com::sun::star::beans::PropertyValue&gt; lArguments, </text:p>
      <text:p text:style-name="Preformatted_20_Text"><text:s text:c="2"/>[in] XBatchHandler handler );</text:p>
      <text:list xml:id="list8936201111828251822" text:style-name="L17">
        <text:list-item>
          <text:p text:style-name="P35">The <text:span text:style-name="Source_20_Text">sSourceURL</text:span> specifies the URL of the source directory</text:p>
        </text:list-item>
        <text:list-item>
          <text:p text:style-name="P35">The <text:span text:style-name="Source_20_Text">sTargetURL</text:span> specifies the URL of the target directory</text:p>
        </text:list-item>
        <text:list-item>
          <text:p text:style-name="P35">The <text:span text:style-name="Source_20_Text">handler</text:span> is an implementation of the call back interface <text:span text:style-name="Source_20_Text">org.openoffice.da.writer2xhtml.XBatchHandler</text:span>, which is used to provide user interaction during the conversion process. See the IDL definition for documentation. If you use the batch conversion from a Basic macro, the interface must be implemented using <text:span text:style-name="Source_20_Text">CreateUnoListener</text:span>.</text:p>
        </text:list-item>
      </text:list>
      <text:p text:style-name="Text_20_body">The available arguments (for the parameter <text:span text:style-name="Source_20_Text">lArguments</text:span>) are specified in this table</text:p>
      <table:table table:name="Tabel22" table:style-name="Tabel22">
        <table:table-column table:style-name="Tabel22.A"/>
        <table:table-column table:style-name="Tabel22.B"/>
        <table:table-row>
          <table:table-cell table:style-name="Tabel22.A1" office:value-type="string">
            <text:p text:style-name="Table_20_Heading">Argument</text:p>
          </table:table-cell>
          <table:table-cell table:style-name="Tabel22.B1" office:value-type="string">
            <text:p text:style-name="Table_20_Heading">Description</text:p>
          </table:table-cell>
        </table:table-row>
        <table:table-row>
          <table:table-cell table:style-name="Tabel22.A2" office:value-type="string">
            <text:p text:style-name="Table_20_Contents"><text:span text:style-name="Source_20_Text">Recurse</text:span></text:p>
          </table:table-cell>
          <table:table-cell table:style-name="Tabel22.B2" office:value-type="string">
            <text:p text:style-name="Table_20_Contents">Set to <text:span text:style-name="Source_20_Text">true</text:span> (default) if you want to convert subdirectories</text:p>
          </table:table-cell>
        </table:table-row>
        <table:table-row>
          <table:table-cell table:style-name="Tabel22.A2" office:value-type="string">
            <text:p text:style-name="Table_20_Contents"><text:span text:style-name="Source_20_Text">Uplink</text:span></text:p>
          </table:table-cell>
          <table:table-cell table:style-name="Tabel22.B2" office:value-type="string">
            <text:p text:style-name="Table_20_Contents">You can set this to an URL, which will be used as an uplink on the index page for the top level directory</text:p>
          </table:table-cell>
        </table:table-row>
        <table:table-row>
          <table:table-cell table:style-name="Tabel22.A2" office:value-type="string">
            <text:p text:style-name="Table_20_Contents"><text:span text:style-name="Source_20_Text">DirectoryIcon</text:span></text:p>
          </table:table-cell>
          <table:table-cell table:style-name="Tabel22.B2" office:value-type="string">
            <text:p text:style-name="Table_20_Contents">You can set this to an URL pointing to an image that represents a directory</text:p>
          </table:table-cell>
        </table:table-row>
        <table:table-row>
          <table:table-cell table:style-name="Tabel22.A2" office:value-type="string">
            <text:p text:style-name="Table_20_Contents"><text:span text:style-name="Source_20_Text">DocumentIcon</text:span></text:p>
          </table:table-cell>
          <table:table-cell table:style-name="Tabel22.B2" office:value-type="string">
            <text:p text:style-name="Table_20_Contents">You can set this to an URL pointing to an image that represents a document</text:p>
          </table:table-cell>
        </table:table-row>
        <table:table-row>
          <table:table-cell table:style-name="Tabel22.A2" office:value-type="string">
            <text:p text:style-name="Table_20_Contents"><text:span text:style-name="Source_20_Text">TemplateURL</text:span></text:p>
          </table:table-cell>
          <table:table-cell table:style-name="Tabel22.B2" office:value-type="string">
            <text:p text:style-name="Table_20_Contents">You can set this to an URL pointing to an XHTML template that should be used to generate the index page(s).</text:p>
            <text:p text:style-name="Table_20_Contents">Note that if you want to provide an XHTML template for the documents as well, this must be done using the FilterData (and the templates may be different).</text:p>
          </table:table-cell>
        </table:table-row>
        <table:table-row>
          <table:table-cell table:style-name="Tabel22.A2" office:value-type="string">
            <text:p text:style-name="Table_20_Contents"><text:span text:style-name="Source_20_Text">IndcludePdf</text:span></text:p>
          </table:table-cell>
          <table:table-cell table:style-name="Tabel22.B2" office:value-type="string">
            <text:p text:style-name="Table_20_Contents">Set this to <text:span text:style-name="Source_20_Text">true</text:span> (default) if you want to include a pdf version of each file in addition to the XHTML version</text:p>
          </table:table-cell>
        </table:table-row>
        <table:table-row>
          <table:table-cell table:style-name="Tabel22.A2" office:value-type="string">
            <text:p text:style-name="Table_20_Contents"><text:span text:style-name="Source_20_Text">UseTitle</text:span></text:p>
          </table:table-cell>
          <table:table-cell table:style-name="Tabel22.B2" office:value-type="string">
            <text:p text:style-name="Table_20_Contents">Set this to <text:span text:style-name="Source_20_Text">true</text:span> (default) if you want to use the document title in the index page rather than the file name</text:p>
          </table:table-cell>
        </table:table-row>
        <text:soft-page-break/>
        <table:table-row>
          <table:table-cell table:style-name="Tabel22.A2" office:value-type="string">
            <text:p text:style-name="Table_20_Contents"><text:span text:style-name="Source_20_Text">UseDescription</text:span></text:p>
          </table:table-cell>
          <table:table-cell table:style-name="Tabel22.B2" office:value-type="string">
            <text:p text:style-name="Table_20_Contents">Set this to <text:span text:style-name="Source_20_Text">true</text:span> (default) if you want to include the description of the document in the index page.</text:p>
          </table:table-cell>
        </table:table-row>
        <table:table-row>
          <table:table-cell table:style-name="Tabel22.A2" office:value-type="string">
            <text:p text:style-name="Table_20_Contents"><text:span text:style-name="Source_20_Text">WriterFilterName</text:span></text:p>
          </table:table-cell>
          <table:table-cell table:style-name="Tabel22.B2" office:value-type="string">
            <text:p text:style-name="Table_20_Contents">You can set this to the name of any Writer export filter you have available in your OOo/LO installation. The default is the XHTML export filter provided by Writer2xhtml (<text:span text:style-name="Source_20_Text">org.openoffice.da.writer2xhtml</text:span>).</text:p>
          </table:table-cell>
        </table:table-row>
        <table:table-row>
          <table:table-cell table:style-name="Tabel22.A2" office:value-type="string">
            <text:p text:style-name="Table_20_Contents"><text:span text:style-name="Source_20_Text">WriterFilterData</text:span></text:p>
          </table:table-cell>
          <table:table-cell table:style-name="Tabel22.B2" office:value-type="string">
            <text:p text:style-name="Table_20_Contents">The structure of this argument depends on the filter, but for the default filter it is a sequence of <text:span text:style-name="Source_20_Text">PropertyValue</text:span>s to pass options to the filter (see above).</text:p>
          </table:table-cell>
        </table:table-row>
        <table:table-row>
          <table:table-cell table:style-name="Tabel22.A2" office:value-type="string">
            <text:p text:style-name="Table_20_Contents"><text:span text:style-name="Source_20_Text">CalcFilterName</text:span></text:p>
          </table:table-cell>
          <table:table-cell table:style-name="Tabel22.B2" office:value-type="string">
            <text:p text:style-name="Table_20_Contents">You can set this to the name of any Calc export filter you have available in your OOo/LO installation. The default is the XHTML export filter provided by Writer2xhtml (<text:span text:style-name="Source_20_Text">org.openoffice.da.calc2xhtml</text:span>).</text:p>
          </table:table-cell>
        </table:table-row>
        <table:table-row>
          <table:table-cell table:style-name="Tabel22.A2" office:value-type="string">
            <text:p text:style-name="Table_20_Contents"><text:span text:style-name="Source_20_Text">CalcFilterData</text:span></text:p>
          </table:table-cell>
          <table:table-cell table:style-name="Tabel22.B2" office:value-type="string">
            <text:p text:style-name="Table_20_Contents">The structure of this argument depends on the filter, but for the default filter it is a sequence of <text:span text:style-name="Source_20_Text">PropertyValue</text:span>s to pass options to the filter (see above).</text:p>
          </table:table-cell>
        </table:table-row>
      </table:table>
      <text:h text:style-name="Heading_20_2" text:outline-level="2"><text:bookmark-start text:name="__RefHeading__4593_1948605489"/>Converting from StarMath with a Basic macro<text:bookmark-end text:name="__RefHeading__4593_1948605489"/></text:h>
      <text:p text:style-name="Text_20_body">In addition to converting a complete document, you can also convert a single formula from StarMath to LaTeX. To do this, the uno service</text:p>
      <text:p text:style-name="P1"><text:span text:style-name="Source_20_Text">org.openoffice.da.writer2latex.W2LStarMathConverter</text:span></text:p>
      <text:p text:style-name="Text_20_body">is provided. This service supports two methods</text:p>
      <text:p text:style-name="Preformatted_20_Text">string convertFormula ( [in] string sStarMathFormula );</text:p>
      <text:p text:style-name="Preformatted_20_Text">string getPreamble ( );</text:p>
      <text:list xml:id="list8957028090386107496" text:style-name="L18">
        <text:list-item>
          <text:p text:style-name="P36">The method <text:span text:style-name="Source_20_Text">convertFormula</text:span> converts a StarMath string to a LaTeX string</text:p>
        </text:list-item>
        <text:list-item>
          <text:p text:style-name="P36">The method <text:span text:style-name="Source_20_Text">getPreamble</text:span> returns a LaTeX preamble suitable for processing the converted formulas.</text:p>
        </text:list-item>
      </text:list>
      <text:p text:style-name="Text_20_body">This small example is a Basic macro that converts a few formulas and displays the result. Note that the last conversion triggers a definition of the LaTeX macro <text:span text:style-name="Source_20_Text">\defeq</text:span> in <text:span text:style-name="Source_20_Text">getPreamble()</text:span>.</text:p>
      <text:p text:style-name="Preformatted_20_Text">Dim smc As Object</text:p>
      <text:p text:style-name="Preformatted_20_Text">smc = CreateUnoService( _</text:p>
      <text:p text:style-name="Preformatted_20_Text"><text:s text:c="4"/>"org.openoffice.da.writer2latex.W2LStarMathConverter")</text:p>
      <text:p text:style-name="Preformatted_20_Text">MsgBox smc.convertFormula("1 over 2")</text:p>
      <text:p text:style-name="Preformatted_20_Text">MsgBox smc.convertFormula("int from 1 to infty f(x)dx")</text:p>
      <text:p text:style-name="Preformatted_20_Text">MsgBox smc.convertFormula("sqrt 3")</text:p>
      <text:p text:style-name="Preformatted_20_Text">MsgBox smc.convertFormula("f(x) def x^2-1")</text:p>
      <text:p text:style-name="Preformatted_20_Text">MsgBox smc.getPreamble()</text:p>
      <text:h text:style-name="Heading_20_1" text:outline-level="1"><text:bookmark-start text:name="__RefHeading__4595_1948605489"/>Troubleshooting<text:bookmark-end text:name="__RefHeading__4595_1948605489"/></text:h>
      <text:p text:style-name="P5"><text:span text:style-name="T24">Writer2LaTeX can convert quite large files. But if </text:span>you have a <text:span text:style-name="T24">very </text:span>large document, you could get the following error message : </text:p>
      <text:p text:style-name="Preformatted_20_Text">Exception in thread "main" java.lang.OutOfMemoryError: Java heap space</text:p>
      <text:p text:style-name="Text_20_body">In that case, you need to manually increase the memory available to the java virtual machine, for example using the following command to convert your document:</text:p>
      <text:p text:style-name="Preformatted_20_Text">java -Xmx<text:span text:style-name="T24">512</text:span>M -jar writer2latex.jar bigFile.sxw out.tex</text:p>
      <text:p text:style-name="Text_20_body">In the example, the heap size is set to <text:span text:style-name="T24">512</text:span> Megabyte of RAM. If you still get the “heap space” error, <text:s/>try setting the available memory <text:span text:style-name="T24">even higher</text:span> (assuming that your computer has enough physical RAM).</text:p>
      <text:p text:style-name="Text_20_body">If you are using Writer2LaTeX as an export filter in OOo/LO, this problem will result in a generic error message saying that that document could not be written. To increase the heap size in this case, choose <text:span text:style-name="T5">Tools – Options – </text:span><text:span text:style-name="T6">LibreOffice</text:span><text:span text:style-name="T5"> – </text:span><text:span text:style-name="T6">Advanced</text:span>. Click <text:span text:style-name="T5">Parameters</text:span>, and add the parameter <text:span text:style-name="Source_20_Text">-Xmx</text:span><text:span text:style-name="Source_20_Text"><text:span text:style-name="T24">512</text:span></text:span><text:span text:style-name="Source_20_Text">M</text:span> (or high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1" svg:font-family="StarSymbol" style:font-charset="x-symbol"/>
    <style:font-face style:name="StarSymbol" svg:font-family="StarSymbol"/>
    <style:font-face style:name="arial" svg:font-family="arial, sans-serif"/>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Bitstream Vera Serif" svg:font-family="'Bitstream Vera Serif'" style:font-adornments="Roman"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Bitstream Vera Sans1" svg:font-family="'Bitstream Vera Sans'" style:font-adornments="Fed" style:font-family-generic="swiss" style:font-pitch="variable"/>
    <style:font-face style:name="Bitstream Vera Sans" svg:font-family="'Bitstream Vera Sans'" style:font-adornments="Roman"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style:font-name="Thorndale" fo:font-size="12pt" fo:language="en" fo:country="US" style:font-name-asian="HG Mincho Light J" style:font-size-asian="12pt" style:language-asian="da" style:country-asian="DK" style:font-name-complex="Arial Unicode MS" style:font-size-complex="12pt" style:language-complex="da" style:country-complex="DK"/>
    </style:default-style>
    <style:default-style style:family="paragraph">
      <style:paragraph-properties fo:hyphenation-ladder-count="no-limit" style:text-autospace="ideograph-alpha" style:punctuation-wrap="hanging" style:line-break="strict" style:tab-stop-distance="2.21cm" style:writing-mode="page"/>
      <style:text-properties fo:color="#000000" style:font-name="Thorndale" fo:font-size="12pt" fo:language="en" fo:country="US" style:font-name-asian="HG Mincho Light J" style:font-size-asian="12pt" style:language-asian="da" style:country-asian="DK" style:font-name-complex="Arial Unicode MS" style:font-size-complex="12pt" style:language-complex="da" style:country-complex="DK"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text-properties style:font-name="Bitstream Vera Serif" fo:font-family="'Bitstream Vera Serif'" style:font-style-name="Roman" style:font-family-generic="roman" style:font-pitch="variable" fo:font-weight="normal"/>
    </style:style>
    <style:style style:name="Text_20_body" style:display-name="Text body" style:family="paragraph" style:parent-style-name="Standard" style:class="text">
      <style:paragraph-properties fo:margin-top="0.101cm" fo:margin-bottom="0.21cm" style:contextual-spacing="false" fo:line-height="120%" fo:text-align="justify" style:justify-single-word="false" fo:hyphenation-ladder-count="no-limit"/>
      <style:text-properties fo:font-size="11pt" fo:hyphenate="true" fo:hyphenation-remain-char-count="2" fo:hyphenation-push-char-count="2"/>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Bitstream Vera Sans" fo:font-family="'Bitstream Vera Sans'" style:font-style-name="Roman" style:font-family-generic="swiss" style:font-pitch="variable" fo:font-size="14pt"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paragraph-properties fo:break-before="page"/>
      <style:text-properties style:font-name="Bitstream Vera Sans1" fo:font-family="'Bitstream Vera Sans'" style:font-style-name="Fed" style:font-family-generic="swiss" style:font-pitch="variable"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weight="bold" style:font-name-complex="arial" style:font-family-complex="arial, sans-serif" style:font-size-complex="16pt"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style:paragraph-properties style:page-number="auto"/>
      <style:text-properties fo:font-size="12pt" fo:font-style="italic"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size="11pt"/>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left="1cm" fo:margin-right="0cm" fo:margin-top="0cm" fo:margin-bottom="0.101cm" style:contextual-spacing="false" fo:text-indent="0cm" style:auto-text-indent="false" fo:background-color="#e6e6e6">
        <style:background-image/>
      </style:paragraph-properties>
      <style:text-properties style:font-name="Courier New" fo:font-family="'Courier New'" style:font-style-name="Normal" style:font-family-generic="modern" style:font-pitch="fixed" fo:font-size="11pt" fo:font-weight="normal"/>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Text_20_body_20_left_20_justified" style:display-name="Text body left justified" style:family="paragraph" style:parent-style-name="Text_20_body" style:master-page-name="">
      <style:paragraph-properties fo:text-align="start" style:justify-single-word="false" fo:hyphenation-ladder-count="no-limit" style:page-number="auto"/>
      <style:text-properties fo:hyphenate="false" fo:hyphenation-remain-char-count="2" fo:hyphenation-push-char-count="2"/>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1" fo:font-family="StarSymbol" style:font-charset="x-symbol" fo:font-size="9pt" style:font-name-asian="StarSymbol1" style:font-family-asian="StarSymbol" style:font-charset-asian="x-symbol" style:font-size-asian="9pt" style:font-name-complex="StarSymbol1"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 fo:font-family="'Courier New'" style:font-style-name="Normal" style:font-family-generic="modern" style:font-pitch="fixed" fo:font-size="11pt" fo:font-weight="normal" style:font-name-asian="Cumberland" style:font-family-asian="Cumberland" style:font-family-generic-asian="modern" style:font-pitch-asian="fixed" style:font-name-complex="Cumberland" style:font-family-complex="Cumberland" style:font-family-generic-complex="modern" style:font-pitch-complex="fixed"/>
    </style:style>
    <style:style style:name="User_20_Entry" style:display-name="User Entry" style:family="text">
      <style:text-properties fo:color="#ff0000" style:font-name="Cumberland" fo:font-family="Cumberland" style:font-family-generic="modern" style:font-pitch="fixed" fo:font-weight="normal" style:font-name-asian="Cumberland" style:font-family-asian="Cumberland" style:font-family-generic-asian="modern" style:font-pitch-asian="fixed" style:font-name-complex="Cumberland" style:font-family-complex="Cumberland" style:font-family-generic-complex="modern" style:font-pitch-complex="fixed"/>
    </style:style>
    <style:style style:name="Teletype" style:family="text">
      <style:text-properties fo:color="#ff0000"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source-footnote" style:family="text" style:parent-style-name="Source_20_Text">
      <style:text-properties fo:font-size="10p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fo:border="none" fo:padding="0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fo:border-top="none" fo:border-bottom="0.06pt solid #000000" fo:border-left="none" fo:border-right="none" fo:padding="0.049cm"/>
      </style:header-style>
      <style:footer-style/>
    </style:page-layout>
    <style:page-layout style:name="Mpm2">
      <style:page-layout-properties fo:page-width="21.001cm" fo:page-height="29.7cm" style:num-format="1" style:print-orientation="landscape" fo:margin-top="9.999cm" fo:margin-bottom="2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landscape"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text:chapter text:display="number-and-name" text:outline-level="1">7 Using Writer2LaTeX from another application</text:chapter><text:tab/><text:tab/>Page <text:page-number text:select-page="current">45</text:page-number></text:p>
      </style:header>
      <style:header-left>
        <text:p text:style-name="Header">Page <text:page-number text:select-page="current">46</text:page-number><text:tab/><text:tab/>User's manual for Writer2LaTeX</text:p>
      </style:header-left>
    </style:master-page>
    <style:master-page style:name="First_20_Page" style:display-name="First Page" style:page-layout-name="Mpm2" style:next-style-name="Standard"/>
    <style:master-page style:name="Footnote"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6.3$Linux_X86_64 LibreOffice_project/420m0$Build-3</meta:generator>
    <meta:initial-creator>Henrik Just</meta:initial-creator>
    <meta:creation-date>2003-07-03T08:45:42</meta:creation-date>
    <dc:date>2014-10-03T22:11:56.512032707</dc:date>
    <meta:print-date>2004-06-29T10:09:33</meta:print-date>
    <dc:language>en-US</dc:language>
    <meta:editing-cycles>345</meta:editing-cycles>
    <meta:editing-duration>P1DT18H7M1S</meta:editing-duration>
    <meta:document-statistic meta:table-count="24" meta:image-count="1" meta:object-count="0" meta:page-count="46" meta:paragraph-count="1098" meta:word-count="12808" meta:character-count="84468" meta:non-whitespace-character-count="71993"/>
    <meta:user-defined meta:name="Info 1"/>
    <meta:user-defined meta:name="Info 2"/>
    <meta:user-defined meta:name="Info 3"/>
    <meta:user-defined meta:name="Info 4"/>
  </office:meta>
</office:document-meta>
</file>